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width="0cm" svg:stroke-color="#000000" draw:marker-start="" draw:marker-start-width="0.3cm" draw:marker-start-center="false" draw:marker-end="" draw:marker-end-width="0.203cm" draw:marker-end-center="false" draw:fill="solid" draw:fill-color="#c0c0c0" draw:textarea-horizontal-align="left" draw:textarea-vertical-align="top" fo:padding-top="0.125cm" fo:padding-bottom="0.125cm" fo:padding-left="0.25cm" fo:padding-right="0.25cm" draw:shadow="hidden" draw:shadow-offset-x="0.305cm" draw:shadow-offset-y="0.305cm" draw:shadow-color="#808080" draw:shadow-opacity="50%"/>
    </style:style>
    <style:style style:name="gr2" style:family="graphic" style:parent-style-name="standard">
      <style:graphic-properties draw:stroke="solid" svg:stroke-width="0cm" svg:stroke-color="#000000" draw:marker-start="" draw:marker-start-width="0.3cm" draw:marker-start-center="false" draw:marker-end="" draw:marker-end-width="0.203cm" draw:marker-end-center="false" draw:fill="solid" draw:fill-color="#7da647" draw:textarea-horizontal-align="center" draw:textarea-vertical-align="middle" fo:padding-top="0.125cm" fo:padding-bottom="0.125cm" fo:padding-left="0.25cm" fo:padding-right="0.25cm" draw:shadow="hidden" draw:shadow-offset-x="0.305cm" draw:shadow-offset-y="0.305cm" draw:shadow-color="#808080" draw:shadow-opacity="50%"/>
    </style:style>
    <style:style style:name="gr3" style:family="graphic" style:parent-style-name="standard">
      <style:graphic-properties draw:stroke="none" draw:fill="solid" draw:fill-color="#000000" draw:textarea-horizontal-align="center" draw:textarea-vertical-align="middle"/>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none" svg:stroke-width="0cm" svg:stroke-color="#000000" draw:marker-start="" draw:marker-start-width="0.3cm" draw:marker-start-center="false" draw:marker-end="" draw:marker-end-width="0.203cm" draw:marker-end-center="false" draw:fill="solid" draw:fill-color="#c0c0c0" draw:textarea-horizontal-align="left" draw:textarea-vertical-align="top" fo:padding-top="0.125cm" fo:padding-bottom="0.125cm" fo:padding-left="0.25cm" fo:padding-right="0.25cm" draw:shadow="hidden" draw:shadow-offset-x="0.305cm" draw:shadow-offset-y="0.305cm" draw:shadow-color="#808080" draw:shadow-opacity="50%"/>
    </style:style>
    <style:style style:name="gr7" style:family="graphic" style:parent-style-name="standard">
      <style:graphic-properties draw:stroke="solid" svg:stroke-width="0cm" svg:stroke-color="#000000" draw:marker-start="" draw:marker-start-width="0.3cm" draw:marker-start-center="false" draw:marker-end="" draw:marker-end-width="0.203cm" draw:marker-end-center="false" draw:fill="solid" draw:fill-color="#94bd5e" draw:textarea-horizontal-align="center" draw:textarea-vertical-align="middle" fo:padding-top="0.125cm" fo:padding-bottom="0.125cm" fo:padding-left="0.25cm" fo:padding-right="0.25cm" draw:shadow="hidden" draw:shadow-offset-x="0.305cm" draw:shadow-offset-y="0.305cm" draw:shadow-color="#808080" draw:shadow-opacity="50%"/>
    </style:style>
    <style:style style:name="gr8" style:family="graphic" style:parent-style-name="standard">
      <style:graphic-properties draw:stroke="soli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8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width="0cm" svg:stroke-color="#000000" draw:marker-start="" draw:marker-start-width="0.3cm" draw:marker-start-center="false" draw:marker-end="" draw:marker-end-width="0.203cm" draw:marker-end-center="false" draw:fill="solid" draw:fill-color="#ffffff" draw:textarea-horizontal-align="center" draw:textarea-vertical-align="middle" fo:padding-top="0.125cm" fo:padding-bottom="0.125cm" fo:padding-left="0.25cm" fo:padding-right="0.25cm" draw:shadow="hidden" draw:shadow-offset-x="0.305cm" draw:shadow-offset-y="0.305cm" draw:shadow-color="#808080" draw:shadow-opacity="50%"/>
    </style:style>
    <style:style style:name="gr13" style:family="graphic" style:parent-style-name="standard">
      <style:graphic-properties draw:stroke="none" svg:stroke-width="0cm" svg:stroke-color="#000000" draw:marker-start="" draw:marker-start-width="0.3cm" draw:marker-start-center="false" draw:marker-end="" draw:marker-end-width="0.203cm" draw:marker-end-center="false" draw:fill="solid" draw:fill-color="#ffffff" draw:textarea-horizontal-align="center" draw:textarea-vertical-align="middle" fo:padding-top="0.125cm" fo:padding-bottom="0.125cm" fo:padding-left="0.25cm" fo:padding-right="0.25cm" draw:shadow="hidden" draw:shadow-offset-x="0.305cm" draw:shadow-offset-y="0.305cm" draw:shadow-color="#808080" draw:shadow-opacity="50%"/>
    </style:style>
    <style:style style:name="gr14" style:family="graphic" style:parent-style-name="standard">
      <style:graphic-properties draw:stroke="solid" svg:stroke-width="0cm" svg:stroke-color="#8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graphic-properties draw:textarea-horizontal-align="center" draw:textarea-vertical-align="middle"/>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start"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0pt" style:font-style-asian="normal" style:font-weight-asian="normal" style:font-family-complex="'DejaVu LGC Sans'" style:font-family-generic-complex="system" style:font-pitch-complex="variable" style:font-size-complex="10pt" style:font-style-complex="normal" style:font-weight-complex="normal" style:text-emphasize="none" style:font-relief="none" style:text-overline-style="none" style:text-overline-color="font-color"/>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start" fo:text-indent="0cm"/>
    </style:style>
    <style:style style:name="T1" style:family="text">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0pt" style:font-style-asian="normal" style:font-weight-asian="normal" style:font-family-complex="'DejaVu LGC Sans'" style:font-family-generic-complex="system" style:font-pitch-complex="variable"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3.401cm" svg:height="0.846cm" draw:transform="rotate (1.5707963267946) translate (3.838cm 12.9690000000008cm)" svg:viewBox="0 0 3402 847" draw:points="0,8523 0,7676 3402,7676 3402,8523">
            <text:p/>
          </draw:polygon>
          <draw:polygon draw:style-name="gr1" draw:text-style-name="P1" draw:layer="layout" svg:width="3.401cm" svg:height="0.852cm" draw:transform="rotate (1.5707963267946) translate (5.434cm 12.9690000000008cm)" svg:viewBox="0 0 3402 853" draw:points="0,11721 0,10868 3402,10868 3402,11721">
            <text:p/>
          </draw:polygon>
          <draw:polygon draw:style-name="gr1" draw:text-style-name="P1" draw:layer="layout" svg:width="3.401cm" svg:height="0.846cm" draw:transform="rotate (1.5707963267946) translate (7.036cm 12.9690000000008cm)" svg:viewBox="0 0 3402 847" draw:points="0,14919 0,14072 3402,14072 3402,14919">
            <text:p/>
          </draw:polygon>
          <draw:polygon draw:style-name="gr1" draw:text-style-name="P1" draw:layer="layout" svg:width="3.401cm" svg:height="0.85cm" draw:transform="rotate (1.5707963267946) translate (8.632cm 12.9690000000008cm)" svg:viewBox="0 0 3402 851" draw:points="0,18115 0,17264 3402,17264 3402,18115">
            <text:p/>
          </draw:polygon>
          <draw:polygon draw:style-name="gr1" draw:text-style-name="P1" draw:layer="layout" svg:width="3.401cm" svg:height="0.85cm" draw:transform="rotate (1.5707963267946) translate (10.23cm 12.9690000000008cm)" svg:viewBox="0 0 3402 851" draw:points="0,21311 0,20460 3402,20460 3402,21311">
            <text:p/>
          </draw:polygon>
          <draw:polygon draw:style-name="gr1" draw:text-style-name="P1" draw:layer="layout" svg:width="3.402cm" svg:height="0.846cm" draw:transform="rotate (1.5707963267946) translate (7.036cm 8.51400000000075cm)" svg:viewBox="0 0 3403 847" draw:points="0,14919 0,14072 3403,14072 3403,14919">
            <text:p/>
          </draw:polygon>
          <draw:g>
            <draw:polygon draw:style-name="gr2" draw:text-style-name="P1" draw:layer="layout" svg:width="3.399cm" svg:height="0.846cm" draw:transform="rotate (1.5707963267946) translate (3.489cm 13.2530000000008cm)" svg:viewBox="0 0 3400 847" draw:points="0,7825 0,6978 3400,6978 3400,7825">
              <text:p/>
            </draw:polygon>
            <draw:path draw:style-name="gr3" draw:text-style-name="P2" draw:layer="layout" svg:width="0.209cm" svg:height="0.242cm" draw:transform="rotate (1.5707963267946) translate (3.791cm 12.9110000000002cm)" svg:viewBox="0 0 210 243" svg:d="m172 7825-63-101h-76v101h-33v-243h114 5 5l5 1h5l4 1 5 1 8 2 4 1 4 1 3 2 4 1 3 2 3 2 3 2 3 2 3 2 2 3 3 2 2 3 1 3 2 3 3 6 1 3 2 4 1 3 1 4v4l1 4v3 4 3 3 3l-1 3v3l-1 3v2l-1 3-2 6-1 2-2 3-1 2-2 3-1 2-2 3-2 2-2 3-2 2-2 2-3 2-2 1-5 4-1 1-2 1-3 1-3 2-3 1-4 1h-4l-7 2 69 105zm-43-173v-3-3-2l-1-3v-2l-1-2-1-2-1-2-1-2-1-2-1-2-2-2-1-1-2-2-1-1-2-2-2-1-2-2-2-1-2-1-3-1h-2l-5-2-3-1h-2l-3-1h-3l-3-1h-3-6-78v90h79 7 3l4-1h3l3-1 2-1 3-1 5-2 4-2 2-1 2-1 2-2 2-1 1-1 1-1 1-1 2-2 1-2 1-2 1-2 2-4 1-2v-3l1-2v-2l1-2v-3-2z">
              <text:p/>
            </draw:path>
            <draw:path draw:style-name="gr3" draw:text-style-name="P2" draw:layer="layout" svg:width="0.165cm" svg:height="0.192cm" draw:transform="rotate (1.5707963267946) translate (3.84400000000007cm 12.6700000000001cm)" svg:viewBox="0 0 166 193" svg:d="m33 7791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51cm" svg:height="0.192cm" draw:transform="rotate (1.5707963267946) translate (3.84400000000007cm 12.4740000000001cm)" svg:viewBox="0 0 152 193" draw:points="32,7783 32,7791 33,7799 34,7806 35,7813 37,7820 37,7823 38,7826 39,7828 40,7831 42,7834 43,7836 46,7840 48,7843 49,7845 51,7847 53,7848 54,7849 55,7850 56,7850 57,7851 59,7852 62,7854 64,7855 67,7855 70,7856 73,7857 76,7857 79,7857 83,7857 87,7856 91,7856 94,7855 98,7853 101,7852 103,7851 104,7850 106,7849 107,7848 108,7847 110,7846 111,7844 112,7843 113,7841 114,7840 115,7838 116,7837 118,7833 119,7829 120,7825 121,7821 152,7821 152,7824 151,7827 150,7830 150,7832 149,7835 148,7838 146,7841 145,7844 143,7847 142,7849 140,7852 139,7854 137,7856 135,7859 131,7863 129,7865 126,7867 124,7869 121,7871 119,7872 116,7874 113,7875 110,7876 107,7877 103,7878 99,7879 96,7880 92,7880 88,7881 84,7881 80,7881 75,7881 70,7881 65,7880 60,7879 55,7878 51,7877 47,7876 43,7874 39,7872 36,7870 33,7868 29,7865 26,7862 23,7859 21,7856 18,7853 16,7850 14,7846 12,7842 10,7839 8,7835 7,7831 5,7826 4,7822 3,7818 2,7813 1,7809 1,7804 0,7794 0,7784 0,7775 1,7767 2,7759 3,7751 4,7747 5,7744 6,7741 7,7737 8,7734 9,7731 11,7729 12,7726 15,7721 18,7716 20,7714 21,7712 23,7710 25,7708 27,7706 29,7704 31,7703 33,7701 37,7698 41,7696 43,7695 45,7694 48,7693 50,7692 53,7692 55,7691 60,7690 63,7689 65,7689 68,7688 70,7688 75,7688 80,7688 87,7688 91,7688 95,7689 98,7689 102,7690 105,7691 108,7692 111,7693 114,7694 117,7696 119,7697 122,7699 124,7700 127,7702 129,7704 131,7706 133,7708 135,7710 137,7712 139,7715 140,7717 142,7719 143,7722 148,7733 149,7735 150,7738 150,7741 151,7744 119,7744 118,7741 118,7737 117,7734 115,7731 114,7729 112,7726 109,7723 107,7721 104,7719 103,7718 101,7717 98,7716 95,7714 91,7713 87,7713 83,7712 79,7712 76,7712 73,7712 70,7712 67,7713 64,7713 62,7714 59,7715 57,7716 55,7717 53,7719 51,7720 49,7722 47,7724 46,7726 44,7728 43,7730 41,7735 39,7737 38,7740 37,7743 36,7746 36,7749 35,7752 33,7766 32,7774 32,7779">
              <text:p/>
            </draw:polygon>
            <draw:path draw:style-name="gr3" draw:text-style-name="P2" draw:layer="layout" svg:width="0.165cm" svg:height="0.192cm" draw:transform="rotate (1.5707963267946) translate (3.84400000000007cm 12.2970000000001cm)" svg:viewBox="0 0 166 193" svg:d="m33 7791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ath draw:style-name="gr3" draw:text-style-name="P2" draw:layer="layout" svg:width="0.03cm" svg:height="0.255cm" draw:transform="rotate (1.5707963267946) translate (3.778cm 12.0920000000002cm)" svg:viewBox="0 0 31 256" svg:d="m0 7586v-30h31v30zm-31 226v-187h31v187z">
              <text:p/>
            </draw:path>
            <draw:polygon draw:style-name="gr3" draw:text-style-name="P2" draw:layer="layout" svg:width="0.173cm" svg:height="0.186cm" draw:transform="rotate (1.5707963267946) translate (3.847cm 12.036cm)" svg:viewBox="0 0 174 187" draw:points="105,7881 68,7881 0,7694 33,7694 74,7816 74,7817 75,7818 75,7820 76,7822 77,7825 78,7828 79,7830 79,7832 80,7833 81,7836 84,7848 85,7850 85,7852 86,7854 86,7855 86,7856 86,7857 89,7848 92,7836 92,7835 93,7833 94,7830 95,7828 96,7826 96,7825 99,7816 141,7694 174,7694">
              <text:p/>
            </draw:polygon>
            <draw:path draw:style-name="gr3" draw:text-style-name="P2" draw:layer="layout" svg:width="0.165cm" svg:height="0.192cm" draw:transform="rotate (1.5707963267946) translate (3.84400000000007cm 11.8450000000001cm)" svg:viewBox="0 0 166 193" svg:d="m33 7791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ath draw:style-name="gr3" draw:text-style-name="P2" draw:layer="layout" svg:width="0.158cm" svg:height="0.258cm" draw:transform="rotate (1.5707963267946) translate (3.77800000000011cm 11.6490000000001cm)" svg:viewBox="0 0 159 259" svg:d="m127 7782-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polygon draw:style-name="gr3" draw:text-style-name="P2" draw:layer="layout" svg:width="0.202cm" svg:height="0.249cm" draw:transform="rotate (1.5707963267946) translate (3.78700000000009cm 11.3540000000002cm)" svg:viewBox="0 0 203 250" draw:points="203,7753 203,7757 203,7761 202,7765 201,7768 201,7772 200,7775 198,7779 197,7782 195,7785 194,7788 192,7791 189,7794 187,7797 185,7799 182,7802 179,7804 176,7806 172,7808 169,7810 165,7812 161,7814 157,7816 148,7819 138,7821 127,7823 115,7824 103,7824 92,7824 82,7823 72,7822 63,7820 54,7818 46,7815 39,7812 35,7810 32,7808 26,7804 21,7799 18,7796 16,7794 14,7791 11,7788 8,7782 5,7776 2,7769 0,7762 32,7756 34,7760 35,7765 36,7767 37,7769 38,7771 39,7773 40,7775 42,7777 43,7779 45,7780 47,7782 49,7783 51,7785 53,7786 63,7791 65,7792 68,7793 71,7794 74,7795 77,7796 80,7796 84,7797 87,7797 95,7798 104,7798 111,7798 118,7797 125,7797 131,7796 137,7794 140,7794 142,7793 145,7792 147,7791 150,7789 152,7788 154,7786 156,7785 158,7783 160,7782 161,7780 163,7779 166,7775 167,7773 168,7770 169,7768 170,7766 170,7763 171,7761 171,7758 171,7755 171,7752 171,7749 170,7747 170,7744 169,7742 168,7740 166,7738 165,7736 164,7734 162,7732 161,7731 159,7729 157,7728 155,7726 153,7725 150,7724 145,7722 139,7720 133,7718 130,7717 127,7716 119,7714 112,7712 96,7708 91,7707 86,7706 81,7705 76,7704 71,7702 66,7701 61,7699 56,7697 54,7696 52,7695 49,7694 47,7693 45,7692 43,7691 41,7689 39,7688 37,7687 35,7685 31,7682 29,7681 27,7679 26,7678 24,7676 23,7674 21,7672 20,7670 19,7668 18,7666 17,7664 16,7662 15,7660 14,7655 13,7653 12,7650 12,7648 11,7645 11,7642 11,7639 11,7635 12,7631 12,7627 13,7623 14,7620 15,7616 17,7612 18,7609 19,7607 20,7606 21,7604 22,7603 24,7600 27,7597 29,7595 32,7593 35,7591 38,7589 41,7587 44,7585 48,7584 51,7582 55,7581 59,7580 63,7579 67,7578 76,7577 85,7575 94,7574 99,7574 104,7574 115,7574 125,7575 130,7575 134,7576 138,7577 142,7578 157,7582 160,7583 163,7585 166,7586 168,7587 169,7588 174,7592 177,7594 179,7596 181,7599 183,7601 185,7603 187,7606 190,7611 193,7617 196,7623 198,7630 165,7636 165,7634 164,7632 163,7629 162,7627 161,7625 160,7623 159,7622 158,7620 157,7618 156,7616 154,7615 153,7613 151,7612 150,7610 148,7609 146,7608 144,7607 142,7606 140,7605 138,7604 133,7603 128,7601 123,7600 117,7600 110,7599 103,7599 95,7599 88,7600 84,7600 81,7601 78,7601 75,7602 72,7603 69,7604 67,7605 64,7606 62,7607 60,7608 56,7610 55,7611 53,7613 52,7614 51,7616 46,7622 45,7623 45,7624 45,7624 44,7625 44,7626 44,7627 43,7629 43,7631 43,7633 43,7637 43,7640 43,7642 44,7645 45,7647 45,7649 46,7651 48,7653 49,7655 51,7657 52,7659 54,7660 55,7662 57,7663 59,7665 62,7666 64,7667 69,7669 74,7671 85,7675 111,7681 117,7682 123,7683 134,7686 155,7692 160,7694 165,7696 174,7701 176,7702 178,7703 180,7705 182,7706 184,7708 186,7709 187,7711 189,7713 192,7717 195,7721 198,7726 200,7730 201,7733 201,7735 202,7738 202,7741 203,7744 203,7747 203,7750">
              <text:p/>
            </draw:polygon>
            <draw:path draw:style-name="gr3" draw:text-style-name="P2" draw:layer="layout" svg:width="0.18cm" svg:height="0.193cm" draw:transform="rotate (1.5707963267946) translate (3.84300000000007cm 11.1200000000001cm)" svg:viewBox="0 0 181 194" svg:d="m56 7880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247cm" svg:height="0.189cm" draw:transform="rotate (1.5707963267946) translate (3.84400000000008cm 10.916cm)" svg:viewBox="0 0 248 190" draw:points="109,7878 109,7759 109,7747 109,7742 108,7739 108,7737 108,7735 107,7733 106,7731 106,7729 105,7727 104,7725 103,7724 102,7722 101,7721 100,7719 99,7718 97,7717 96,7716 94,7716 93,7715 91,7714 89,7713 87,7713 86,7712 84,7712 82,7712 80,7712 75,7712 73,7712 70,7712 68,7712 66,7713 64,7713 61,7714 59,7715 57,7716 55,7717 53,7718 52,7719 50,7720 49,7722 47,7723 46,7725 44,7727 43,7729 41,7731 40,7733 39,7735 38,7738 37,7740 36,7742 35,7745 34,7748 34,7750 33,7753 33,7756 32,7760 32,7763 32,7770 32,7878 1,7878 1,7731 1,7719 1,7707 1,7697 1,7695 1,7694 1,7694 1,7693 1,7692 1,7692 0,7692 0,7691 0,7691 0,7691 0,7691 30,7691 30,7696 30,7698 30,7700 30,7701 30,7703 31,7704 31,7705 31,7715 31,7723 32,7723 33,7721 34,7719 35,7717 36,7716 37,7714 38,7712 40,7711 41,7709 42,7707 43,7706 45,7704 46,7703 48,7701 49,7700 52,7698 54,7697 55,7696 57,7695 59,7694 61,7693 63,7692 65,7691 67,7690 71,7689 76,7689 81,7688 83,7688 86,7688 91,7688 96,7689 101,7689 105,7690 109,7691 113,7693 117,7694 120,7696 123,7698 126,7701 128,7704 130,7707 132,7711 134,7715 136,7719 137,7723 137,7723 139,7719 142,7716 143,7714 144,7712 146,7711 147,7709 153,7703 154,7702 156,7700 157,7699 159,7698 166,7694 168,7693 170,7692 172,7691 174,7690 179,7689 183,7689 188,7688 194,7688 197,7688 201,7688 204,7688 207,7689 210,7689 213,7690 215,7691 218,7692 221,7693 223,7694 225,7695 228,7696 230,7698 232,7700 233,7702 235,7704 236,7706 238,7708 239,7710 241,7713 242,7715 243,7718 244,7721 245,7724 246,7727 246,7730 247,7734 247,7737 248,7745 248,7754 248,7878 217,7878 217,7759 217,7753 217,7747 217,7744 216,7742 216,7739 215,7737 215,7735 214,7733 214,7731 213,7729 212,7727 211,7725 210,7722 210,7721 209,7721 209,7720 208,7719 207,7719 207,7718 205,7717 204,7716 202,7716 199,7714 198,7714 197,7713 197,7713 196,7713 194,7712 192,7712 190,7712 187,7712 183,7712 180,7712 178,7712 176,7712 174,7713 171,7713 169,7714 167,7715 165,7716 163,7717 161,7718 159,7719 158,7720 156,7722 155,7723 153,7725 152,7727 147,7735 146,7737 145,7740 144,7742 143,7745 142,7751 141,7754 141,7757 140,7760 140,7763 140,7770 140,7878">
              <text:p/>
            </draw:polygon>
            <draw:path draw:style-name="gr3" draw:text-style-name="P2" draw:layer="layout" svg:width="0.158cm" svg:height="0.262cm" draw:transform="rotate (1.5707963267946) translate (3.84400000000008cm 10.622cm)" svg:viewBox="0 0 159 263" svg:d="m159 7784v5 5l-1 10-2 10-1 9-1 4-1 5-1 4-1 3-2 4-1 4-2 3-2 3-2 3-2 3-3 3-3 3-2 2-3 3-4 2-3 2-2 1-1 1-4 1-3 1-4 1-4 1-5 1h-4-5-5l-5-1h-4l-5-1-4-1-4-2-4-1-4-2-4-2-3-2-3-3-3-3-3-3-3-3-2-4-2-4h-1v3 0 1 1 1l1 1v1 1 1 9 10 73h-31v-222-13-3-3-1-2l-1-1v-1-9-5h30v4 0 1 1l1 1v1 1 1 1 10 9h1l2-4 1-2 2-2 1-2 1-2 2-1 1-2 3-3 2-1 1-2 2-1 1-1 2-1 2-1 4-2 4-1 1-1 2-1 2-1h2l5-1h5l5-1h2 3 5 4l5 1 4 1 4 1 3 1 4 1 1 1 2 1 3 2 3 2 3 2 3 2 3 3 2 2 3 3 2 3 2 3 2 4 1 4 2 3 1 4 1 4 1 4 1 4 1 9 2 9 1 11zm-33 11v-8l-1-8-1-14-2-7-1-6-1-2-1-3-1-3-1-2-1-2-2-2-1-2-2-2-2-2-2-1-2-2-2-1-2-1-2-1-3-1-2-1h-3l-3-1h-3-3-3-2-3l-2 1h-2l-3 1-5 1-2 1-2 1-2 1-2 1-2 2-2 1-1 2-2 2-2 2-2 3-1 2-2 3-1 3-1 3-1 3-1 4-1 8-2 9-1 10v11 9l1 9 1 8v4l1 3 1 3 1 4 1 3 1 2 1 3 2 3v1l1 1 1 1 1 1 2 2 1 2 2 2 2 1 2 2 2 1 2 1 2 1 2 1 3 1 2 1h3l3 1h3 3 3 3 3l3-1h2l3-1 2-1 3-1 2-1 2-1 2-2 2-1 2-2 1-2 2-2 3-4 2-5 2-6 1-6 2-7 1-14 1-8z">
              <text:p/>
            </draw:path>
            <draw:polygon draw:style-name="gr3" draw:text-style-name="P2" draw:layer="layout" svg:width="0.03cm" svg:height="0.255cm" draw:transform="rotate (1.5707963267946) translate (3.778cm 10.4250000000002cm)" svg:viewBox="0 0 31 256" draw:points="0,7812 0,7556 31,7556 31,7812">
              <text:p/>
            </draw:polygon>
            <draw:path draw:style-name="gr3" draw:text-style-name="P2" draw:layer="layout" svg:width="0.165cm" svg:height="0.192cm" draw:transform="rotate (1.5707963267946) translate (3.84400000000007cm 10.3550000000001cm)" svg:viewBox="0 0 166 193" svg:d="m33 7791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g>
          <draw:g>
            <draw:polygon draw:style-name="gr2" draw:text-style-name="P1" draw:layer="layout" svg:width="3.399cm" svg:height="0.852cm" draw:transform="rotate (1.5707963267946) translate (5.087cm 13.2530000000008cm)" svg:viewBox="0 0 3400 853" draw:points="0,11027 0,10174 3400,10174 3400,11027">
              <text:p/>
            </draw:polygon>
            <draw:polygon draw:style-name="gr3" draw:text-style-name="P2" draw:layer="layout" svg:width="0.155cm" svg:height="0.242cm" draw:transform="rotate (1.5707963267946) translate (5.392cm 12.7370000000002cm)" svg:viewBox="0 0 156 243" draw:points="0,11027 0,10784 33,10784 33,11000 156,11000 156,11027">
              <text:p/>
            </draw:polygon>
            <draw:path draw:style-name="gr3" draw:text-style-name="P2" draw:layer="layout" svg:width="0.18cm" svg:height="0.193cm" draw:transform="rotate (1.5707963267946) translate (5.44400000000007cm 12.5550000000001cm)" svg:viewBox="0 0 181 194" svg:d="m56 11082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ath draw:style-name="gr3" draw:text-style-name="P2" draw:layer="layout" svg:width="0.158cm" svg:height="0.258cm" draw:transform="rotate (1.5707963267946) translate (5.379cm 12.3510000000002cm)" svg:viewBox="0 0 159 259" svg:d="m159 10920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ath draw:style-name="gr3" draw:text-style-name="P2" draw:layer="layout" svg:width="0.187cm" svg:height="0.242cm" draw:transform="rotate (1.5707963267946) translate (5.392cm 12.0510000000002cm)" svg:viewBox="0 0 188 243" svg:d="m188 10857v4 3l-1 4v4l-1 4-1 3-1 4-1 3-2 4-1 3-2 3-2 3-2 3-2 3-2 2-3 3-3 3-3 2-3 2-3 2-3 2-4 2-3 1-4 2-4 1-4 2-5 1h-4l-5 1-5 1h-5-5-71v95h-33v-243h102 11l5 1h5l4 1 5 1 4 1 4 1 4 1 3 2 4 1 3 2 3 2 3 2 3 2 3 3 3 2 2 3 3 3 2 2 2 3 1 3 2 4 1 3 1 3 2 4 1 4 1 3v4l1 4v4zm-33 4v-5l-1-6-1-5-1-2-1-2-1-2-1-2-1-2-1-2-1-2-2-2-1-1-2-2-2-1-2-2-2-1-2-1-5-2-5-2-6-1-6-1-6-1h-7-65v96h67 7l6-1 6-1 5-1 3-1 2-1 2-1 2-1 3-1 1-2 2-1 2-2 3-3 3-4 1-2 1-2 1-2 1-2 1-3 1-2 1-2v-3l1-5z">
              <text:p/>
            </draw:path>
            <draw:polygon draw:style-name="gr3" draw:text-style-name="P2" draw:layer="layout" svg:width="0.088cm" svg:height="0.189cm" draw:transform="rotate (1.5707963267946) translate (5.44500000000007cm 11.822cm)" svg:viewBox="0 0 89 190" draw:points="1,11080 1,10937 1,10925 1,10913 1,10902 1,10899 1,10898 1,10897 1,10896 1,10895 0,10894 0,10893 30,10893 30,10902 30,10903 30,10904 30,10907 31,10910 31,10912 31,10913 31,10923 31,10932 32,10932 34,10927 35,10922 36,10919 37,10917 38,10915 39,10913 40,10911 41,10909 42,10907 43,10906 44,10904 45,10903 47,10901 47,10901 48,10900 53,10896 55,10895 56,10894 57,10894 58,10893 58,10893 59,10893 63,10892 67,10891 69,10891 71,10890 74,10890 76,10890 78,10890 79,10890 80,10890 81,10890 81,10890 82,10891 83,10891 83,10891 85,10891 86,10891 86,10891 87,10891 88,10891 88,10892 89,10892 89,10920 88,10920 87,10920 85,10919 83,10919 82,10919 81,10919 80,10919 79,10919 77,10918 75,10918 73,10918 72,10918 69,10918 67,10918 65,10919 62,10919 60,10920 58,10921 56,10922 54,10923 52,10925 50,10926 49,10928 47,10929 46,10931 44,10933 43,10935 42,10937 41,10939 40,10941 39,10943 38,10946 37,10948 36,10951 35,10954 35,10957 34,10960 34,10963 33,10966 33,10970 33,10976 33,10983 33,11080">
              <text:p/>
            </draw:polygon>
            <draw:path draw:style-name="gr3" draw:text-style-name="P2" draw:layer="layout" svg:width="0.166cm" svg:height="0.192cm" draw:transform="rotate (1.5707963267946) translate (5.44500000000008cm 11.7130000000001cm)" svg:viewBox="0 0 167 193" svg:d="m167 10986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51cm" svg:height="0.192cm" draw:transform="rotate (1.5707963267946) translate (5.44500000000007cm 11.5170000000001cm)" svg:viewBox="0 0 152 193" draw:points="32,10985 32,10993 33,11001 34,11008 35,11015 37,11022 37,11025 38,11028 39,11030 40,11033 42,11036 43,11038 46,11042 48,11045 49,11047 51,11049 53,11050 54,11051 55,11052 56,11052 57,11053 59,11054 62,11056 64,11057 67,11057 70,11058 73,11059 76,11059 79,11059 83,11059 87,11058 91,11058 94,11057 98,11055 101,11054 103,11053 104,11052 106,11051 107,11050 108,11049 110,11048 111,11046 112,11045 113,11043 114,11042 115,11040 116,11039 118,11035 119,11031 120,11027 121,11023 152,11023 152,11026 151,11029 150,11032 150,11034 149,11037 148,11040 146,11043 145,11046 143,11049 142,11051 140,11054 139,11056 137,11058 135,11061 131,11065 129,11067 126,11069 124,11071 121,11073 119,11074 116,11076 113,11077 110,11078 107,11079 103,11080 99,11081 96,11082 92,11082 88,11083 84,11083 80,11083 75,11083 70,11083 65,11082 60,11081 55,11080 51,11079 47,11078 43,11076 39,11074 36,11072 33,11070 29,11067 26,11064 23,11061 21,11058 18,11055 16,11052 14,11048 12,11044 10,11041 8,11037 7,11033 5,11028 4,11024 3,11020 2,11015 1,11011 1,11006 0,10996 0,10986 0,10977 1,10969 2,10961 3,10953 4,10949 5,10946 6,10943 7,10939 8,10936 9,10933 11,10931 12,10928 15,10923 18,10918 20,10916 21,10914 23,10912 25,10910 27,10908 29,10906 31,10905 33,10903 37,10900 41,10898 43,10897 45,10896 48,10895 50,10894 53,10894 55,10893 60,10892 63,10891 65,10891 68,10890 70,10890 75,10890 80,10890 87,10890 91,10890 95,10891 98,10891 102,10892 105,10893 108,10894 111,10895 114,10896 117,10898 119,10899 122,10901 124,10902 127,10904 129,10906 131,10908 133,10910 135,10912 137,10914 139,10917 140,10919 142,10921 143,10924 148,10935 149,10937 150,10940 150,10943 151,10946 119,10946 118,10943 118,10939 117,10936 115,10933 114,10931 112,10928 109,10925 107,10923 104,10921 103,10920 101,10919 98,10918 95,10916 91,10915 87,10915 83,10914 79,10914 76,10914 73,10914 70,10914 67,10915 64,10915 62,10916 59,10917 57,10918 55,10919 53,10921 51,10922 49,10924 47,10926 46,10928 44,10930 43,10932 41,10937 39,10939 38,10942 37,10945 36,10948 36,10951 35,10954 33,10968 32,10976 32,10981">
              <text:p/>
            </draw:polygon>
            <draw:path draw:style-name="gr3" draw:text-style-name="P2" draw:layer="layout" svg:width="0.165cm" svg:height="0.192cm" draw:transform="rotate (1.5707963267946) translate (5.44500000000008cm 11.3400000000001cm)" svg:viewBox="0 0 166 193" svg:d="m33 10993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53cm" svg:height="0.192cm" draw:transform="rotate (1.5707963267946) translate (5.44500000000007cm 11.1490000000001cm)" svg:viewBox="0 0 154 193" draw:points="154,11028 154,11031 154,11034 153,11037 153,11040 152,11043 151,11046 150,11048 149,11051 148,11054 146,11056 145,11058 143,11061 141,11063 138,11065 136,11067 134,11069 132,11071 129,11072 126,11074 123,11075 120,11076 117,11077 114,11078 110,11079 107,11080 103,11081 99,11082 95,11082 91,11083 87,11083 78,11083 70,11083 63,11082 49,11081 46,11080 43,11079 40,11078 37,11077 34,11076 31,11075 26,11072 23,11071 21,11069 19,11068 17,11066 15,11064 13,11062 12,11060 10,11058 8,11056 7,11053 5,11051 4,11048 3,11045 2,11042 1,11039 0,11036 27,11030 28,11034 30,11037 31,11040 32,11042 33,11043 34,11045 35,11046 37,11047 38,11048 39,11049 41,11050 42,11051 44,11052 46,11053 47,11054 51,11055 54,11056 58,11057 63,11058 67,11059 73,11059 78,11059 83,11059 88,11059 92,11059 94,11058 96,11058 98,11058 100,11057 104,11056 108,11054 109,11054 111,11053 112,11052 114,11051 115,11050 116,11049 117,11048 118,11047 119,11045 120,11044 121,11041 122,11039 123,11038 123,11036 124,11034 124,11032 124,11030 124,11028 124,11026 123,11024 123,11023 122,11021 121,11019 121,11018 120,11016 120,11015 119,11015 119,11014 118,11013 117,11013 117,11012 115,11011 112,11009 111,11008 109,11007 105,11005 101,11004 96,11002 91,11001 69,10995 47,10989 42,10987 37,10984 32,10982 29,10980 27,10979 25,10977 23,10976 21,10974 19,10972 17,10970 16,10968 14,10966 13,10964 11,10959 10,10957 9,10954 8,10951 8,10948 7,10945 7,10942 7,10936 8,10933 8,10930 9,10927 10,10925 10,10922 12,10919 13,10917 14,10915 16,10913 17,10910 19,10908 21,10907 23,10905 25,10903 30,10900 36,10897 41,10895 48,10893 55,10892 62,10891 70,10890 78,10890 86,10890 93,10891 100,10892 106,10893 112,10894 117,10896 122,10899 127,10901 129,10902 132,10904 134,10905 136,10907 137,10909 139,10911 141,10913 142,10915 144,10917 145,10920 146,10922 147,10925 149,10930 150,10936 123,10939 123,10937 122,10935 121,10934 121,10932 120,10931 119,10929 118,10928 117,10927 115,10925 112,10923 111,10922 110,10921 108,10920 107,10919 105,10918 104,10918 102,10917 101,10917 98,10916 94,10915 90,10914 86,10914 84,10913 82,10913 80,10913 78,10913 73,10913 68,10914 64,10914 60,10915 56,10916 53,10917 50,10919 47,10920 46,10921 45,10922 44,10923 43,10924 42,10925 41,10926 40,10927 40,10928 39,10929 39,10931 38,10932 38,10933 37,10935 37,10936 37,10938 37,10939 37,10941 37,10943 38,10944 38,10946 39,10947 40,10949 41,10952 43,10954 46,10956 47,10957 48,10958 50,10959 51,10960 53,10961 54,10961 58,10963 67,10966 69,10967 72,10967 77,10968 88,10971 90,10971 92,10972 96,10973 99,10974 101,10975 103,10975 105,10975 107,10976 111,10977 114,10979 118,10980 120,10981 122,10982 125,10983 132,10987 135,10989 138,10992 139,10993 141,10994 142,10996 143,10997 145,11000 147,11003 148,11005 149,11006 150,11008 151,11010 152,11012 152,11014 153,11016 153,11018 154,11021 154,11023 154,11025">
              <text:p/>
            </draw:polygon>
            <draw:polygon draw:style-name="gr3" draw:text-style-name="P2" draw:layer="layout" svg:width="0.153cm" svg:height="0.192cm" draw:transform="rotate (1.5707963267946) translate (5.44500000000007cm 10.9730000000001cm)" svg:viewBox="0 0 154 193" draw:points="154,11028 154,11031 154,11034 153,11037 153,11040 152,11043 151,11046 150,11048 149,11051 148,11054 146,11056 145,11058 143,11061 141,11063 138,11065 136,11067 134,11069 132,11071 129,11072 126,11074 123,11075 120,11076 117,11077 114,11078 110,11079 107,11080 103,11081 99,11082 95,11082 91,11083 87,11083 78,11083 70,11083 63,11082 49,11081 46,11080 43,11079 40,11078 37,11077 34,11076 31,11075 26,11072 23,11071 21,11069 19,11068 17,11066 15,11064 13,11062 12,11060 10,11058 8,11056 7,11053 5,11051 4,11048 3,11045 2,11042 1,11039 0,11036 27,11030 28,11034 30,11037 31,11040 32,11042 33,11043 34,11045 35,11046 37,11047 38,11048 39,11049 41,11050 42,11051 44,11052 46,11053 47,11054 51,11055 54,11056 58,11057 63,11058 67,11059 73,11059 78,11059 83,11059 88,11059 92,11059 94,11058 96,11058 98,11058 100,11057 104,11056 108,11054 109,11054 111,11053 112,11052 114,11051 115,11050 116,11049 117,11048 118,11047 119,11045 120,11044 121,11041 122,11039 123,11038 123,11036 124,11034 124,11032 124,11030 124,11028 124,11026 123,11024 123,11023 122,11021 121,11019 121,11018 120,11016 120,11015 119,11015 119,11014 118,11013 117,11013 117,11012 115,11011 112,11009 111,11008 109,11007 105,11005 101,11004 96,11002 91,11001 69,10995 47,10989 42,10987 37,10984 32,10982 29,10980 27,10979 25,10977 23,10976 21,10974 19,10972 17,10970 16,10968 14,10966 13,10964 11,10959 10,10957 9,10954 8,10951 8,10948 7,10945 7,10942 7,10936 8,10933 8,10930 9,10927 10,10925 10,10922 12,10919 13,10917 14,10915 16,10913 17,10910 19,10908 21,10907 23,10905 25,10903 30,10900 36,10897 41,10895 48,10893 55,10892 62,10891 70,10890 78,10890 86,10890 93,10891 100,10892 106,10893 112,10894 117,10896 122,10899 127,10901 129,10902 132,10904 134,10905 136,10907 137,10909 139,10911 141,10913 142,10915 144,10917 145,10920 146,10922 147,10925 149,10930 150,10936 123,10939 123,10937 122,10935 121,10934 121,10932 120,10931 119,10929 118,10928 117,10927 115,10925 112,10923 111,10922 110,10921 108,10920 107,10919 105,10918 104,10918 102,10917 101,10917 98,10916 94,10915 90,10914 86,10914 84,10913 82,10913 80,10913 78,10913 73,10913 68,10914 64,10914 60,10915 56,10916 53,10917 50,10919 47,10920 46,10921 45,10922 44,10923 43,10924 42,10925 41,10926 40,10927 40,10928 39,10929 39,10931 38,10932 38,10933 37,10935 37,10936 37,10938 37,10939 37,10941 37,10943 38,10944 38,10946 39,10947 40,10949 41,10952 43,10954 46,10956 47,10957 48,10958 50,10959 51,10960 53,10961 54,10961 58,10963 67,10966 69,10967 72,10967 77,10968 88,10971 90,10971 92,10972 96,10973 99,10974 101,10975 103,10975 105,10975 107,10976 111,10977 114,10979 118,10980 120,10981 122,10982 125,10983 132,10987 135,10989 138,10992 139,10993 141,10994 142,10996 143,10997 145,11000 147,11003 148,11005 149,11006 150,11008 151,11010 152,11012 152,11014 153,11016 153,11018 154,11021 154,11023 154,11025">
              <text:p/>
            </draw:polygon>
            <draw:path draw:style-name="gr3" draw:text-style-name="P2" draw:layer="layout" svg:width="0.03cm" svg:height="0.255cm" draw:transform="rotate (1.5707963267946) translate (5.379cm 10.7830000000002cm)" svg:viewBox="0 0 31 256" svg:d="m0 10788v-30h31v30zm-31 226v-187h31v187z">
              <text:p/>
            </draw:path>
            <draw:polygon draw:style-name="gr3" draw:text-style-name="P2" draw:layer="layout" svg:width="0.149cm" svg:height="0.189cm" draw:transform="rotate (1.5707963267946) translate (5.44500000000008cm 10.705cm)" svg:viewBox="0 0 150 190" draw:points="119,11080 119,10961 119,10955 119,10949 119,10946 118,10944 118,10941 117,10939 117,10937 116,10935 115,10933 115,10931 114,10929 113,10927 112,10926 111,10924 110,10923 109,10921 107,10920 106,10919 104,10918 103,10918 99,10916 95,10915 91,10915 86,10914 84,10914 81,10914 78,10914 75,10914 73,10914 70,10915 68,10915 66,10916 63,10917 61,10918 57,10920 55,10921 53,10923 51,10924 49,10926 48,10927 46,10929 43,10933 42,10935 40,10937 39,10940 38,10942 37,10944 36,10947 35,10950 35,10952 34,10955 34,10958 33,10962 33,10965 33,10972 33,11080 1,11080 1,10933 1,10921 1,10909 1,10899 1,10897 1,10896 1,10896 1,10895 1,10894 1,10894 0,10894 0,10893 0,10893 0,10893 0,10893 30,10893 30,10898 30,10900 30,10902 30,10903 30,10905 31,10906 31,10907 31,10917 31,10925 32,10925 36,10918 39,10914 41,10911 42,10910 44,10908 45,10907 47,10905 48,10904 50,10902 52,10901 54,10900 58,10898 62,10896 64,10895 66,10894 68,10893 70,10892 75,10891 80,10891 85,10890 91,10890 99,10890 103,10890 106,10891 109,10891 112,10892 115,10893 118,10894 121,10895 123,10896 126,10897 128,10898 130,10900 132,10902 133,10903 134,10904 135,10905 136,10906 138,10908 140,10910 141,10912 143,10915 144,10917 145,10920 146,10923 147,10926 148,10929 148,10932 149,10936 149,10939 150,10947 150,10956 150,11080">
              <text:p/>
            </draw:polygon>
            <draw:path draw:style-name="gr3" draw:text-style-name="P2" draw:layer="layout" svg:width="0.158cm" svg:height="0.262cm" draw:transform="rotate (1.5707963267946) translate (5.44500000000006cm 10.5170000000001cm)" svg:viewBox="0 0 159 263" svg:d="m79 11153h-7l-8-1-7-1h-3l-3-1-3-1-3-1-3-1-2-1-3-2-2-1-5-3-2-2-2-1-2-2-2-2-2-1-1-2-2-2-1-2-1-2-2-3-1-2-1-2-1-2-1-3-1-2v-3l31-5 1 3 1 3 1 3 1 2 1 1v1l1 1 1 1 1 1 1 1 2 1 1 1 1 1 3 2 3 1 3 1 4 1 3 1 4 1h4 4 3 2 3l2-1h3l2-1h2l2-1 2-1 2-1 2-1 2-1 2-1 2-1 1-2 2-1 1-2 2-1 1-2 1-2 1-3 1-2 1-2 1-3 1-3 1-2 1-3v-3l1-4v-3-7-30h-1l-1 2-1 2-1 1-1 2-4 7-3 3-3 3-2 1-1 2-2 1-2 1-2 1-1 1-2 1-2 1-3 1-2 1-2 1-3 1-5 1-3 1h-2l-3 1h-3-3-3-4-4l-4-1-4-1h-4l-3-1-4-2-3-1-3-2-3-1-3-2-2-3-3-2-2-2-3-3-2-3-2-3-2-3-2-4-1-3-1-4-1-4-1-4-1-4-1-5-1-4-1-5v-5l-1-11v-11-11l1-11v-5l1-5 1-4 1-5 1-4 1-5 1-4 2-4 1-3 2-4 2-3 2-3 2-3 2-3 2-3 3-2 3-3 3-2 3-1 3-2 3-1 4-2 4-1 4-1 4-1h5l4-1h5 5l4 1h5l4 1 4 2 4 1 4 2 4 2 4 2 3 3 3 3 3 3 3 4 2 3 3 4 2 4v0-10-1-1l1-3v-3-1-1-8-1h1v-1-1 0-1 0 0h30v0 0 1h-1v0 0 1 1 1 1 9 12 13 142 9l-1 9-2 9-2 7-1 4-2 3-2 4-1 3-2 3-2 3-3 2-2 3-2 2-3 3-3 2-2 2-4 1-3 2-3 2-4 1-8 2-8 2-9 1zm38-167v-5-4l-1-5v-4l-1-4-1-4-1-4-1-3-1-3-1-4-1-3-1-3-2-2-1-3-2-3-2-2-2-2-1-2-2-2-2-2-2-1-2-2-4-2-1-1h-1l-2-1-2-1h-3l-2-1h-3-2-3-3-3-2l-3 1h-2l-2 1-3 1-2 1-2 1-2 1-2 2-2 1-1 2-2 2-1 2-2 2-1 2-2 3-1 3-1 2-1 3-1 3-1 4v3l-1 3v4l-1 8-1 9v9 10l1 9 1 8v4l1 3v3l1 4 1 3 1 2 1 3 1 3 2 2 1 2 3 4 2 1 1 2 2 2h1l1 1 1 1h1l1 1h1l5 1 2 1 2 1h3l2 1h3 3 2 2 3l2-1h2l2-1 3-1 2-1 2-1 2-1 2-2 2-1 2-2 2-1 4-4 2-2 2-3 1-3 2-2 1-3 1-3 1-4 1-3 1-3 1-4 1-4 1-4v-4l1-5v-4z">
              <text:p/>
            </draw:path>
          </draw:g>
          <draw:g>
            <draw:polygon draw:style-name="gr2" draw:text-style-name="P1" draw:layer="layout" svg:width="3.399cm" svg:height="0.846cm" draw:transform="rotate (1.5707963267946) translate (6.687cm 13.2530000000008cm)" svg:viewBox="0 0 3400 847" draw:points="0,14221 0,13374 3400,13374 3400,14221">
              <text:p/>
            </draw:polygon>
            <draw:path draw:style-name="gr3" draw:text-style-name="P2" draw:layer="layout" svg:width="0.233cm" svg:height="0.242cm" draw:transform="rotate (1.5707963267946) translate (6.98900000000009cm 12.3270000000002cm)" svg:viewBox="0 0 234 243" svg:d="m200 14221-28-71h-110l-28 71h-34l99-243h37l98 243zm-103-177v-2l-1-1-1-4-3-7-1-4-1-3-1-3-1-3-1-3-1-1v-1l-1-1v-1-1-1 0l-1-2v-2l-1-1v0 0 0 1 0l-1 1v1 1 1 1 0 1 0l-1 1v2l-3 5-1 2v1l-1 2v1l-1 3v2l-1 2-1 3-2 3-1 4-1 1v2l-31 80h91z">
              <text:p/>
            </draw:path>
            <draw:polygon draw:style-name="gr3" draw:text-style-name="P2" draw:layer="layout" svg:width="0.153cm" svg:height="0.192cm" draw:transform="rotate (1.5707963267946) translate (7.04200000000007cm 12.0830000000001cm)" svg:viewBox="0 0 154 193" draw:points="154,14222 154,14225 154,14228 153,14231 153,14234 152,14237 151,14240 150,14242 149,14245 148,14248 146,14250 145,14252 143,14255 141,14257 138,14259 136,14261 134,14263 132,14265 129,14266 126,14268 123,14269 120,14270 117,14271 114,14272 110,14273 107,14274 103,14275 99,14276 95,14276 91,14277 87,14277 78,14277 70,14277 63,14276 49,14275 46,14274 43,14273 40,14272 37,14271 34,14270 31,14269 26,14266 23,14265 21,14263 19,14262 17,14260 15,14258 13,14256 12,14254 10,14252 8,14250 7,14247 5,14245 4,14242 3,14239 2,14236 1,14233 0,14230 27,14224 28,14228 30,14231 31,14234 32,14236 33,14237 34,14239 35,14240 37,14241 38,14242 39,14243 41,14244 42,14245 44,14246 46,14247 47,14248 51,14249 54,14250 58,14251 63,14252 67,14253 73,14253 78,14253 83,14253 88,14253 92,14253 94,14252 96,14252 98,14252 100,14251 104,14250 108,14248 109,14248 111,14247 112,14246 114,14245 115,14244 116,14243 117,14242 118,14241 119,14239 120,14238 121,14235 122,14233 123,14232 123,14230 124,14228 124,14226 124,14224 124,14222 124,14220 123,14218 123,14217 122,14215 121,14213 121,14212 120,14210 120,14209 119,14209 119,14208 118,14207 117,14207 117,14206 115,14205 112,14203 111,14202 109,14201 105,14199 101,14198 96,14196 91,14195 69,14189 47,14183 42,14181 37,14178 32,14176 29,14174 27,14173 25,14171 23,14170 21,14168 19,14166 17,14164 16,14162 14,14160 13,14158 11,14153 10,14151 9,14148 8,14145 8,14142 7,14139 7,14136 7,14130 8,14127 8,14124 9,14121 10,14119 10,14116 12,14113 13,14111 14,14109 16,14107 17,14104 19,14102 21,14101 23,14099 25,14097 30,14094 36,14091 41,14089 48,14087 55,14086 62,14085 70,14084 78,14084 86,14084 93,14085 100,14086 106,14087 112,14088 117,14090 122,14093 127,14095 129,14096 132,14098 134,14099 136,14101 137,14103 139,14105 141,14107 142,14109 144,14111 145,14114 146,14116 147,14119 149,14124 150,14130 123,14133 123,14131 122,14129 121,14128 121,14126 120,14125 119,14123 118,14122 117,14121 115,14119 112,14117 111,14116 110,14115 108,14114 107,14113 105,14112 104,14112 102,14111 101,14111 98,14110 94,14109 90,14108 86,14108 84,14107 82,14107 80,14107 78,14107 73,14107 68,14108 64,14108 60,14109 56,14110 53,14111 50,14113 47,14114 46,14115 45,14116 44,14117 43,14118 42,14119 41,14120 40,14121 40,14122 39,14123 39,14125 38,14126 38,14127 37,14129 37,14130 37,14132 37,14133 37,14135 37,14137 38,14138 38,14140 39,14141 40,14143 41,14146 43,14148 46,14150 47,14151 48,14152 50,14153 51,14154 53,14155 54,14155 58,14157 67,14160 69,14161 72,14161 77,14162 88,14165 90,14165 92,14166 96,14167 99,14168 101,14169 103,14169 105,14169 107,14170 111,14171 114,14173 118,14174 120,14175 122,14176 125,14177 132,14181 135,14183 138,14186 139,14187 141,14188 142,14190 143,14191 145,14194 147,14197 148,14199 149,14200 150,14202 151,14204 152,14206 152,14208 153,14210 153,14212 154,14215 154,14217 154,14219">
              <text:p/>
            </draw:polygon>
            <draw:polygon draw:style-name="gr3" draw:text-style-name="P2" draw:layer="layout" svg:width="0.153cm" svg:height="0.192cm" draw:transform="rotate (1.5707963267946) translate (7.04200000000007cm 11.9070000000001cm)" svg:viewBox="0 0 154 193" draw:points="154,14222 154,14225 154,14228 153,14231 153,14234 152,14237 151,14240 150,14242 149,14245 148,14248 146,14250 145,14252 143,14255 141,14257 138,14259 136,14261 134,14263 132,14265 129,14266 126,14268 123,14269 120,14270 117,14271 114,14272 110,14273 107,14274 103,14275 99,14276 95,14276 91,14277 87,14277 78,14277 70,14277 63,14276 49,14275 46,14274 43,14273 40,14272 37,14271 34,14270 31,14269 26,14266 23,14265 21,14263 19,14262 17,14260 15,14258 13,14256 12,14254 10,14252 8,14250 7,14247 5,14245 4,14242 3,14239 2,14236 1,14233 0,14230 27,14224 28,14228 30,14231 31,14234 32,14236 33,14237 34,14239 35,14240 37,14241 38,14242 39,14243 41,14244 42,14245 44,14246 46,14247 47,14248 51,14249 54,14250 58,14251 63,14252 67,14253 73,14253 78,14253 83,14253 88,14253 92,14253 94,14252 96,14252 98,14252 100,14251 104,14250 108,14248 109,14248 111,14247 112,14246 114,14245 115,14244 116,14243 117,14242 118,14241 119,14239 120,14238 121,14235 122,14233 123,14232 123,14230 124,14228 124,14226 124,14224 124,14222 124,14220 123,14218 123,14217 122,14215 121,14213 121,14212 120,14210 120,14209 119,14209 119,14208 118,14207 117,14207 117,14206 115,14205 112,14203 111,14202 109,14201 105,14199 101,14198 96,14196 91,14195 69,14189 47,14183 42,14181 37,14178 32,14176 29,14174 27,14173 25,14171 23,14170 21,14168 19,14166 17,14164 16,14162 14,14160 13,14158 11,14153 10,14151 9,14148 8,14145 8,14142 7,14139 7,14136 7,14130 8,14127 8,14124 9,14121 10,14119 10,14116 12,14113 13,14111 14,14109 16,14107 17,14104 19,14102 21,14101 23,14099 25,14097 30,14094 36,14091 41,14089 48,14087 55,14086 62,14085 70,14084 78,14084 86,14084 93,14085 100,14086 106,14087 112,14088 117,14090 122,14093 127,14095 129,14096 132,14098 134,14099 136,14101 137,14103 139,14105 141,14107 142,14109 144,14111 145,14114 146,14116 147,14119 149,14124 150,14130 123,14133 123,14131 122,14129 121,14128 121,14126 120,14125 119,14123 118,14122 117,14121 115,14119 112,14117 111,14116 110,14115 108,14114 107,14113 105,14112 104,14112 102,14111 101,14111 98,14110 94,14109 90,14108 86,14108 84,14107 82,14107 80,14107 78,14107 73,14107 68,14108 64,14108 60,14109 56,14110 53,14111 50,14113 47,14114 46,14115 45,14116 44,14117 43,14118 42,14119 41,14120 40,14121 40,14122 39,14123 39,14125 38,14126 38,14127 37,14129 37,14130 37,14132 37,14133 37,14135 37,14137 38,14138 38,14140 39,14141 40,14143 41,14146 43,14148 46,14150 47,14151 48,14152 50,14153 51,14154 53,14155 54,14155 58,14157 67,14160 69,14161 72,14161 77,14162 88,14165 90,14165 92,14166 96,14167 99,14168 101,14169 103,14169 105,14169 107,14170 111,14171 114,14173 118,14174 120,14175 122,14176 125,14177 132,14181 135,14183 138,14186 139,14187 141,14188 142,14190 143,14191 145,14194 147,14197 148,14199 149,14200 150,14202 151,14204 152,14206 152,14208 153,14210 153,14212 154,14215 154,14217 154,14219">
              <text:p/>
            </draw:polygon>
            <draw:path draw:style-name="gr3" draw:text-style-name="P2" draw:layer="layout" svg:width="0.165cm" svg:height="0.192cm" draw:transform="rotate (1.5707963267946) translate (7.04200000000007cm 11.7260000000001cm)" svg:viewBox="0 0 166 193" svg:d="m33 1418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247cm" svg:height="0.189cm" draw:transform="rotate (1.5707963267946) translate (7.04200000000008cm 11.522cm)" svg:viewBox="0 0 248 190" draw:points="109,14274 109,14155 109,14143 109,14138 108,14135 108,14133 108,14131 107,14129 106,14127 106,14125 105,14123 104,14121 103,14120 102,14118 101,14117 100,14115 99,14114 97,14113 96,14112 94,14112 93,14111 91,14110 89,14109 87,14109 86,14108 84,14108 82,14108 80,14108 75,14108 73,14108 70,14108 68,14108 66,14109 64,14109 61,14110 59,14111 57,14112 55,14113 53,14114 52,14115 50,14116 49,14118 47,14119 46,14121 44,14123 43,14125 41,14127 40,14129 39,14131 38,14134 37,14136 36,14138 35,14141 34,14144 34,14146 33,14149 33,14152 32,14156 32,14159 32,14166 32,14274 1,14274 1,14127 1,14115 1,14103 1,14093 1,14091 1,14090 1,14090 1,14089 1,14088 1,14088 0,14088 0,14087 0,14087 0,14087 0,14087 30,14087 30,14092 30,14094 30,14096 30,14097 30,14099 31,14100 31,14101 31,14111 31,14119 32,14119 33,14117 34,14115 35,14113 36,14112 37,14110 38,14108 40,14107 41,14105 42,14103 43,14102 45,14100 46,14099 48,14097 49,14096 52,14094 54,14093 55,14092 57,14091 59,14090 61,14089 63,14088 65,14087 67,14086 71,14085 76,14085 81,14084 83,14084 86,14084 91,14084 96,14085 101,14085 105,14086 109,14087 113,14089 117,14090 120,14092 123,14094 126,14097 128,14100 130,14103 132,14107 134,14111 136,14115 137,14119 137,14119 139,14115 142,14112 143,14110 144,14108 146,14107 147,14105 153,14099 154,14098 156,14096 157,14095 159,14094 166,14090 168,14089 170,14088 172,14087 174,14086 179,14085 183,14085 188,14084 194,14084 197,14084 201,14084 204,14084 207,14085 210,14085 213,14086 215,14087 218,14088 221,14089 223,14090 225,14091 228,14092 230,14094 232,14096 233,14098 235,14100 236,14102 238,14104 239,14106 241,14109 242,14111 243,14114 244,14117 245,14120 246,14123 246,14126 247,14130 247,14133 248,14141 248,14150 248,14274 217,14274 217,14155 217,14149 217,14143 217,14140 216,14138 216,14135 215,14133 215,14131 214,14129 214,14127 213,14125 212,14123 211,14121 210,14118 210,14117 209,14117 209,14116 208,14115 207,14115 207,14114 205,14113 204,14112 202,14112 199,14110 198,14110 197,14109 197,14109 196,14109 194,14108 192,14108 190,14108 187,14108 183,14108 180,14108 178,14108 176,14108 174,14109 171,14109 169,14110 167,14111 165,14112 163,14113 161,14114 159,14115 158,14116 156,14118 155,14119 153,14121 152,14123 147,14131 146,14133 145,14136 144,14138 143,14141 142,14147 141,14150 141,14153 140,14156 140,14159 140,14166 140,14274">
              <text:p/>
            </draw:polygon>
            <draw:path draw:style-name="gr3" draw:text-style-name="P2" draw:layer="layout" svg:width="0.158cm" svg:height="0.258cm" draw:transform="rotate (1.5707963267946) translate (6.976cm 11.2280000000002cm)" svg:viewBox="0 0 159 259" svg:d="m159 14114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olygon draw:style-name="gr3" draw:text-style-name="P2" draw:layer="layout" svg:width="0.03cm" svg:height="0.255cm" draw:transform="rotate (1.5707963267946) translate (6.976cm 11.0310000000002cm)" svg:viewBox="0 0 31 256" draw:points="0,14208 0,13952 31,13952 31,14208">
              <text:p/>
            </draw:polygon>
            <draw:path draw:style-name="gr3" draw:text-style-name="P2" draw:layer="layout" svg:width="0.165cm" svg:height="0.192cm" draw:transform="rotate (1.5707963267946) translate (7.04200000000007cm 10.9610000000001cm)" svg:viewBox="0 0 166 193" svg:d="m33 1418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g>
          <draw:g>
            <draw:polygon draw:style-name="gr2" draw:text-style-name="P1" draw:layer="layout" svg:width="3.399cm" svg:height="0.846cm" draw:transform="rotate (1.5707963267946) translate (8.285cm 13.2530000000008cm)" svg:viewBox="0 0 3400 847" draw:points="0,17417 0,16570 3400,16570 3400,17417">
              <text:p/>
            </draw:polygon>
            <draw:path draw:style-name="gr3" draw:text-style-name="P2" draw:layer="layout" svg:width="0.209cm" svg:height="0.242cm" draw:transform="rotate (1.5707963267946) translate (8.587cm 12.9090000000002cm)" svg:viewBox="0 0 210 243" svg:d="m172 17417-63-101h-76v101h-33v-243h114 5 5l5 1h5l4 1 5 1 8 2 4 1 4 1 3 2 4 1 3 2 3 2 3 2 3 2 3 2 2 3 3 2 2 3 1 3 2 3 3 6 1 3 2 4 1 3 1 4v4l1 4v3 4 3 3 3l-1 3v3l-1 3v2l-1 3-2 6-1 2-2 3-1 2-2 3-1 2-2 3-2 2-2 3-2 2-2 2-3 2-2 1-5 4-1 1-2 1-3 1-3 2-3 1-4 1h-4l-7 2 69 105zm-43-173v-3-3-2l-1-3v-2l-1-2-1-2-1-2-1-2-1-2-1-2-2-2-1-1-2-2-1-1-2-2-2-1-2-2-2-1-2-1-3-1h-2l-5-2-3-1h-2l-3-1h-3l-3-1h-3-6-78v90h79 7 3l4-1h3l3-1 2-1 3-1 5-2 4-2 2-1 2-1 2-2 2-1 1-1 1-1 1-1 2-2 1-2 1-2 1-2 2-4 1-2v-3l1-2v-2l1-2v-3-2z">
              <text:p/>
            </draw:path>
            <draw:path draw:style-name="gr3" draw:text-style-name="P2" draw:layer="layout" svg:width="0.165cm" svg:height="0.192cm" draw:transform="rotate (1.5707963267946) translate (8.64000000000007cm 12.6680000000001cm)" svg:viewBox="0 0 166 193" svg:d="m33 17383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73cm" svg:height="0.186cm" draw:transform="rotate (1.5707963267946) translate (8.643cm 12.486cm)" svg:viewBox="0 0 174 187" draw:points="105,17473 68,17473 0,17286 33,17286 74,17408 74,17409 75,17410 75,17412 76,17414 77,17417 78,17420 79,17422 79,17424 80,17425 81,17428 84,17440 85,17442 85,17444 86,17446 86,17447 86,17448 86,17449 89,17440 92,17428 92,17427 93,17425 94,17422 95,17420 96,17418 96,17417 99,17408 141,17286 174,17286">
              <text:p/>
            </draw:polygon>
            <draw:path draw:style-name="gr3" draw:text-style-name="P2" draw:layer="layout" svg:width="0.03cm" svg:height="0.255cm" draw:transform="rotate (1.5707963267946) translate (8.574cm 12.2860000000002cm)" svg:viewBox="0 0 31 256" svg:d="m0 17178v-30h31v30zm-31 226v-187h31v187z">
              <text:p/>
            </draw:path>
            <draw:path draw:style-name="gr3" draw:text-style-name="P2" draw:layer="layout" svg:width="0.165cm" svg:height="0.192cm" draw:transform="rotate (1.5707963267946) translate (8.64000000000008cm 12.2160000000001cm)" svg:viewBox="0 0 166 193" svg:d="m33 17383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256cm" svg:height="0.186cm" draw:transform="rotate (1.5707963267946) translate (8.643cm 12.036cm)" svg:viewBox="0 0 257 187" draw:points="203,17473 167,17473 138,17352 137,17350 136,17347 135,17341 132,17327 129,17312 129,17314 128,17316 127,17319 126,17323 125,17325 125,17327 122,17341 119,17353 89,17473 53,17473 0,17286 31,17286 63,17413 63,17414 64,17415 64,17418 64,17420 65,17422 65,17423 68,17434 68,17436 68,17437 68,17439 69,17440 69,17444 70,17447 73,17434 74,17432 74,17429 75,17426 76,17424 77,17422 77,17419 78,17418 78,17416 78,17415 78,17414 112,17286 145,17286 178,17414 179,17416 179,17418 179,17419 180,17421 180,17422 180,17424 180,17425 180,17426 180,17426 180,17427 180,17428 181,17429 181,17430 182,17433 183,17434 183,17435 186,17447 189,17434 189,17433 189,17432 189,17430 190,17429 190,17426 191,17423 192,17420 192,17418 194,17413 226,17286 257,17286">
              <text:p/>
            </draw:polygon>
            <draw:path draw:style-name="gr3" draw:text-style-name="P2" draw:layer="layout" svg:width="0.233cm" svg:height="0.242cm" draw:transform="rotate (1.5707963267946) translate (8.58700000000009cm 11.7000000000002cm)" svg:viewBox="0 0 234 243" svg:d="m200 17417-28-71h-110l-28 71h-34l99-243h37l98 243zm-103-177v-2l-1-1-1-4-3-7-1-4-1-3-1-3-1-3-1-3-1-1v-1l-1-1v-1-1-1 0l-1-2v-2l-1-1v0 0 0 1 0l-1 1v1 1 1 1 0 1 0l-1 1v2l-3 5-1 2v1l-1 2v1l-1 3v2l-1 2-1 3-2 3-1 4-1 1v2l-31 80h91z">
              <text:p/>
            </draw:path>
            <draw:polygon draw:style-name="gr3" draw:text-style-name="P2" draw:layer="layout" svg:width="0.153cm" svg:height="0.192cm" draw:transform="rotate (1.5707963267946) translate (8.64000000000007cm 11.4560000000001cm)" svg:viewBox="0 0 154 193" draw:points="154,17418 154,17421 154,17424 153,17427 153,17430 152,17433 151,17436 150,17438 149,17441 148,17444 146,17446 145,17448 143,17451 141,17453 138,17455 136,17457 134,17459 132,17461 129,17462 126,17464 123,17465 120,17466 117,17467 114,17468 110,17469 107,17470 103,17471 99,17472 95,17472 91,17473 87,17473 78,17473 70,17473 63,17472 49,17471 46,17470 43,17469 40,17468 37,17467 34,17466 31,17465 26,17462 23,17461 21,17459 19,17458 17,17456 15,17454 13,17452 12,17450 10,17448 8,17446 7,17443 5,17441 4,17438 3,17435 2,17432 1,17429 0,17426 27,17420 28,17424 30,17427 31,17430 32,17432 33,17433 34,17435 35,17436 37,17437 38,17438 39,17439 41,17440 42,17441 44,17442 46,17443 47,17444 51,17445 54,17446 58,17447 63,17448 67,17449 73,17449 78,17449 83,17449 88,17449 92,17449 94,17448 96,17448 98,17448 100,17447 104,17446 108,17444 109,17444 111,17443 112,17442 114,17441 115,17440 116,17439 117,17438 118,17437 119,17435 120,17434 121,17431 122,17429 123,17428 123,17426 124,17424 124,17422 124,17420 124,17418 124,17416 123,17414 123,17413 122,17411 121,17409 121,17408 120,17406 120,17405 119,17405 119,17404 118,17403 117,17403 117,17402 115,17401 112,17399 111,17398 109,17397 105,17395 101,17394 96,17392 91,17391 69,17385 47,17379 42,17377 37,17374 32,17372 29,17370 27,17369 25,17367 23,17366 21,17364 19,17362 17,17360 16,17358 14,17356 13,17354 11,17349 10,17347 9,17344 8,17341 8,17338 7,17335 7,17332 7,17326 8,17323 8,17320 9,17317 10,17315 10,17312 12,17309 13,17307 14,17305 16,17303 17,17300 19,17298 21,17297 23,17295 25,17293 30,17290 36,17287 41,17285 48,17283 55,17282 62,17281 70,17280 78,17280 86,17280 93,17281 100,17282 106,17283 112,17284 117,17286 122,17289 127,17291 129,17292 132,17294 134,17295 136,17297 137,17299 139,17301 141,17303 142,17305 144,17307 145,17310 146,17312 147,17315 149,17320 150,17326 123,17329 123,17327 122,17325 121,17324 121,17322 120,17321 119,17319 118,17318 117,17317 115,17315 112,17313 111,17312 110,17311 108,17310 107,17309 105,17308 104,17308 102,17307 101,17307 98,17306 94,17305 90,17304 86,17304 84,17303 82,17303 80,17303 78,17303 73,17303 68,17304 64,17304 60,17305 56,17306 53,17307 50,17309 47,17310 46,17311 45,17312 44,17313 43,17314 42,17315 41,17316 40,17317 40,17318 39,17319 39,17321 38,17322 38,17323 37,17325 37,17326 37,17328 37,17329 37,17331 37,17333 38,17334 38,17336 39,17337 40,17339 41,17342 43,17344 46,17346 47,17347 48,17348 50,17349 51,17350 53,17351 54,17351 58,17353 67,17356 69,17357 72,17357 77,17358 88,17361 90,17361 92,17362 96,17363 99,17364 101,17365 103,17365 105,17365 107,17366 111,17367 114,17369 118,17370 120,17371 122,17372 125,17373 132,17377 135,17379 138,17382 139,17383 141,17384 142,17386 143,17387 145,17390 147,17393 148,17395 149,17396 150,17398 151,17400 152,17402 152,17404 153,17406 153,17408 154,17411 154,17413 154,17415">
              <text:p/>
            </draw:polygon>
            <draw:polygon draw:style-name="gr3" draw:text-style-name="P2" draw:layer="layout" svg:width="0.153cm" svg:height="0.192cm" draw:transform="rotate (1.5707963267946) translate (8.64000000000007cm 11.2800000000001cm)" svg:viewBox="0 0 154 193" draw:points="154,17418 154,17421 154,17424 153,17427 153,17430 152,17433 151,17436 150,17438 149,17441 148,17444 146,17446 145,17448 143,17451 141,17453 138,17455 136,17457 134,17459 132,17461 129,17462 126,17464 123,17465 120,17466 117,17467 114,17468 110,17469 107,17470 103,17471 99,17472 95,17472 91,17473 87,17473 78,17473 70,17473 63,17472 49,17471 46,17470 43,17469 40,17468 37,17467 34,17466 31,17465 26,17462 23,17461 21,17459 19,17458 17,17456 15,17454 13,17452 12,17450 10,17448 8,17446 7,17443 5,17441 4,17438 3,17435 2,17432 1,17429 0,17426 27,17420 28,17424 30,17427 31,17430 32,17432 33,17433 34,17435 35,17436 37,17437 38,17438 39,17439 41,17440 42,17441 44,17442 46,17443 47,17444 51,17445 54,17446 58,17447 63,17448 67,17449 73,17449 78,17449 83,17449 88,17449 92,17449 94,17448 96,17448 98,17448 100,17447 104,17446 108,17444 109,17444 111,17443 112,17442 114,17441 115,17440 116,17439 117,17438 118,17437 119,17435 120,17434 121,17431 122,17429 123,17428 123,17426 124,17424 124,17422 124,17420 124,17418 124,17416 123,17414 123,17413 122,17411 121,17409 121,17408 120,17406 120,17405 119,17405 119,17404 118,17403 117,17403 117,17402 115,17401 112,17399 111,17398 109,17397 105,17395 101,17394 96,17392 91,17391 69,17385 47,17379 42,17377 37,17374 32,17372 29,17370 27,17369 25,17367 23,17366 21,17364 19,17362 17,17360 16,17358 14,17356 13,17354 11,17349 10,17347 9,17344 8,17341 8,17338 7,17335 7,17332 7,17326 8,17323 8,17320 9,17317 10,17315 10,17312 12,17309 13,17307 14,17305 16,17303 17,17300 19,17298 21,17297 23,17295 25,17293 30,17290 36,17287 41,17285 48,17283 55,17282 62,17281 70,17280 78,17280 86,17280 93,17281 100,17282 106,17283 112,17284 117,17286 122,17289 127,17291 129,17292 132,17294 134,17295 136,17297 137,17299 139,17301 141,17303 142,17305 144,17307 145,17310 146,17312 147,17315 149,17320 150,17326 123,17329 123,17327 122,17325 121,17324 121,17322 120,17321 119,17319 118,17318 117,17317 115,17315 112,17313 111,17312 110,17311 108,17310 107,17309 105,17308 104,17308 102,17307 101,17307 98,17306 94,17305 90,17304 86,17304 84,17303 82,17303 80,17303 78,17303 73,17303 68,17304 64,17304 60,17305 56,17306 53,17307 50,17309 47,17310 46,17311 45,17312 44,17313 43,17314 42,17315 41,17316 40,17317 40,17318 39,17319 39,17321 38,17322 38,17323 37,17325 37,17326 37,17328 37,17329 37,17331 37,17333 38,17334 38,17336 39,17337 40,17339 41,17342 43,17344 46,17346 47,17347 48,17348 50,17349 51,17350 53,17351 54,17351 58,17353 67,17356 69,17357 72,17357 77,17358 88,17361 90,17361 92,17362 96,17363 99,17364 101,17365 103,17365 105,17365 107,17366 111,17367 114,17369 118,17370 120,17371 122,17372 125,17373 132,17377 135,17379 138,17382 139,17383 141,17384 142,17386 143,17387 145,17390 147,17393 148,17395 149,17396 150,17398 151,17400 152,17402 152,17404 153,17406 153,17408 154,17411 154,17413 154,17415">
              <text:p/>
            </draw:polygon>
            <draw:path draw:style-name="gr3" draw:text-style-name="P2" draw:layer="layout" svg:width="0.165cm" svg:height="0.192cm" draw:transform="rotate (1.5707963267946) translate (8.64000000000007cm 11.0990000000001cm)" svg:viewBox="0 0 166 193" svg:d="m33 17383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247cm" svg:height="0.189cm" draw:transform="rotate (1.5707963267946) translate (8.64000000000008cm 10.895cm)" svg:viewBox="0 0 248 190" draw:points="109,17470 109,17351 109,17339 109,17334 108,17331 108,17329 108,17327 107,17325 106,17323 106,17321 105,17319 104,17317 103,17316 102,17314 101,17313 100,17311 99,17310 97,17309 96,17308 94,17308 93,17307 91,17306 89,17305 87,17305 86,17304 84,17304 82,17304 80,17304 75,17304 73,17304 70,17304 68,17304 66,17305 64,17305 61,17306 59,17307 57,17308 55,17309 53,17310 52,17311 50,17312 49,17314 47,17315 46,17317 44,17319 43,17321 41,17323 40,17325 39,17327 38,17330 37,17332 36,17334 35,17337 34,17340 34,17342 33,17345 33,17348 32,17352 32,17355 32,17362 32,17470 1,17470 1,17323 1,17311 1,17299 1,17289 1,17287 1,17286 1,17286 1,17285 1,17284 1,17284 0,17284 0,17283 0,17283 0,17283 0,17283 30,17283 30,17288 30,17290 30,17292 30,17293 30,17295 31,17296 31,17297 31,17307 31,17315 32,17315 33,17313 34,17311 35,17309 36,17308 37,17306 38,17304 40,17303 41,17301 42,17299 43,17298 45,17296 46,17295 48,17293 49,17292 52,17290 54,17289 55,17288 57,17287 59,17286 61,17285 63,17284 65,17283 67,17282 71,17281 76,17281 81,17280 83,17280 86,17280 91,17280 96,17281 101,17281 105,17282 109,17283 113,17285 117,17286 120,17288 123,17290 126,17293 128,17296 130,17299 132,17303 134,17307 136,17311 137,17315 137,17315 139,17311 142,17308 143,17306 144,17304 146,17303 147,17301 153,17295 154,17294 156,17292 157,17291 159,17290 166,17286 168,17285 170,17284 172,17283 174,17282 179,17281 183,17281 188,17280 194,17280 197,17280 201,17280 204,17280 207,17281 210,17281 213,17282 215,17283 218,17284 221,17285 223,17286 225,17287 228,17288 230,17290 232,17292 233,17294 235,17296 236,17298 238,17300 239,17302 241,17305 242,17307 243,17310 244,17313 245,17316 246,17319 246,17322 247,17326 247,17329 248,17337 248,17346 248,17470 217,17470 217,17351 217,17345 217,17339 217,17336 216,17334 216,17331 215,17329 215,17327 214,17325 214,17323 213,17321 212,17319 211,17317 210,17314 210,17313 209,17313 209,17312 208,17311 207,17311 207,17310 205,17309 204,17308 202,17308 199,17306 198,17306 197,17305 197,17305 196,17305 194,17304 192,17304 190,17304 187,17304 183,17304 180,17304 178,17304 176,17304 174,17305 171,17305 169,17306 167,17307 165,17308 163,17309 161,17310 159,17311 158,17312 156,17314 155,17315 153,17317 152,17319 147,17327 146,17329 145,17332 144,17334 143,17337 142,17343 141,17346 141,17349 140,17352 140,17355 140,17362 140,17470">
              <text:p/>
            </draw:polygon>
            <draw:path draw:style-name="gr3" draw:text-style-name="P2" draw:layer="layout" svg:width="0.158cm" svg:height="0.258cm" draw:transform="rotate (1.5707963267946) translate (8.574cm 10.6010000000002cm)" svg:viewBox="0 0 159 259" svg:d="m159 17310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olygon draw:style-name="gr3" draw:text-style-name="P2" draw:layer="layout" svg:width="0.03cm" svg:height="0.255cm" draw:transform="rotate (1.5707963267946) translate (8.574cm 10.4040000000002cm)" svg:viewBox="0 0 31 256" draw:points="0,17404 0,17148 31,17148 31,17404">
              <text:p/>
            </draw:polygon>
            <draw:polygon draw:style-name="gr3" draw:text-style-name="P2" draw:layer="layout" svg:width="0.174cm" svg:height="0.259cm" draw:transform="rotate (1.5707963267946) translate (8.643cm 10.348cm)" svg:viewBox="0 0 175 260" draw:points="103,17473 100,17481 96,17489 90,17503 86,17510 82,17516 80,17518 78,17521 76,17524 74,17526 72,17529 70,17531 68,17533 66,17535 63,17537 61,17538 59,17540 56,17541 53,17542 51,17543 48,17544 45,17545 42,17545 39,17546 35,17546 32,17546 21,17546 20,17546 19,17546 17,17546 16,17545 13,17545 11,17544 11,17521 11,17521 12,17521 13,17522 13,17522 14,17522 15,17522 16,17522 18,17522 25,17522 28,17522 32,17521 35,17521 38,17520 40,17519 41,17518 43,17517 44,17517 46,17516 47,17514 49,17513 50,17512 53,17509 56,17506 59,17502 61,17499 64,17494 66,17490 69,17485 71,17480 74,17472 0,17286 33,17286 72,17390 72,17391 73,17392 74,17395 77,17402 78,17404 78,17406 79,17410 81,17414 82,17418 84,17425 86,17429 87,17432 88,17435 89,17436 89,17437 89,17438 89,17438 89,17439 89,17439 89,17439 89,17439 89,17438 89,17437 90,17436 90,17435 91,17434 91,17433 92,17432 92,17431 93,17431 93,17430 93,17429 94,17428 94,17426 95,17423 95,17421 96,17419 97,17415 98,17412 100,17409 101,17405 102,17403 102,17402 103,17399 105,17396 105,17394 106,17393 142,17286 175,17286">
              <text:p/>
            </draw:polygon>
          </draw:g>
          <draw:g>
            <draw:polygon draw:style-name="gr2" draw:text-style-name="P1" draw:layer="layout" svg:width="3.399cm" svg:height="0.848cm" draw:transform="rotate (1.5707963267946) translate (9.881cm 13.2530000000008cm)" svg:viewBox="0 0 3400 849" draw:points="0,20611 0,19762 3400,19762 3400,20611">
              <text:p/>
            </draw:polygon>
            <draw:polygon draw:style-name="gr3" draw:text-style-name="P2" draw:layer="layout" svg:width="0.222cm" svg:height="0.249cm" draw:transform="rotate (1.5707963267946) translate (10.1800000000001cm 12.9530000000001cm)" svg:viewBox="0 0 223 250" draw:points="119,20387 114,20387 109,20387 104,20388 99,20389 95,20390 90,20391 86,20392 82,20394 78,20396 74,20398 70,20400 67,20402 64,20405 61,20407 58,20410 55,20413 52,20416 50,20420 48,20424 46,20427 44,20431 42,20435 41,20440 39,20444 38,20449 36,20453 35,20458 35,20463 34,20468 33,20473 33,20478 33,20484 33,20490 33,20495 34,20500 34,20505 35,20510 36,20515 38,20519 39,20524 41,20528 42,20533 44,20537 46,20541 49,20545 51,20548 53,20552 56,20555 59,20558 62,20561 65,20564 68,20567 72,20569 76,20572 80,20574 84,20576 88,20578 92,20579 97,20580 101,20581 105,20582 110,20583 115,20583 120,20583 123,20583 127,20583 130,20583 133,20582 137,20582 140,20581 143,20580 146,20579 149,20578 151,20577 154,20576 156,20575 162,20572 167,20569 170,20567 172,20566 174,20564 176,20562 178,20560 180,20557 181,20555 183,20553 187,20548 190,20543 194,20538 195,20535 197,20532 223,20546 221,20549 220,20553 218,20556 216,20559 214,20562 212,20565 210,20568 207,20571 205,20574 202,20577 200,20580 197,20582 191,20587 185,20592 182,20594 178,20596 175,20598 171,20600 167,20601 163,20603 155,20605 147,20607 142,20608 138,20609 133,20609 128,20610 123,20610 118,20610 111,20610 104,20609 97,20609 91,20608 84,20606 78,20605 72,20603 67,20601 62,20599 57,20596 52,20593 47,20590 42,20586 38,20582 34,20578 30,20574 26,20569 23,20565 20,20560 17,20555 14,20551 11,20545 9,20540 7,20534 5,20528 4,20522 3,20516 2,20510 1,20504 0,20497 0,20484 0,20477 1,20470 1,20463 2,20457 3,20451 5,20445 6,20439 8,20433 10,20427 12,20422 15,20416 18,20411 21,20407 24,20402 27,20398 31,20394 35,20390 39,20386 43,20383 48,20380 52,20377 57,20374 63,20371 68,20369 74,20367 79,20365 85,20364 92,20362 98,20361 104,20361 111,20360 118,20360 128,20360 137,20361 146,20362 154,20364 162,20366 169,20368 176,20371 183,20375 189,20379 195,20383 200,20388 205,20394 210,20400 214,20406 218,20413 221,20420 190,20431 189,20429 188,20427 187,20424 186,20422 185,20420 184,20418 182,20416 181,20414 179,20412 178,20410 176,20408 174,20407 172,20405 170,20403 168,20402 166,20400 164,20399 161,20397 159,20396 156,20395 154,20394 151,20393 148,20392 145,20391 142,20390 139,20389 136,20388 133,20388 130,20387 126,20387">
              <text:p/>
            </draw:polygon>
            <draw:polygon draw:style-name="gr3" draw:text-style-name="P2" draw:layer="layout" svg:width="0.03cm" svg:height="0.255cm" draw:transform="rotate (1.5707963267946) translate (10.171cm 12.6920000000002cm)" svg:viewBox="0 0 31 256" draw:points="0,20598 0,20342 31,20342 31,20598">
              <text:p/>
            </draw:polygon>
            <draw:path draw:style-name="gr3" draw:text-style-name="P2" draw:layer="layout" svg:width="0.166cm" svg:height="0.192cm" draw:transform="rotate (1.5707963267946) translate (10.2370000000001cm 12.6220000000001cm)" svg:viewBox="0 0 167 193" svg:d="m167 2057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53cm" svg:height="0.192cm" draw:transform="rotate (1.5707963267946) translate (10.2370000000001cm 12.4310000000001cm)" svg:viewBox="0 0 154 193" draw:points="154,20612 154,20615 154,20618 153,20621 153,20624 152,20627 151,20630 150,20632 149,20635 148,20638 146,20640 145,20642 143,20645 141,20647 138,20649 136,20651 134,20653 132,20655 129,20656 126,20658 123,20659 120,20660 117,20661 114,20662 110,20663 107,20664 103,20665 99,20666 95,20666 91,20667 87,20667 78,20667 70,20667 63,20666 49,20665 46,20664 43,20663 40,20662 37,20661 34,20660 31,20659 26,20656 23,20655 21,20653 19,20652 17,20650 15,20648 13,20646 12,20644 10,20642 8,20640 7,20637 5,20635 4,20632 3,20629 2,20626 1,20623 0,20620 27,20614 28,20618 30,20621 31,20624 32,20626 33,20627 34,20629 35,20630 37,20631 38,20632 39,20633 41,20634 42,20635 44,20636 46,20637 47,20638 51,20639 54,20640 58,20641 63,20642 67,20643 73,20643 78,20643 83,20643 88,20643 92,20643 94,20642 96,20642 98,20642 100,20641 104,20640 108,20638 109,20638 111,20637 112,20636 114,20635 115,20634 116,20633 117,20632 118,20631 119,20629 120,20628 121,20625 122,20623 123,20622 123,20620 124,20618 124,20616 124,20614 124,20612 124,20610 123,20608 123,20607 122,20605 121,20603 121,20602 120,20600 120,20599 119,20599 119,20598 118,20597 117,20597 117,20596 115,20595 112,20593 111,20592 109,20591 105,20589 101,20588 96,20586 91,20585 69,20579 47,20573 42,20571 37,20568 32,20566 29,20564 27,20563 25,20561 23,20560 21,20558 19,20556 17,20554 16,20552 14,20550 13,20548 11,20543 10,20541 9,20538 8,20535 8,20532 7,20529 7,20526 7,20520 8,20517 8,20514 9,20511 10,20509 10,20506 12,20503 13,20501 14,20499 16,20497 17,20494 19,20492 21,20491 23,20489 25,20487 30,20484 36,20481 41,20479 48,20477 55,20476 62,20475 70,20474 78,20474 86,20474 93,20475 100,20476 106,20477 112,20478 117,20480 122,20483 127,20485 129,20486 132,20488 134,20489 136,20491 137,20493 139,20495 141,20497 142,20499 144,20501 145,20504 146,20506 147,20509 149,20514 150,20520 123,20523 123,20521 122,20519 121,20518 121,20516 120,20515 119,20513 118,20512 117,20511 115,20509 112,20507 111,20506 110,20505 108,20504 107,20503 105,20502 104,20502 102,20501 101,20501 98,20500 94,20499 90,20498 86,20498 84,20497 82,20497 80,20497 78,20497 73,20497 68,20498 64,20498 60,20499 56,20500 53,20501 50,20503 47,20504 46,20505 45,20506 44,20507 43,20508 42,20509 41,20510 40,20511 40,20512 39,20513 39,20515 38,20516 38,20517 37,20519 37,20520 37,20522 37,20523 37,20525 37,20527 38,20528 38,20530 39,20531 40,20533 41,20536 43,20538 46,20540 47,20541 48,20542 50,20543 51,20544 53,20545 54,20545 58,20547 67,20550 69,20551 72,20551 77,20552 88,20555 90,20555 92,20556 96,20557 99,20558 101,20559 103,20559 105,20559 107,20560 111,20561 114,20563 118,20564 120,20565 122,20566 125,20567 132,20571 135,20573 138,20576 139,20577 141,20578 142,20580 143,20581 145,20584 147,20587 148,20589 149,20590 150,20592 151,20594 152,20596 152,20598 153,20600 153,20602 154,20605 154,20607 154,20609">
              <text:p/>
            </draw:polygon>
            <draw:polygon draw:style-name="gr3" draw:text-style-name="P2" draw:layer="layout" svg:width="0.149cm" svg:height="0.189cm" draw:transform="rotate (1.5707963267946) translate (10.24cm 12.2420000000001cm)" svg:viewBox="0 0 150 190" draw:points="31,20480 31,20599 31,20605 32,20611 32,20616 33,20621 33,20623 34,20625 35,20627 36,20629 37,20631 38,20633 39,20634 40,20636 41,20637 42,20639 43,20640 45,20641 46,20642 48,20642 49,20643 51,20644 55,20645 59,20645 64,20646 70,20646 73,20646 75,20646 78,20646 80,20645 83,20645 85,20644 87,20643 88,20643 89,20642 97,20637 99,20636 101,20634 103,20633 105,20631 106,20629 108,20627 109,20625 110,20623 111,20620 112,20618 113,20616 114,20613 115,20608 116,20605 117,20602 117,20598 118,20595 118,20592 118,20588 118,20480 149,20480 149,20627 149,20639 149,20651 149,20654 149,20657 149,20658 149,20659 150,20660 150,20660 150,20661 150,20661 150,20661 150,20662 150,20662 150,20663 150,20663 150,20664 150,20664 150,20666 150,20667 150,20667 150,20667 121,20667 121,20667 121,20667 121,20666 120,20666 120,20666 120,20666 120,20665 120,20664 120,20663 120,20662 120,20653 120,20652 120,20651 119,20648 119,20646 119,20644 119,20643 119,20635 119,20635 117,20639 114,20642 109,20649 108,20650 106,20652 105,20653 103,20655 102,20656 100,20658 98,20659 96,20660 94,20661 93,20662 91,20663 89,20664 87,20665 84,20666 82,20667 80,20668 75,20669 70,20669 65,20670 59,20670 52,20670 48,20670 45,20669 41,20669 38,20668 35,20667 32,20666 29,20665 27,20664 25,20663 22,20661 20,20660 18,20658 16,20656 14,20654 12,20652 11,20650 9,20648 8,20645 6,20643 5,20640 3,20634 2,20631 2,20628 1,20624 1,20620 0,20613 0,20604 0,20480">
              <text:p/>
            </draw:polygon>
            <draw:polygon draw:style-name="gr3" draw:text-style-name="P2" draw:layer="layout" svg:width="0.088cm" svg:height="0.189cm" draw:transform="rotate (1.5707963267946) translate (10.2370000000001cm 12.046cm)" svg:viewBox="0 0 89 190" draw:points="1,20664 1,20521 1,20509 1,20497 1,20486 1,20483 1,20482 1,20481 1,20480 1,20479 0,20478 0,20477 30,20477 30,20486 30,20487 30,20488 30,20491 31,20494 31,20496 31,20497 31,20507 31,20516 32,20516 34,20511 35,20506 36,20503 37,20501 38,20499 39,20497 40,20495 41,20493 42,20491 43,20490 44,20488 45,20487 47,20485 47,20485 48,20484 53,20480 55,20479 56,20478 57,20478 58,20477 58,20477 59,20477 63,20476 67,20475 69,20475 71,20474 74,20474 76,20474 78,20474 79,20474 80,20474 81,20474 81,20474 82,20475 83,20475 83,20475 85,20475 86,20475 86,20475 87,20475 88,20475 88,20476 89,20476 89,20504 88,20504 87,20504 85,20503 83,20503 82,20503 81,20503 80,20503 79,20503 77,20502 75,20502 73,20502 72,20502 69,20502 67,20502 65,20503 62,20503 60,20504 58,20505 56,20506 54,20507 52,20509 50,20510 49,20512 47,20513 46,20515 44,20517 43,20519 42,20521 41,20523 40,20525 39,20527 38,20530 37,20532 36,20535 35,20538 35,20541 34,20544 34,20547 33,20550 33,20554 33,20560 33,20567 33,20664">
              <text:p/>
            </draw:polygon>
            <draw:path draw:style-name="gr3" draw:text-style-name="P2" draw:layer="layout" svg:width="0.165cm" svg:height="0.192cm" draw:transform="rotate (1.5707963267946) translate (10.2370000000001cm 11.9370000000001cm)" svg:viewBox="0 0 166 193" svg:d="m33 2057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231cm" svg:height="0.242cm" draw:transform="rotate (1.5707963267946) translate (10.184cm 11.656cm)" svg:viewBox="0 0 232 243" draw:points="133,20611 99,20611 0,20368 34,20368 101,20539 104,20547 105,20551 107,20555 107,20557 108,20559 109,20562 110,20565 111,20566 111,20568 112,20572 113,20575 115,20579 115,20580 116,20582 117,20579 118,20575 119,20572 120,20569 121,20567 121,20566 122,20562 124,20559 125,20555 126,20553 126,20551 127,20547 129,20543 130,20539 197,20368 232,20368">
              <text:p/>
            </draw:polygon>
            <draw:path draw:style-name="gr3" draw:text-style-name="P2" draw:layer="layout" svg:width="0.18cm" svg:height="0.193cm" draw:transform="rotate (1.5707963267946) translate (10.2360000000001cm 11.4340000000001cm)" svg:viewBox="0 0 181 194" svg:d="m56 2066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3cm" svg:height="0.255cm" draw:transform="rotate (1.5707963267946) translate (10.171cm 11.2290000000002cm)" svg:viewBox="0 0 31 256" draw:points="0,20598 0,20342 31,20342 31,20598">
              <text:p/>
            </draw:polygon>
            <draw:path draw:style-name="gr3" draw:text-style-name="P2" draw:layer="layout" svg:width="0.03cm" svg:height="0.255cm" draw:transform="rotate (1.5707963267946) translate (10.171cm 11.1500000000002cm)" svg:viewBox="0 0 31 256" svg:d="m0 20372v-30h31v30zm-31 226v-187h31v187z">
              <text:p/>
            </draw:path>
            <draw:path draw:style-name="gr3" draw:text-style-name="P2" draw:layer="layout" svg:width="0.158cm" svg:height="0.258cm" draw:transform="rotate (1.5707963267946) translate (10.1710000000001cm 11.0800000000001cm)" svg:viewBox="0 0 159 259" svg:d="m127 20568-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path draw:style-name="gr3" draw:text-style-name="P2" draw:layer="layout" svg:width="0.18cm" svg:height="0.193cm" draw:transform="rotate (1.5707963267946) translate (10.2360000000001cm 10.8840000000001cm)" svg:viewBox="0 0 181 194" svg:d="m56 2066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89cm" svg:height="0.23cm" draw:transform="rotate (1.5707963267946) translate (10.199cm 10.6980000000001cm)" svg:viewBox="0 0 90 231" draw:points="90,20625 76,20628 74,20628 72,20629 70,20629 68,20629 64,20629 59,20629 54,20629 50,20628 46,20628 43,20626 39,20625 36,20623 34,20621 31,20618 29,20616 27,20613 26,20609 24,20605 23,20601 23,20597 22,20592 22,20587 22,20462 0,20462 0,20439 23,20439 32,20398 53,20398 53,20439 87,20439 87,20462 53,20462 53,20580 53,20583 53,20586 53,20589 54,20591 54,20594 55,20595 55,20596 56,20597 56,20597 56,20598 57,20599 58,20600 58,20600 59,20601 60,20601 60,20602 61,20602 62,20603 63,20603 64,20603 65,20603 68,20604 70,20604 73,20604 81,20604 82,20604 83,20604 84,20604 85,20603 88,20603 90,20602">
              <text:p/>
            </draw:polygon>
            <draw:path draw:style-name="gr3" draw:text-style-name="P2" draw:layer="layout" svg:width="0.03cm" svg:height="0.255cm" draw:transform="rotate (1.5707963267946) translate (10.171cm 10.5810000000002cm)" svg:viewBox="0 0 31 256" svg:d="m0 20372v-30h31v30zm-31 226v-187h31v187z">
              <text:p/>
            </draw:path>
            <draw:path draw:style-name="gr3" draw:text-style-name="P2" draw:layer="layout" svg:width="0.166cm" svg:height="0.192cm" draw:transform="rotate (1.5707963267946) translate (10.2370000000001cm 10.5110000000001cm)" svg:viewBox="0 0 167 193" svg:d="m167 2057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49cm" svg:height="0.189cm" draw:transform="rotate (1.5707963267946) translate (10.2370000000001cm 10.307cm)" svg:viewBox="0 0 150 190" draw:points="119,20664 119,20545 119,20539 119,20533 119,20530 118,20528 118,20525 117,20523 117,20521 116,20519 115,20517 115,20515 114,20513 113,20511 112,20510 111,20508 110,20507 109,20505 107,20504 106,20503 104,20502 103,20502 99,20500 95,20499 91,20499 86,20498 84,20498 81,20498 78,20498 75,20498 73,20498 70,20499 68,20499 66,20500 63,20501 61,20502 57,20504 55,20505 53,20507 51,20508 49,20510 48,20511 46,20513 43,20517 42,20519 40,20521 39,20524 38,20526 37,20528 36,20531 35,20534 35,20536 34,20539 34,20542 33,20546 33,20549 33,20556 33,20664 1,20664 1,20517 1,20505 1,20493 1,20483 1,20481 1,20480 1,20480 1,20479 1,20478 1,20478 0,20478 0,20477 0,20477 0,20477 0,20477 30,20477 30,20482 30,20484 30,20486 30,20487 30,20489 31,20490 31,20491 31,20501 31,20509 32,20509 36,20502 39,20498 41,20495 42,20494 44,20492 45,20491 47,20489 48,20488 50,20486 52,20485 54,20484 58,20482 62,20480 64,20479 66,20478 68,20477 70,20476 75,20475 80,20475 85,20474 91,20474 99,20474 103,20474 106,20475 109,20475 112,20476 115,20477 118,20478 121,20479 123,20480 126,20481 128,20482 130,20484 132,20486 133,20487 134,20488 135,20489 136,20490 138,20492 140,20494 141,20496 143,20499 144,20501 145,20504 146,20507 147,20510 148,20513 148,20516 149,20520 149,20523 150,20531 150,20540 150,20664">
              <text:p/>
            </draw:polygon>
          </draw:g>
          <draw:g>
            <draw:polygon draw:style-name="gr2" draw:text-style-name="P1" draw:layer="layout" svg:width="3.404cm" svg:height="0.846cm" draw:transform="rotate (1.5707963267946) translate (6.687cm 8.79900000000075cm)" svg:viewBox="0 0 3405 847" draw:points="0,14221 0,13374 3405,13374 3405,14221">
              <text:p/>
            </draw:polygon>
            <draw:polygon draw:style-name="gr3" draw:text-style-name="P2" draw:layer="layout" svg:width="0.222cm" svg:height="0.249cm" draw:transform="rotate (1.5707963267946) translate (6.98500000000011cm 8.17500000000011cm)" svg:viewBox="0 0 223 250" draw:points="119,13997 114,13997 109,13997 104,13998 99,13999 95,14000 90,14001 86,14002 82,14004 78,14006 74,14008 70,14010 67,14012 64,14015 61,14017 58,14020 55,14023 52,14026 50,14030 48,14034 46,14037 44,14041 42,14045 41,14050 39,14054 38,14059 36,14063 35,14068 35,14073 34,14078 33,14083 33,14088 33,14094 33,14100 33,14105 34,14110 34,14115 35,14120 36,14125 38,14129 39,14134 41,14138 42,14143 44,14147 46,14151 49,14155 51,14158 53,14162 56,14165 59,14168 62,14171 65,14174 68,14177 72,14179 76,14182 80,14184 84,14186 88,14188 92,14189 97,14190 101,14191 105,14192 110,14193 115,14193 120,14193 123,14193 127,14193 130,14193 133,14192 137,14192 140,14191 143,14190 146,14189 149,14188 151,14187 154,14186 156,14185 162,14182 167,14179 170,14177 172,14176 174,14174 176,14172 178,14170 180,14167 181,14165 183,14163 187,14158 190,14153 194,14148 195,14145 197,14142 223,14156 221,14159 220,14163 218,14166 216,14169 214,14172 212,14175 210,14178 207,14181 205,14184 202,14187 200,14190 197,14192 191,14197 185,14202 182,14204 178,14206 175,14208 171,14210 167,14211 163,14213 155,14215 147,14217 142,14218 138,14219 133,14219 128,14220 123,14220 118,14220 111,14220 104,14219 97,14219 91,14218 84,14216 78,14215 72,14213 67,14211 62,14209 57,14206 52,14203 47,14200 42,14196 38,14192 34,14188 30,14184 26,14179 23,14175 20,14170 17,14165 14,14161 11,14155 9,14150 7,14144 5,14138 4,14132 3,14126 2,14120 1,14114 0,14107 0,14094 0,14087 1,14080 1,14073 2,14067 3,14061 5,14055 6,14049 8,14043 10,14037 12,14032 15,14026 18,14021 21,14017 24,14012 27,14008 31,14004 35,14000 39,13996 43,13993 48,13990 52,13987 57,13984 63,13981 68,13979 74,13977 79,13975 85,13974 92,13972 98,13971 104,13971 111,13970 118,13970 128,13970 137,13971 146,13972 154,13974 162,13976 169,13978 176,13981 183,13985 189,13989 195,13993 200,13998 205,14004 210,14010 214,14016 218,14023 221,14030 190,14041 189,14039 188,14037 187,14034 186,14032 185,14030 184,14028 182,14026 181,14024 179,14022 178,14020 176,14018 174,14017 172,14015 170,14013 168,14012 166,14010 164,14009 161,14007 159,14006 156,14005 154,14004 151,14003 148,14002 145,14001 142,14000 139,13999 136,13998 133,13998 130,13997 126,13997">
              <text:p/>
            </draw:polygon>
            <draw:polygon draw:style-name="gr3" draw:text-style-name="P2" draw:layer="layout" svg:width="0.03cm" svg:height="0.255cm" draw:transform="rotate (1.5707963267946) translate (6.976cm 7.91400000000023cm)" svg:viewBox="0 0 31 256" draw:points="0,14208 0,13952 31,13952 31,14208">
              <text:p/>
            </draw:polygon>
            <draw:path draw:style-name="gr3" draw:text-style-name="P2" draw:layer="layout" svg:width="0.166cm" svg:height="0.192cm" draw:transform="rotate (1.5707963267946) translate (7.04200000000007cm 7.84400000000009cm)" svg:viewBox="0 0 167 193" svg:d="m167 1418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53cm" svg:height="0.192cm" draw:transform="rotate (1.5707963267946) translate (7.04200000000007cm 7.65300000000013cm)" svg:viewBox="0 0 154 193" draw:points="154,14222 154,14225 154,14228 153,14231 153,14234 152,14237 151,14240 150,14242 149,14245 148,14248 146,14250 145,14252 143,14255 141,14257 138,14259 136,14261 134,14263 132,14265 129,14266 126,14268 123,14269 120,14270 117,14271 114,14272 110,14273 107,14274 103,14275 99,14276 95,14276 91,14277 87,14277 78,14277 70,14277 63,14276 49,14275 46,14274 43,14273 40,14272 37,14271 34,14270 31,14269 26,14266 23,14265 21,14263 19,14262 17,14260 15,14258 13,14256 12,14254 10,14252 8,14250 7,14247 5,14245 4,14242 3,14239 2,14236 1,14233 0,14230 27,14224 28,14228 30,14231 31,14234 32,14236 33,14237 34,14239 35,14240 37,14241 38,14242 39,14243 41,14244 42,14245 44,14246 46,14247 47,14248 51,14249 54,14250 58,14251 63,14252 67,14253 73,14253 78,14253 83,14253 88,14253 92,14253 94,14252 96,14252 98,14252 100,14251 104,14250 108,14248 109,14248 111,14247 112,14246 114,14245 115,14244 116,14243 117,14242 118,14241 119,14239 120,14238 121,14235 122,14233 123,14232 123,14230 124,14228 124,14226 124,14224 124,14222 124,14220 123,14218 123,14217 122,14215 121,14213 121,14212 120,14210 120,14209 119,14209 119,14208 118,14207 117,14207 117,14206 115,14205 112,14203 111,14202 109,14201 105,14199 101,14198 96,14196 91,14195 69,14189 47,14183 42,14181 37,14178 32,14176 29,14174 27,14173 25,14171 23,14170 21,14168 19,14166 17,14164 16,14162 14,14160 13,14158 11,14153 10,14151 9,14148 8,14145 8,14142 7,14139 7,14136 7,14130 8,14127 8,14124 9,14121 10,14119 10,14116 12,14113 13,14111 14,14109 16,14107 17,14104 19,14102 21,14101 23,14099 25,14097 30,14094 36,14091 41,14089 48,14087 55,14086 62,14085 70,14084 78,14084 86,14084 93,14085 100,14086 106,14087 112,14088 117,14090 122,14093 127,14095 129,14096 132,14098 134,14099 136,14101 137,14103 139,14105 141,14107 142,14109 144,14111 145,14114 146,14116 147,14119 149,14124 150,14130 123,14133 123,14131 122,14129 121,14128 121,14126 120,14125 119,14123 118,14122 117,14121 115,14119 112,14117 111,14116 110,14115 108,14114 107,14113 105,14112 104,14112 102,14111 101,14111 98,14110 94,14109 90,14108 86,14108 84,14107 82,14107 80,14107 78,14107 73,14107 68,14108 64,14108 60,14109 56,14110 53,14111 50,14113 47,14114 46,14115 45,14116 44,14117 43,14118 42,14119 41,14120 40,14121 40,14122 39,14123 39,14125 38,14126 38,14127 37,14129 37,14130 37,14132 37,14133 37,14135 37,14137 38,14138 38,14140 39,14141 40,14143 41,14146 43,14148 46,14150 47,14151 48,14152 50,14153 51,14154 53,14155 54,14155 58,14157 67,14160 69,14161 72,14161 77,14162 88,14165 90,14165 92,14166 96,14167 99,14168 101,14169 103,14169 105,14169 107,14170 111,14171 114,14173 118,14174 120,14175 122,14176 125,14177 132,14181 135,14183 138,14186 139,14187 141,14188 142,14190 143,14191 145,14194 147,14197 148,14199 149,14200 150,14202 151,14204 152,14206 152,14208 153,14210 153,14212 154,14215 154,14217 154,14219">
              <text:p/>
            </draw:polygon>
            <draw:path draw:style-name="gr3" draw:text-style-name="P2" draw:layer="layout" svg:width="0.165cm" svg:height="0.192cm" draw:transform="rotate (1.5707963267946) translate (7.04200000000007cm 7.47200000000009cm)" svg:viewBox="0 0 166 193" svg:d="m33 1418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202cm" svg:height="0.249cm" draw:transform="rotate (1.5707963267946) translate (6.98500000000009cm 7.17700000000017cm)" svg:viewBox="0 0 203 250" draw:points="203,14149 203,14153 203,14157 202,14161 201,14164 201,14168 200,14171 198,14175 197,14178 195,14181 194,14184 192,14187 189,14190 187,14193 185,14195 182,14198 179,14200 176,14202 172,14204 169,14206 165,14208 161,14210 157,14212 148,14215 138,14217 127,14219 115,14220 103,14220 92,14220 82,14219 72,14218 63,14216 54,14214 46,14211 39,14208 35,14206 32,14204 26,14200 21,14195 18,14192 16,14190 14,14187 11,14184 8,14178 5,14172 2,14165 0,14158 32,14152 34,14156 35,14161 36,14163 37,14165 38,14167 39,14169 40,14171 42,14173 43,14175 45,14176 47,14178 49,14179 51,14181 53,14182 63,14187 65,14188 68,14189 71,14190 74,14191 77,14192 80,14192 84,14193 87,14193 95,14194 104,14194 111,14194 118,14193 125,14193 131,14192 137,14190 140,14190 142,14189 145,14188 147,14187 150,14185 152,14184 154,14182 156,14181 158,14179 160,14178 161,14176 163,14175 166,14171 167,14169 168,14166 169,14164 170,14162 170,14159 171,14157 171,14154 171,14151 171,14148 171,14145 170,14143 170,14140 169,14138 168,14136 166,14134 165,14132 164,14130 162,14128 161,14127 159,14125 157,14124 155,14122 153,14121 150,14120 145,14118 139,14116 133,14114 130,14113 127,14112 119,14110 112,14108 96,14104 91,14103 86,14102 81,14101 76,14100 71,14098 66,14097 61,14095 56,14093 54,14092 52,14091 49,14090 47,14089 45,14088 43,14087 41,14085 39,14084 37,14083 35,14081 31,14078 29,14077 27,14075 26,14074 24,14072 23,14070 21,14068 20,14066 19,14064 18,14062 17,14060 16,14058 15,14056 14,14051 13,14049 12,14046 12,14044 11,14041 11,14038 11,14035 11,14031 12,14027 12,14023 13,14019 14,14016 15,14012 17,14008 18,14005 19,14003 20,14002 21,14000 22,13999 24,13996 27,13993 29,13991 32,13989 35,13987 38,13985 41,13983 44,13981 48,13980 51,13978 55,13977 59,13976 63,13975 67,13974 76,13973 85,13971 94,13970 99,13970 104,13970 115,13970 125,13971 130,13971 134,13972 138,13973 142,13974 157,13978 160,13979 163,13981 166,13982 168,13983 169,13984 174,13988 177,13990 179,13992 181,13995 183,13997 185,13999 187,14002 190,14007 193,14013 196,14019 198,14026 165,14032 165,14030 164,14028 163,14025 162,14023 161,14021 160,14019 159,14018 158,14016 157,14014 156,14012 154,14011 153,14009 151,14008 150,14006 148,14005 146,14004 144,14003 142,14002 140,14001 138,14000 133,13999 128,13997 123,13996 117,13996 110,13995 103,13995 95,13995 88,13996 84,13996 81,13997 78,13997 75,13998 72,13999 69,14000 67,14001 64,14002 62,14003 60,14004 56,14006 55,14007 53,14009 52,14010 51,14012 46,14018 45,14019 45,14020 45,14020 44,14021 44,14022 44,14023 43,14025 43,14027 43,14029 43,14033 43,14036 43,14038 44,14041 45,14043 45,14045 46,14047 48,14049 49,14051 51,14053 52,14055 54,14056 55,14058 57,14059 59,14061 62,14062 64,14063 69,14065 74,14067 85,14071 111,14077 117,14078 123,14079 134,14082 155,14088 160,14090 165,14092 174,14097 176,14098 178,14099 180,14101 182,14102 184,14104 186,14105 187,14107 189,14109 192,14113 195,14117 198,14122 200,14126 201,14129 201,14131 202,14134 202,14137 203,14140 203,14143 203,14146">
              <text:p/>
            </draw:polygon>
            <draw:path draw:style-name="gr3" draw:text-style-name="P2" draw:layer="layout" svg:width="0.18cm" svg:height="0.193cm" draw:transform="rotate (1.5707963267946) translate (7.04100000000007cm 6.94300000000012cm)" svg:viewBox="0 0 181 194" svg:d="m56 1427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247cm" svg:height="0.189cm" draw:transform="rotate (1.5707963267946) translate (7.04200000000008cm 6.739cm)" svg:viewBox="0 0 248 190" draw:points="109,14274 109,14155 109,14143 109,14138 108,14135 108,14133 108,14131 107,14129 106,14127 106,14125 105,14123 104,14121 103,14120 102,14118 101,14117 100,14115 99,14114 97,14113 96,14112 94,14112 93,14111 91,14110 89,14109 87,14109 86,14108 84,14108 82,14108 80,14108 75,14108 73,14108 70,14108 68,14108 66,14109 64,14109 61,14110 59,14111 57,14112 55,14113 53,14114 52,14115 50,14116 49,14118 47,14119 46,14121 44,14123 43,14125 41,14127 40,14129 39,14131 38,14134 37,14136 36,14138 35,14141 34,14144 34,14146 33,14149 33,14152 32,14156 32,14159 32,14166 32,14274 1,14274 1,14127 1,14115 1,14103 1,14093 1,14091 1,14090 1,14090 1,14089 1,14088 1,14088 0,14088 0,14087 0,14087 0,14087 0,14087 30,14087 30,14092 30,14094 30,14096 30,14097 30,14099 31,14100 31,14101 31,14111 31,14119 32,14119 33,14117 34,14115 35,14113 36,14112 37,14110 38,14108 40,14107 41,14105 42,14103 43,14102 45,14100 46,14099 48,14097 49,14096 52,14094 54,14093 55,14092 57,14091 59,14090 61,14089 63,14088 65,14087 67,14086 71,14085 76,14085 81,14084 83,14084 86,14084 91,14084 96,14085 101,14085 105,14086 109,14087 113,14089 117,14090 120,14092 123,14094 126,14097 128,14100 130,14103 132,14107 134,14111 136,14115 137,14119 137,14119 139,14115 142,14112 143,14110 144,14108 146,14107 147,14105 153,14099 154,14098 156,14096 157,14095 159,14094 166,14090 168,14089 170,14088 172,14087 174,14086 179,14085 183,14085 188,14084 194,14084 197,14084 201,14084 204,14084 207,14085 210,14085 213,14086 215,14087 218,14088 221,14089 223,14090 225,14091 228,14092 230,14094 232,14096 233,14098 235,14100 236,14102 238,14104 239,14106 241,14109 242,14111 243,14114 244,14117 245,14120 246,14123 246,14126 247,14130 247,14133 248,14141 248,14150 248,14274 217,14274 217,14155 217,14149 217,14143 217,14140 216,14138 216,14135 215,14133 215,14131 214,14129 214,14127 213,14125 212,14123 211,14121 210,14118 210,14117 209,14117 209,14116 208,14115 207,14115 207,14114 205,14113 204,14112 202,14112 199,14110 198,14110 197,14109 197,14109 196,14109 194,14108 192,14108 190,14108 187,14108 183,14108 180,14108 178,14108 176,14108 174,14109 171,14109 169,14110 167,14111 165,14112 163,14113 161,14114 159,14115 158,14116 156,14118 155,14119 153,14121 152,14123 147,14131 146,14133 145,14136 144,14138 143,14141 142,14147 141,14150 141,14153 140,14156 140,14159 140,14166 140,14274">
              <text:p/>
            </draw:polygon>
            <draw:path draw:style-name="gr3" draw:text-style-name="P2" draw:layer="layout" svg:width="0.158cm" svg:height="0.262cm" draw:transform="rotate (1.5707963267946) translate (7.04200000000008cm 6.44500000000002cm)" svg:viewBox="0 0 159 263" svg:d="m159 14180v5 5l-1 10-2 10-1 9-1 4-1 5-1 4-1 3-2 4-1 4-2 3-2 3-2 3-2 3-3 3-3 3-2 2-3 3-4 2-3 2-2 1-1 1-4 1-3 1-4 1-4 1-5 1h-4-5-5l-5-1h-4l-5-1-4-1-4-2-4-1-4-2-4-2-3-2-3-3-3-3-3-3-3-3-2-4-2-4h-1v3 0 1 1 1l1 1v1 1 1 9 10 73h-31v-222-13-3-3-1-2l-1-1v-1-9-5h30v4 0 1 1l1 1v1 1 1 1 10 9h1l2-4 1-2 2-2 1-2 1-2 2-1 1-2 3-3 2-1 1-2 2-1 1-1 2-1 2-1 4-2 4-1 1-1 2-1 2-1h2l5-1h5l5-1h2 3 5 4l5 1 4 1 4 1 3 1 4 1 1 1 2 1 3 2 3 2 3 2 3 2 3 3 2 2 3 3 2 3 2 3 2 4 1 4 2 3 1 4 1 4 1 4 1 4 1 9 2 9 1 11zm-33 11v-8l-1-8-1-14-2-7-1-6-1-2-1-3-1-3-1-2-1-2-2-2-1-2-2-2-2-2-2-1-2-2-2-1-2-1-2-1-3-1-2-1h-3l-3-1h-3-3-3-2-3l-2 1h-2l-3 1-5 1-2 1-2 1-2 1-2 1-2 2-2 1-1 2-2 2-2 2-2 3-1 2-2 3-1 3-1 3-1 3-1 4-1 8-2 9-1 10v11 9l1 9 1 8v4l1 3 1 3 1 4 1 3 1 2 1 3 2 3v1l1 1 1 1 1 1 2 2 1 2 2 2 2 1 2 2 2 1 2 1 2 1 2 1 3 1 2 1h3l3 1h3 3 3 3 3l3-1h2l3-1 2-1 3-1 2-1 2-1 2-2 2-1 2-2 1-2 2-2 3-4 2-5 2-6 1-6 2-7 1-14 1-8z">
              <text:p/>
            </draw:path>
            <draw:polygon draw:style-name="gr3" draw:text-style-name="P2" draw:layer="layout" svg:width="0.03cm" svg:height="0.255cm" draw:transform="rotate (1.5707963267946) translate (6.976cm 6.24800000000023cm)" svg:viewBox="0 0 31 256" draw:points="0,14208 0,13952 31,13952 31,14208">
              <text:p/>
            </draw:polygon>
            <draw:path draw:style-name="gr3" draw:text-style-name="P2" draw:layer="layout" svg:width="0.165cm" svg:height="0.192cm" draw:transform="rotate (1.5707963267946) translate (7.04200000000007cm 6.17800000000008cm)" svg:viewBox="0 0 166 193" svg:d="m33 1418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g>
          <draw:polygon draw:style-name="gr4" draw:text-style-name="P3" draw:layer="layout" svg:width="1.015cm" svg:height="0.936cm" draw:transform="rotate (1.5707963267946) translate (11.4390000000005cm 12.0600000000004cm)" svg:viewBox="0 0 1016 937" draw:points="508,22878 1016,23346 508,23815 0,23346 508,22878">
            <text:p/>
          </draw:polygon>
          <draw:line draw:style-name="gr5" draw:text-style-name="P3" draw:layer="layout" svg:x1="4.336cm" svg:y1="11.553cm" svg:x2="5.087cm" svg:y2="11.553cm">
            <text:p/>
          </draw:line>
          <draw:line draw:style-name="gr5" draw:text-style-name="P3" draw:layer="layout" svg:x1="5.94cm" svg:y1="11.553cm" svg:x2="6.687cm" svg:y2="11.553cm">
            <text:p/>
          </draw:line>
          <draw:line draw:style-name="gr5" draw:text-style-name="P3" draw:layer="layout" svg:x1="7.534cm" svg:y1="11.553cm" svg:x2="8.285cm" svg:y2="11.553cm">
            <text:p/>
          </draw:line>
          <draw:line draw:style-name="gr5" draw:text-style-name="P3" draw:layer="layout" svg:x1="9.132cm" svg:y1="11.553cm" svg:x2="9.881cm" svg:y2="11.553cm">
            <text:p/>
          </draw:line>
          <draw:polyline draw:style-name="gr5" draw:text-style-name="P3" draw:layer="layout" svg:width="0cm" svg:height="0.708cm" draw:transform="rotate (1.5707963267946) translate (10.73cm 11.5530000000003cm)" svg:viewBox="0 0 1 709" draw:points="0,21460 0,21815 1,21815 1,22169">
            <text:p/>
          </draw:polyline>
          <draw:polyline draw:style-name="gr5" draw:text-style-name="P3" draw:layer="layout" svg:width="1.723cm" svg:height="0.929cm" draw:transform="rotate (1.5707963267946) translate (11.906cm 13.7830000000008cm)" svg:viewBox="0 0 1724 930" draw:points="1724,23812 0,23812 0,24742">
            <text:p/>
          </draw:polyline>
          <draw:polygon draw:style-name="gr6" draw:text-style-name="P4" draw:layer="layout" svg:width="3.399cm" svg:height="0.846cm" draw:transform="rotate (1.5707963267946) translate (13.185cm 15.1970000000008cm)" svg:viewBox="0 0 3400 847" draw:points="0,27217 0,26370 3400,26370 3400,27217">
            <text:p/>
          </draw:polygon>
          <draw:polygon draw:style-name="gr6" draw:text-style-name="P4" draw:layer="layout" svg:width="3.399cm" svg:height="0.846cm" draw:transform="rotate (1.5707963267946) translate (14.783cm 15.1970000000008cm)" svg:viewBox="0 0 3400 847" draw:points="0,30413 0,29566 3400,29566 3400,30413">
            <text:p/>
          </draw:polygon>
          <draw:polygon draw:style-name="gr1" draw:text-style-name="P1" draw:layer="layout" svg:width="3.399cm" svg:height="0.846cm" draw:transform="rotate (1.5707963267946) translate (19.838cm 15.1970000000008cm)" svg:viewBox="0 0 3400 847" draw:points="0,40523 0,39676 3400,39676 3400,40523">
            <text:p/>
          </draw:polygon>
          <draw:polygon draw:style-name="gr1" draw:text-style-name="P5" draw:layer="layout" svg:width="3.399cm" svg:height="0.848cm" draw:transform="rotate (1.5707963267946) translate (18.24cm 15.1970000000008cm)" svg:viewBox="0 0 3400 849" draw:points="0,37329 0,36480 3400,36480 3400,37329">
            <text:p/>
          </draw:polygon>
          <draw:g>
            <draw:polygon draw:style-name="gr2" draw:text-style-name="P1" draw:layer="layout" svg:width="3.404cm" svg:height="0.846cm" draw:transform="rotate (1.5707963267946) translate (12.836cm 15.4850000000008cm)" svg:viewBox="0 0 3405 847" draw:points="0,26519 0,25672 3405,25672 3405,26519">
              <text:p/>
            </draw:polygon>
            <draw:polygon draw:style-name="gr3" draw:text-style-name="P2" draw:layer="layout" svg:width="0.172cm" svg:height="0.242cm" draw:transform="rotate (1.5707963267946) translate (13.138cm 14.7780000000002cm)" svg:viewBox="0 0 173 243" draw:points="33,26303 33,26394 168,26394 168,26421 33,26421 33,26519 0,26519 0,26276 173,26276 173,26303">
              <text:p/>
            </draw:polygon>
            <draw:path draw:style-name="gr3" draw:text-style-name="P2" draw:layer="layout" svg:width="0.03cm" svg:height="0.255cm" draw:transform="rotate (1.5707963267946) translate (13.125cm 14.5680000000002cm)" svg:viewBox="0 0 31 256" svg:d="m0 26280v-30h31v30zm-31 226v-187h31v187z">
              <text:p/>
            </draw:path>
            <draw:polygon draw:style-name="gr3" draw:text-style-name="P2" draw:layer="layout" svg:width="0.149cm" svg:height="0.189cm" draw:transform="rotate (1.5707963267946) translate (13.1910000000001cm 14.49cm)" svg:viewBox="0 0 150 190" draw:points="119,26572 119,26453 119,26447 119,26441 119,26438 118,26436 118,26433 117,26431 117,26429 116,26427 115,26425 115,26423 114,26421 113,26419 112,26418 111,26416 110,26415 109,26413 107,26412 106,26411 104,26410 103,26410 99,26408 95,26407 91,26407 86,26406 84,26406 81,26406 78,26406 75,26406 73,26406 70,26407 68,26407 66,26408 63,26409 61,26410 57,26412 55,26413 53,26415 51,26416 49,26418 48,26419 46,26421 43,26425 42,26427 40,26429 39,26432 38,26434 37,26436 36,26439 35,26442 35,26444 34,26447 34,26450 33,26454 33,26457 33,26464 33,26572 1,26572 1,26425 1,26413 1,26401 1,26391 1,26389 1,26388 1,26388 1,26387 1,26386 1,26386 0,26386 0,26385 0,26385 0,26385 0,26385 30,26385 30,26390 30,26392 30,26394 30,26395 30,26397 31,26398 31,26399 31,26409 31,26417 32,26417 36,26410 39,26406 41,26403 42,26402 44,26400 45,26399 47,26397 48,26396 50,26394 52,26393 54,26392 58,26390 62,26388 64,26387 66,26386 68,26385 70,26384 75,26383 80,26383 85,26382 91,26382 99,26382 103,26382 106,26383 109,26383 112,26384 115,26385 118,26386 121,26387 123,26388 126,26389 128,26390 130,26392 132,26394 133,26395 134,26396 135,26397 136,26398 138,26400 140,26402 141,26404 143,26407 144,26409 145,26412 146,26415 147,26418 148,26421 148,26424 149,26428 149,26431 150,26439 150,26448 150,26572">
              <text:p/>
            </draw:polygon>
            <draw:path draw:style-name="gr3" draw:text-style-name="P2" draw:layer="layout" svg:width="0.18cm" svg:height="0.193cm" draw:transform="rotate (1.5707963267946) translate (13.1900000000001cm 14.3020000000001cm)" svg:viewBox="0 0 181 194" svg:d="m56 26574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3cm" svg:height="0.255cm" draw:transform="rotate (1.5707963267946) translate (13.125cm 14.0970000000002cm)" svg:viewBox="0 0 31 256" draw:points="0,26506 0,26250 31,26250 31,26506">
              <text:p/>
            </draw:polygon>
            <draw:polygon draw:style-name="gr3" draw:text-style-name="P2" draw:layer="layout" svg:width="0.222cm" svg:height="0.249cm" draw:transform="rotate (1.5707963267946) translate (13.1340000000001cm 13.9260000000001cm)" svg:viewBox="0 0 223 250" draw:points="119,26295 114,26295 109,26295 104,26296 99,26297 95,26298 90,26299 86,26300 82,26302 78,26304 74,26306 70,26308 67,26310 64,26313 61,26315 58,26318 55,26321 52,26324 50,26328 48,26332 46,26335 44,26339 42,26343 41,26348 39,26352 38,26357 36,26361 35,26366 35,26371 34,26376 33,26381 33,26386 33,26392 33,26398 33,26403 34,26408 34,26413 35,26418 36,26423 38,26427 39,26432 41,26436 42,26441 44,26445 46,26449 49,26453 51,26456 53,26460 56,26463 59,26466 62,26469 65,26472 68,26475 72,26477 76,26480 80,26482 84,26484 88,26486 92,26487 97,26488 101,26489 105,26490 110,26491 115,26491 120,26491 123,26491 127,26491 130,26491 133,26490 137,26490 140,26489 143,26488 146,26487 149,26486 151,26485 154,26484 156,26483 162,26480 167,26477 170,26475 172,26474 174,26472 176,26470 178,26468 180,26465 181,26463 183,26461 187,26456 190,26451 194,26446 195,26443 197,26440 223,26454 221,26457 220,26461 218,26464 216,26467 214,26470 212,26473 210,26476 207,26479 205,26482 202,26485 200,26488 197,26490 191,26495 185,26500 182,26502 178,26504 175,26506 171,26508 167,26509 163,26511 155,26513 147,26515 142,26516 138,26517 133,26517 128,26518 123,26518 118,26518 111,26518 104,26517 97,26517 91,26516 84,26514 78,26513 72,26511 67,26509 62,26507 57,26504 52,26501 47,26498 42,26494 38,26490 34,26486 30,26482 26,26477 23,26473 20,26468 17,26463 14,26459 11,26453 9,26448 7,26442 5,26436 4,26430 3,26424 2,26418 1,26412 0,26405 0,26392 0,26385 1,26378 1,26371 2,26365 3,26359 5,26353 6,26347 8,26341 10,26335 12,26330 15,26324 18,26319 21,26315 24,26310 27,26306 31,26302 35,26298 39,26294 43,26291 48,26288 52,26285 57,26282 63,26279 68,26277 74,26275 79,26273 85,26272 92,26270 98,26269 104,26269 111,26268 118,26268 128,26268 137,26269 146,26270 154,26272 162,26274 169,26276 176,26279 183,26283 189,26287 195,26291 200,26296 205,26302 210,26308 214,26314 218,26321 221,26328 190,26339 189,26337 188,26335 187,26332 186,26330 185,26328 184,26326 182,26324 181,26322 179,26320 178,26318 176,26316 174,26315 172,26313 170,26311 168,26310 166,26308 164,26307 161,26305 159,26304 156,26303 154,26302 151,26301 148,26300 145,26299 142,26298 139,26297 136,26296 133,26296 130,26295 126,26295">
              <text:p/>
            </draw:polygon>
            <draw:polygon draw:style-name="gr3" draw:text-style-name="P2" draw:layer="layout" svg:width="0.148cm" svg:height="0.255cm" draw:transform="rotate (1.5707963267946) translate (13.125cm 13.6650000000002cm)" svg:viewBox="0 0 149 256" draw:points="31,26351 32,26349 33,26347 35,26345 36,26343 39,26339 42,26335 45,26332 48,26329 50,26328 51,26326 53,26325 55,26324 57,26323 59,26322 61,26321 63,26320 65,26320 67,26319 69,26318 71,26318 76,26317 80,26317 85,26316 87,26316 90,26316 94,26316 99,26316 103,26317 107,26317 110,26318 114,26319 117,26320 120,26321 123,26322 125,26324 128,26325 130,26327 132,26328 134,26330 138,26334 139,26335 140,26336 141,26337 141,26338 143,26341 144,26343 145,26346 145,26349 147,26355 148,26358 148,26361 149,26364 149,26368 149,26375 149,26382 149,26506 118,26506 118,26387 118,26376 118,26371 117,26369 117,26367 117,26365 116,26363 115,26361 115,26359 114,26357 113,26355 112,26354 111,26352 110,26351 109,26349 107,26348 106,26347 104,26346 103,26345 101,26344 99,26343 97,26342 95,26342 93,26341 91,26341 88,26340 86,26340 83,26340 80,26340 77,26340 74,26340 72,26340 69,26341 67,26341 65,26342 62,26343 60,26344 58,26345 56,26346 54,26347 52,26348 50,26350 48,26351 47,26353 45,26355 43,26357 42,26359 40,26361 39,26363 38,26365 37,26368 36,26370 35,26372 34,26374 34,26377 33,26380 33,26383 32,26386 32,26389 32,26396 32,26506 0,26506 0,26250 32,26250 32,26316 32,26317 32,26319 32,26322 31,26325 31,26326 31,26328 31,26338 31,26340 31,26341 31,26342 31,26343 31,26344 30,26345 30,26345 30,26346 30,26346 30,26346 30,26347 30,26347 30,26347 30,26348 30,26348 30,26349 30,26350 30,26350 30,26351 30,26351 30,26351">
              <text:p/>
            </draw:polygon>
            <draw:path draw:style-name="gr3" draw:text-style-name="P2" draw:layer="layout" svg:width="0.165cm" svg:height="0.192cm" draw:transform="rotate (1.5707963267946) translate (13.1910000000001cm 13.4780000000001cm)" svg:viewBox="0 0 166 193" svg:d="m33 26485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51cm" svg:height="0.192cm" draw:transform="rotate (1.5707963267946) translate (13.1910000000001cm 13.2820000000001cm)" svg:viewBox="0 0 152 193" draw:points="32,26477 32,26485 33,26493 34,26500 35,26507 37,26514 37,26517 38,26520 39,26522 40,26525 42,26528 43,26530 46,26534 48,26537 49,26539 51,26541 53,26542 54,26543 55,26544 56,26544 57,26545 59,26546 62,26548 64,26549 67,26549 70,26550 73,26551 76,26551 79,26551 83,26551 87,26550 91,26550 94,26549 98,26547 101,26546 103,26545 104,26544 106,26543 107,26542 108,26541 110,26540 111,26538 112,26537 113,26535 114,26534 115,26532 116,26531 118,26527 119,26523 120,26519 121,26515 152,26515 152,26518 151,26521 150,26524 150,26526 149,26529 148,26532 146,26535 145,26538 143,26541 142,26543 140,26546 139,26548 137,26550 135,26553 131,26557 129,26559 126,26561 124,26563 121,26565 119,26566 116,26568 113,26569 110,26570 107,26571 103,26572 99,26573 96,26574 92,26574 88,26575 84,26575 80,26575 75,26575 70,26575 65,26574 60,26573 55,26572 51,26571 47,26570 43,26568 39,26566 36,26564 33,26562 29,26559 26,26556 23,26553 21,26550 18,26547 16,26544 14,26540 12,26536 10,26533 8,26529 7,26525 5,26520 4,26516 3,26512 2,26507 1,26503 1,26498 0,26488 0,26478 0,26469 1,26461 2,26453 3,26445 4,26441 5,26438 6,26435 7,26431 8,26428 9,26425 11,26423 12,26420 15,26415 18,26410 20,26408 21,26406 23,26404 25,26402 27,26400 29,26398 31,26397 33,26395 37,26392 41,26390 43,26389 45,26388 48,26387 50,26386 53,26386 55,26385 60,26384 63,26383 65,26383 68,26382 70,26382 75,26382 80,26382 87,26382 91,26382 95,26383 98,26383 102,26384 105,26385 108,26386 111,26387 114,26388 117,26390 119,26391 122,26393 124,26394 127,26396 129,26398 131,26400 133,26402 135,26404 137,26406 139,26409 140,26411 142,26413 143,26416 148,26427 149,26429 150,26432 150,26435 151,26438 119,26438 118,26435 118,26431 117,26428 115,26425 114,26423 112,26420 109,26417 107,26415 104,26413 103,26412 101,26411 98,26410 95,26408 91,26407 87,26407 83,26406 79,26406 76,26406 73,26406 70,26406 67,26407 64,26407 62,26408 59,26409 57,26410 55,26411 53,26413 51,26414 49,26416 47,26418 46,26420 44,26422 43,26424 41,26429 39,26431 38,26434 37,26437 36,26440 36,26443 35,26446 33,26460 32,26468 32,26473">
              <text:p/>
            </draw:polygon>
            <draw:polygon draw:style-name="gr3" draw:text-style-name="P2" draw:layer="layout" svg:width="0.152cm" svg:height="0.255cm" draw:transform="rotate (1.5707963267946) translate (13.125cm 13.0960000000002cm)" svg:viewBox="0 0 153 256" draw:points="117,26506 54,26421 31,26439 31,26506 0,26506 0,26250 31,26250 31,26410 113,26319 149,26319 73,26399 153,26506">
              <text:p/>
            </draw:polygon>
            <draw:polygon draw:style-name="gr3" draw:text-style-name="P2" draw:layer="layout" svg:width="0.153cm" svg:height="0.192cm" draw:transform="rotate (1.5707963267946) translate (13.1910000000001cm 12.9330000000001cm)" svg:viewBox="0 0 154 193" draw:points="154,26520 154,26523 154,26526 153,26529 153,26532 152,26535 151,26538 150,26540 149,26543 148,26546 146,26548 145,26550 143,26553 141,26555 138,26557 136,26559 134,26561 132,26563 129,26564 126,26566 123,26567 120,26568 117,26569 114,26570 110,26571 107,26572 103,26573 99,26574 95,26574 91,26575 87,26575 78,26575 70,26575 63,26574 49,26573 46,26572 43,26571 40,26570 37,26569 34,26568 31,26567 26,26564 23,26563 21,26561 19,26560 17,26558 15,26556 13,26554 12,26552 10,26550 8,26548 7,26545 5,26543 4,26540 3,26537 2,26534 1,26531 0,26528 27,26522 28,26526 30,26529 31,26532 32,26534 33,26535 34,26537 35,26538 37,26539 38,26540 39,26541 41,26542 42,26543 44,26544 46,26545 47,26546 51,26547 54,26548 58,26549 63,26550 67,26551 73,26551 78,26551 83,26551 88,26551 92,26551 94,26550 96,26550 98,26550 100,26549 104,26548 108,26546 109,26546 111,26545 112,26544 114,26543 115,26542 116,26541 117,26540 118,26539 119,26537 120,26536 121,26533 122,26531 123,26530 123,26528 124,26526 124,26524 124,26522 124,26520 124,26518 123,26516 123,26515 122,26513 121,26511 121,26510 120,26508 120,26507 119,26507 119,26506 118,26505 117,26505 117,26504 115,26503 112,26501 111,26500 109,26499 105,26497 101,26496 96,26494 91,26493 69,26487 47,26481 42,26479 37,26476 32,26474 29,26472 27,26471 25,26469 23,26468 21,26466 19,26464 17,26462 16,26460 14,26458 13,26456 11,26451 10,26449 9,26446 8,26443 8,26440 7,26437 7,26434 7,26428 8,26425 8,26422 9,26419 10,26417 10,26414 12,26411 13,26409 14,26407 16,26405 17,26402 19,26400 21,26399 23,26397 25,26395 30,26392 36,26389 41,26387 48,26385 55,26384 62,26383 70,26382 78,26382 86,26382 93,26383 100,26384 106,26385 112,26386 117,26388 122,26391 127,26393 129,26394 132,26396 134,26397 136,26399 137,26401 139,26403 141,26405 142,26407 144,26409 145,26412 146,26414 147,26417 149,26422 150,26428 123,26431 123,26429 122,26427 121,26426 121,26424 120,26423 119,26421 118,26420 117,26419 115,26417 112,26415 111,26414 110,26413 108,26412 107,26411 105,26410 104,26410 102,26409 101,26409 98,26408 94,26407 90,26406 86,26406 84,26405 82,26405 80,26405 78,26405 73,26405 68,26406 64,26406 60,26407 56,26408 53,26409 50,26411 47,26412 46,26413 45,26414 44,26415 43,26416 42,26417 41,26418 40,26419 40,26420 39,26421 39,26423 38,26424 38,26425 37,26427 37,26428 37,26430 37,26431 37,26433 37,26435 38,26436 38,26438 39,26439 40,26441 41,26444 43,26446 46,26448 47,26449 48,26450 50,26451 51,26452 53,26453 54,26453 58,26455 67,26458 69,26459 72,26459 77,26460 88,26463 90,26463 92,26464 96,26465 99,26466 101,26467 103,26467 105,26467 107,26468 111,26469 114,26471 118,26472 120,26473 122,26474 125,26475 132,26479 135,26481 138,26484 139,26485 141,26486 142,26488 143,26489 145,26492 147,26495 148,26497 149,26498 150,26500 151,26502 152,26504 152,26506 153,26508 153,26510 154,26513 154,26515 154,26517">
              <text:p/>
            </draw:polygon>
          </draw:g>
          <draw:g>
            <draw:polygon draw:style-name="gr2" draw:text-style-name="P1" draw:layer="layout" svg:width="3.404cm" svg:height="0.846cm" draw:transform="rotate (1.5707963267946) translate (14.434cm 15.4850000000008cm)" svg:viewBox="0 0 3405 847" draw:points="0,29715 0,28868 3405,28868 3405,29715">
              <text:p/>
            </draw:polygon>
            <draw:path draw:style-name="gr3" draw:text-style-name="P2" draw:layer="layout" svg:width="0.233cm" svg:height="0.242cm" draw:transform="rotate (1.5707963267946) translate (14.5390000000001cm 15.0090000000002cm)" svg:viewBox="0 0 234 243" svg:d="m200 29321-28-71h-110l-28 71h-34l99-243h37l98 243zm-103-177v-2l-1-1-1-4-3-7-1-4-1-3-1-3-1-3-1-3-1-1v-1l-1-1v-1-1-1 0l-1-2v-2l-1-1v0 0 0 1 0l-1 1v1 1 1 1 0 1 0l-1 1v2l-3 5-1 2v1l-1 2v1l-1 3v2l-1 2-1 3-2 3-1 4-1 1v2l-31 80h91z">
              <text:p/>
            </draw:path>
            <draw:polygon draw:style-name="gr3" draw:text-style-name="P2" draw:layer="layout" svg:width="0.149cm" svg:height="0.189cm" draw:transform="rotate (1.5707963267946) translate (14.5920000000001cm 14.752cm)" svg:viewBox="0 0 150 190" draw:points="119,29374 119,29255 119,29249 119,29243 119,29240 118,29238 118,29235 117,29233 117,29231 116,29229 115,29227 115,29225 114,29223 113,29221 112,29220 111,29218 110,29217 109,29215 107,29214 106,29213 104,29212 103,29212 99,29210 95,29209 91,29209 86,29208 84,29208 81,29208 78,29208 75,29208 73,29208 70,29209 68,29209 66,29210 63,29211 61,29212 57,29214 55,29215 53,29217 51,29218 49,29220 48,29221 46,29223 43,29227 42,29229 40,29231 39,29234 38,29236 37,29238 36,29241 35,29244 35,29246 34,29249 34,29252 33,29256 33,29259 33,29266 33,29374 1,29374 1,29227 1,29215 1,29203 1,29193 1,29191 1,29190 1,29190 1,29189 1,29188 1,29188 0,29188 0,29187 0,29187 0,29187 0,29187 30,29187 30,29192 30,29194 30,29196 30,29197 30,29199 31,29200 31,29201 31,29211 31,29219 32,29219 36,29212 39,29208 41,29205 42,29204 44,29202 45,29201 47,29199 48,29198 50,29196 52,29195 54,29194 58,29192 62,29190 64,29189 66,29188 68,29187 70,29186 75,29185 80,29185 85,29184 91,29184 99,29184 103,29184 106,29185 109,29185 112,29186 115,29187 118,29188 121,29189 123,29190 126,29191 128,29192 130,29194 132,29196 133,29197 134,29198 135,29199 136,29200 138,29202 140,29204 141,29206 143,29209 144,29211 145,29214 146,29217 147,29220 148,29223 148,29226 149,29230 149,29233 150,29241 150,29250 150,29374">
              <text:p/>
            </draw:polygon>
            <draw:polygon draw:style-name="gr3" draw:text-style-name="P2" draw:layer="layout" svg:width="0.149cm" svg:height="0.189cm" draw:transform="rotate (1.5707963267946) translate (14.5920000000001cm 14.556cm)" svg:viewBox="0 0 150 190" draw:points="119,29374 119,29255 119,29249 119,29243 119,29240 118,29238 118,29235 117,29233 117,29231 116,29229 115,29227 115,29225 114,29223 113,29221 112,29220 111,29218 110,29217 109,29215 107,29214 106,29213 104,29212 103,29212 99,29210 95,29209 91,29209 86,29208 84,29208 81,29208 78,29208 75,29208 73,29208 70,29209 68,29209 66,29210 63,29211 61,29212 57,29214 55,29215 53,29217 51,29218 49,29220 48,29221 46,29223 43,29227 42,29229 40,29231 39,29234 38,29236 37,29238 36,29241 35,29244 35,29246 34,29249 34,29252 33,29256 33,29259 33,29266 33,29374 1,29374 1,29227 1,29215 1,29203 1,29193 1,29191 1,29190 1,29190 1,29189 1,29188 1,29188 0,29188 0,29187 0,29187 0,29187 0,29187 30,29187 30,29192 30,29194 30,29196 30,29197 30,29199 31,29200 31,29201 31,29211 31,29219 32,29219 36,29212 39,29208 41,29205 42,29204 44,29202 45,29201 47,29199 48,29198 50,29196 52,29195 54,29194 58,29192 62,29190 64,29189 66,29188 68,29187 70,29186 75,29185 80,29185 85,29184 91,29184 99,29184 103,29184 106,29185 109,29185 112,29186 115,29187 118,29188 121,29189 123,29190 126,29191 128,29192 130,29194 132,29196 133,29197 134,29198 135,29199 136,29200 138,29202 140,29204 141,29206 143,29209 144,29211 145,29214 146,29217 147,29220 148,29223 148,29226 149,29230 149,29233 150,29241 150,29250 150,29374">
              <text:p/>
            </draw:polygon>
            <draw:path draw:style-name="gr3" draw:text-style-name="P2" draw:layer="layout" svg:width="0.166cm" svg:height="0.192cm" draw:transform="rotate (1.5707963267946) translate (14.5920000000001cm 14.3680000000001cm)" svg:viewBox="0 0 167 193" svg:d="m167 2928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089cm" svg:height="0.23cm" draw:transform="rotate (1.5707963267946) translate (14.554cm 14.1820000000001cm)" svg:viewBox="0 0 90 231" draw:points="90,29335 76,29338 74,29338 72,29339 70,29339 68,29339 64,29339 59,29339 54,29339 50,29338 46,29338 43,29336 39,29335 36,29333 34,29331 31,29328 29,29326 27,29323 26,29319 24,29315 23,29311 23,29307 22,29302 22,29297 22,29172 0,29172 0,29149 23,29149 32,29108 53,29108 53,29149 87,29149 87,29172 53,29172 53,29290 53,29293 53,29296 53,29299 54,29301 54,29304 55,29305 55,29306 56,29307 56,29307 56,29308 57,29309 58,29310 58,29310 59,29311 60,29311 60,29312 61,29312 62,29313 63,29313 64,29313 65,29313 68,29314 70,29314 73,29314 81,29314 82,29314 83,29314 84,29314 85,29313 88,29313 90,29312">
              <text:p/>
            </draw:polygon>
            <draw:path draw:style-name="gr3" draw:text-style-name="P2" draw:layer="layout" svg:width="0.18cm" svg:height="0.193cm" draw:transform="rotate (1.5707963267946) translate (14.5910000000001cm 14.0740000000001cm)" svg:viewBox="0 0 181 194" svg:d="m56 2937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89cm" svg:height="0.23cm" draw:transform="rotate (1.5707963267946) translate (14.554cm 13.8880000000001cm)" svg:viewBox="0 0 90 231" draw:points="90,29335 76,29338 74,29338 72,29339 70,29339 68,29339 64,29339 59,29339 54,29339 50,29338 46,29338 43,29336 39,29335 36,29333 34,29331 31,29328 29,29326 27,29323 26,29319 24,29315 23,29311 23,29307 22,29302 22,29297 22,29172 0,29172 0,29149 23,29149 32,29108 53,29108 53,29149 87,29149 87,29172 53,29172 53,29290 53,29293 53,29296 53,29299 54,29301 54,29304 55,29305 55,29306 56,29307 56,29307 56,29308 57,29309 58,29310 58,29310 59,29311 60,29311 60,29312 61,29312 62,29313 63,29313 64,29313 65,29313 68,29314 70,29314 73,29314 81,29314 82,29314 83,29314 84,29314 85,29313 88,29313 90,29312">
              <text:p/>
            </draw:polygon>
            <draw:path draw:style-name="gr3" draw:text-style-name="P2" draw:layer="layout" svg:width="0.03cm" svg:height="0.255cm" draw:transform="rotate (1.5707963267946) translate (14.526cm 13.7710000000002cm)" svg:viewBox="0 0 31 256" svg:d="m0 29082v-30h31v30zm-31 226v-187h31v187z">
              <text:p/>
            </draw:path>
            <draw:path draw:style-name="gr3" draw:text-style-name="P2" draw:layer="layout" svg:width="0.166cm" svg:height="0.192cm" draw:transform="rotate (1.5707963267946) translate (14.5920000000001cm 13.7010000000001cm)" svg:viewBox="0 0 167 193" svg:d="m167 2928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49cm" svg:height="0.189cm" draw:transform="rotate (1.5707963267946) translate (14.5920000000001cm 13.497cm)" svg:viewBox="0 0 150 190" draw:points="119,29374 119,29255 119,29249 119,29243 119,29240 118,29238 118,29235 117,29233 117,29231 116,29229 115,29227 115,29225 114,29223 113,29221 112,29220 111,29218 110,29217 109,29215 107,29214 106,29213 104,29212 103,29212 99,29210 95,29209 91,29209 86,29208 84,29208 81,29208 78,29208 75,29208 73,29208 70,29209 68,29209 66,29210 63,29211 61,29212 57,29214 55,29215 53,29217 51,29218 49,29220 48,29221 46,29223 43,29227 42,29229 40,29231 39,29234 38,29236 37,29238 36,29241 35,29244 35,29246 34,29249 34,29252 33,29256 33,29259 33,29266 33,29374 1,29374 1,29227 1,29215 1,29203 1,29193 1,29191 1,29190 1,29190 1,29189 1,29188 1,29188 0,29188 0,29187 0,29187 0,29187 0,29187 30,29187 30,29192 30,29194 30,29196 30,29197 30,29199 31,29200 31,29201 31,29211 31,29219 32,29219 36,29212 39,29208 41,29205 42,29204 44,29202 45,29201 47,29199 48,29198 50,29196 52,29195 54,29194 58,29192 62,29190 64,29189 66,29188 68,29187 70,29186 75,29185 80,29185 85,29184 91,29184 99,29184 103,29184 106,29185 109,29185 112,29186 115,29187 118,29188 121,29189 123,29190 126,29191 128,29192 130,29194 132,29196 133,29197 134,29198 135,29199 136,29200 138,29202 140,29204 141,29206 143,29209 144,29211 145,29214 146,29217 147,29220 148,29223 148,29226 149,29230 149,29233 150,29241 150,29250 150,29374">
              <text:p/>
            </draw:polygon>
            <draw:path draw:style-name="gr3" draw:text-style-name="P2" draw:layer="layout" svg:width="0.18cm" svg:height="0.193cm" draw:transform="rotate (1.5707963267946) translate (14.5910000000001cm 13.2110000000001cm)" svg:viewBox="0 0 181 194" svg:d="m56 2937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149cm" svg:height="0.189cm" draw:transform="rotate (1.5707963267946) translate (14.5920000000001cm 13.007cm)" svg:viewBox="0 0 150 190" draw:points="119,29374 119,29255 119,29249 119,29243 119,29240 118,29238 118,29235 117,29233 117,29231 116,29229 115,29227 115,29225 114,29223 113,29221 112,29220 111,29218 110,29217 109,29215 107,29214 106,29213 104,29212 103,29212 99,29210 95,29209 91,29209 86,29208 84,29208 81,29208 78,29208 75,29208 73,29208 70,29209 68,29209 66,29210 63,29211 61,29212 57,29214 55,29215 53,29217 51,29218 49,29220 48,29221 46,29223 43,29227 42,29229 40,29231 39,29234 38,29236 37,29238 36,29241 35,29244 35,29246 34,29249 34,29252 33,29256 33,29259 33,29266 33,29374 1,29374 1,29227 1,29215 1,29203 1,29193 1,29191 1,29190 1,29190 1,29189 1,29188 1,29188 0,29188 0,29187 0,29187 0,29187 0,29187 30,29187 30,29192 30,29194 30,29196 30,29197 30,29199 31,29200 31,29201 31,29211 31,29219 32,29219 36,29212 39,29208 41,29205 42,29204 44,29202 45,29201 47,29199 48,29198 50,29196 52,29195 54,29194 58,29192 62,29190 64,29189 66,29188 68,29187 70,29186 75,29185 80,29185 85,29184 91,29184 99,29184 103,29184 106,29185 109,29185 112,29186 115,29187 118,29188 121,29189 123,29190 126,29191 128,29192 130,29194 132,29196 133,29197 134,29198 135,29199 136,29200 138,29202 140,29204 141,29206 143,29209 144,29211 145,29214 146,29217 147,29220 148,29223 148,29226 149,29230 149,29233 150,29241 150,29250 150,29374">
              <text:p/>
            </draw:polygon>
            <draw:path draw:style-name="gr3" draw:text-style-name="P2" draw:layer="layout" svg:width="0.158cm" svg:height="0.258cm" draw:transform="rotate (1.5707963267946) translate (14.5260000000001cm 12.8190000000001cm)" svg:viewBox="0 0 159 259" svg:d="m127 29278-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polygon draw:style-name="gr3" draw:text-style-name="P2" draw:layer="layout" svg:width="0.202cm" svg:height="0.249cm" draw:transform="rotate (1.5707963267946) translate (14.9290000000001cm 15.3880000000002cm)" svg:viewBox="0 0 203 250" draw:points="203,30037 203,30041 203,30045 202,30049 201,30052 201,30056 200,30059 198,30063 197,30066 195,30069 194,30072 192,30075 189,30078 187,30081 185,30083 182,30086 179,30088 176,30090 172,30092 169,30094 165,30096 161,30098 157,30100 148,30103 138,30105 127,30107 115,30108 103,30108 92,30108 82,30107 72,30106 63,30104 54,30102 46,30099 39,30096 35,30094 32,30092 26,30088 21,30083 18,30080 16,30078 14,30075 11,30072 8,30066 5,30060 2,30053 0,30046 32,30040 34,30044 35,30049 36,30051 37,30053 38,30055 39,30057 40,30059 42,30061 43,30063 45,30064 47,30066 49,30067 51,30069 53,30070 63,30075 65,30076 68,30077 71,30078 74,30079 77,30080 80,30080 84,30081 87,30081 95,30082 104,30082 111,30082 118,30081 125,30081 131,30080 137,30078 140,30078 142,30077 145,30076 147,30075 150,30073 152,30072 154,30070 156,30069 158,30067 160,30066 161,30064 163,30063 166,30059 167,30057 168,30054 169,30052 170,30050 170,30047 171,30045 171,30042 171,30039 171,30036 171,30033 170,30031 170,30028 169,30026 168,30024 166,30022 165,30020 164,30018 162,30016 161,30015 159,30013 157,30012 155,30010 153,30009 150,30008 145,30006 139,30004 133,30002 130,30001 127,30000 119,29998 112,29996 96,29992 91,29991 86,29990 81,29989 76,29988 71,29986 66,29985 61,29983 56,29981 54,29980 52,29979 49,29978 47,29977 45,29976 43,29975 41,29973 39,29972 37,29971 35,29969 31,29966 29,29965 27,29963 26,29962 24,29960 23,29958 21,29956 20,29954 19,29952 18,29950 17,29948 16,29946 15,29944 14,29939 13,29937 12,29934 12,29932 11,29929 11,29926 11,29923 11,29919 12,29915 12,29911 13,29907 14,29904 15,29900 17,29896 18,29893 19,29891 20,29890 21,29888 22,29887 24,29884 27,29881 29,29879 32,29877 35,29875 38,29873 41,29871 44,29869 48,29868 51,29866 55,29865 59,29864 63,29863 67,29862 76,29861 85,29859 94,29858 99,29858 104,29858 115,29858 125,29859 130,29859 134,29860 138,29861 142,29862 157,29866 160,29867 163,29869 166,29870 168,29871 169,29872 174,29876 177,29878 179,29880 181,29883 183,29885 185,29887 187,29890 190,29895 193,29901 196,29907 198,29914 165,29920 165,29918 164,29916 163,29913 162,29911 161,29909 160,29907 159,29906 158,29904 157,29902 156,29900 154,29899 153,29897 151,29896 150,29894 148,29893 146,29892 144,29891 142,29890 140,29889 138,29888 133,29887 128,29885 123,29884 117,29884 110,29883 103,29883 95,29883 88,29884 84,29884 81,29885 78,29885 75,29886 72,29887 69,29888 67,29889 64,29890 62,29891 60,29892 56,29894 55,29895 53,29897 52,29898 51,29900 46,29906 45,29907 45,29908 45,29908 44,29909 44,29910 44,29911 43,29913 43,29915 43,29917 43,29921 43,29924 43,29926 44,29929 45,29931 45,29933 46,29935 48,29937 49,29939 51,29941 52,29943 54,29944 55,29946 57,29947 59,29949 62,29950 64,29951 69,29953 74,29955 85,29959 111,29965 117,29966 123,29967 134,29970 155,29976 160,29978 165,29980 174,29985 176,29986 178,29987 180,29989 182,29990 184,29992 186,29993 187,29995 189,29997 192,30001 195,30005 198,30010 200,30014 201,30017 201,30019 202,30022 202,30025 203,30028 203,30031 203,30034">
              <text:p/>
            </draw:polygon>
            <draw:polygon draw:style-name="gr3" draw:text-style-name="P2" draw:layer="layout" svg:width="0.149cm" svg:height="0.189cm" draw:transform="rotate (1.5707963267946) translate (14.989cm 15.1460000000001cm)" svg:viewBox="0 0 150 190" draw:points="31,29978 31,30097 31,30103 32,30109 32,30114 33,30119 33,30121 34,30123 35,30125 36,30127 37,30129 38,30131 39,30132 40,30134 41,30135 42,30137 43,30138 45,30139 46,30140 48,30140 49,30141 51,30142 55,30143 59,30143 64,30144 70,30144 73,30144 75,30144 78,30144 80,30143 83,30143 85,30142 87,30141 88,30141 89,30140 97,30135 99,30134 101,30132 103,30131 105,30129 106,30127 108,30125 109,30123 110,30121 111,30118 112,30116 113,30114 114,30111 115,30106 116,30103 117,30100 117,30096 118,30093 118,30090 118,30086 118,29978 149,29978 149,30125 149,30137 149,30149 149,30152 149,30155 149,30156 149,30157 150,30158 150,30158 150,30159 150,30159 150,30159 150,30160 150,30160 150,30161 150,30161 150,30162 150,30162 150,30164 150,30165 150,30165 150,30165 121,30165 121,30165 121,30165 121,30164 120,30164 120,30164 120,30164 120,30163 120,30162 120,30161 120,30160 120,30151 120,30150 120,30149 119,30146 119,30144 119,30142 119,30141 119,30133 119,30133 117,30137 114,30140 109,30147 108,30148 106,30150 105,30151 103,30153 102,30154 100,30156 98,30157 96,30158 94,30159 93,30160 91,30161 89,30162 87,30163 84,30164 82,30165 80,30166 75,30167 70,30167 65,30168 59,30168 52,30168 48,30168 45,30167 41,30167 38,30166 35,30165 32,30164 29,30163 27,30162 25,30161 22,30159 20,30158 18,30156 16,30154 14,30152 12,30150 11,30148 9,30146 8,30143 6,30141 5,30138 3,30132 2,30129 2,30126 1,30122 1,30118 0,30111 0,30102 0,29978">
              <text:p/>
            </draw:polygon>
            <draw:path draw:style-name="gr3" draw:text-style-name="P2" draw:layer="layout" svg:width="0.158cm" svg:height="0.258cm" draw:transform="rotate (1.5707963267946) translate (14.92cm 14.9500000000002cm)" svg:viewBox="0 0 159 259" svg:d="m159 30002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olygon draw:style-name="gr3" draw:text-style-name="P2" draw:layer="layout" svg:width="0.247cm" svg:height="0.189cm" draw:transform="rotate (1.5707963267946) translate (14.9860000000001cm 14.754cm)" svg:viewBox="0 0 248 190" draw:points="109,30162 109,30043 109,30031 109,30026 108,30023 108,30021 108,30019 107,30017 106,30015 106,30013 105,30011 104,30009 103,30008 102,30006 101,30005 100,30003 99,30002 97,30001 96,30000 94,30000 93,29999 91,29998 89,29997 87,29997 86,29996 84,29996 82,29996 80,29996 75,29996 73,29996 70,29996 68,29996 66,29997 64,29997 61,29998 59,29999 57,30000 55,30001 53,30002 52,30003 50,30004 49,30006 47,30007 46,30009 44,30011 43,30013 41,30015 40,30017 39,30019 38,30022 37,30024 36,30026 35,30029 34,30032 34,30034 33,30037 33,30040 32,30044 32,30047 32,30054 32,30162 1,30162 1,30015 1,30003 1,29991 1,29981 1,29979 1,29978 1,29978 1,29977 1,29976 1,29976 0,29976 0,29975 0,29975 0,29975 0,29975 30,29975 30,29980 30,29982 30,29984 30,29985 30,29987 31,29988 31,29989 31,29999 31,30007 32,30007 33,30005 34,30003 35,30001 36,30000 37,29998 38,29996 40,29995 41,29993 42,29991 43,29990 45,29988 46,29987 48,29985 49,29984 52,29982 54,29981 55,29980 57,29979 59,29978 61,29977 63,29976 65,29975 67,29974 71,29973 76,29973 81,29972 83,29972 86,29972 91,29972 96,29973 101,29973 105,29974 109,29975 113,29977 117,29978 120,29980 123,29982 126,29985 128,29988 130,29991 132,29995 134,29999 136,30003 137,30007 137,30007 139,30003 142,30000 143,29998 144,29996 146,29995 147,29993 153,29987 154,29986 156,29984 157,29983 159,29982 166,29978 168,29977 170,29976 172,29975 174,29974 179,29973 183,29973 188,29972 194,29972 197,29972 201,29972 204,29972 207,29973 210,29973 213,29974 215,29975 218,29976 221,29977 223,29978 225,29979 228,29980 230,29982 232,29984 233,29986 235,29988 236,29990 238,29992 239,29994 241,29997 242,29999 243,30002 244,30005 245,30008 246,30011 246,30014 247,30018 247,30021 248,30029 248,30038 248,30162 217,30162 217,30043 217,30037 217,30031 217,30028 216,30026 216,30023 215,30021 215,30019 214,30017 214,30015 213,30013 212,30011 211,30009 210,30006 210,30005 209,30005 209,30004 208,30003 207,30003 207,30002 205,30001 204,30000 202,30000 199,29998 198,29998 197,29997 197,29997 196,29997 194,29996 192,29996 190,29996 187,29996 183,29996 180,29996 178,29996 176,29996 174,29997 171,29997 169,29998 167,29999 165,30000 163,30001 161,30002 159,30003 158,30004 156,30006 155,30007 153,30009 152,30011 147,30019 146,30021 145,30024 144,30026 143,30029 142,30035 141,30038 141,30041 140,30044 140,30047 140,30054 140,30162">
              <text:p/>
            </draw:polygon>
            <draw:path draw:style-name="gr3" draw:text-style-name="P2" draw:layer="layout" svg:width="0.03cm" svg:height="0.255cm" draw:transform="rotate (1.5707963267946) translate (14.92cm 14.4590000000002cm)" svg:viewBox="0 0 31 256" svg:d="m0 29870v-30h31v30zm-31 226v-187h31v187z">
              <text:p/>
            </draw:path>
            <draw:polygon draw:style-name="gr3" draw:text-style-name="P2" draw:layer="layout" svg:width="0.153cm" svg:height="0.192cm" draw:transform="rotate (1.5707963267946) translate (14.9860000000001cm 14.3940000000001cm)" svg:viewBox="0 0 154 193" draw:points="154,30110 154,30113 154,30116 153,30119 153,30122 152,30125 151,30128 150,30130 149,30133 148,30136 146,30138 145,30140 143,30143 141,30145 138,30147 136,30149 134,30151 132,30153 129,30154 126,30156 123,30157 120,30158 117,30159 114,30160 110,30161 107,30162 103,30163 99,30164 95,30164 91,30165 87,30165 78,30165 70,30165 63,30164 49,30163 46,30162 43,30161 40,30160 37,30159 34,30158 31,30157 26,30154 23,30153 21,30151 19,30150 17,30148 15,30146 13,30144 12,30142 10,30140 8,30138 7,30135 5,30133 4,30130 3,30127 2,30124 1,30121 0,30118 27,30112 28,30116 30,30119 31,30122 32,30124 33,30125 34,30127 35,30128 37,30129 38,30130 39,30131 41,30132 42,30133 44,30134 46,30135 47,30136 51,30137 54,30138 58,30139 63,30140 67,30141 73,30141 78,30141 83,30141 88,30141 92,30141 94,30140 96,30140 98,30140 100,30139 104,30138 108,30136 109,30136 111,30135 112,30134 114,30133 115,30132 116,30131 117,30130 118,30129 119,30127 120,30126 121,30123 122,30121 123,30120 123,30118 124,30116 124,30114 124,30112 124,30110 124,30108 123,30106 123,30105 122,30103 121,30101 121,30100 120,30098 120,30097 119,30097 119,30096 118,30095 117,30095 117,30094 115,30093 112,30091 111,30090 109,30089 105,30087 101,30086 96,30084 91,30083 69,30077 47,30071 42,30069 37,30066 32,30064 29,30062 27,30061 25,30059 23,30058 21,30056 19,30054 17,30052 16,30050 14,30048 13,30046 11,30041 10,30039 9,30036 8,30033 8,30030 7,30027 7,30024 7,30018 8,30015 8,30012 9,30009 10,30007 10,30004 12,30001 13,29999 14,29997 16,29995 17,29992 19,29990 21,29989 23,29987 25,29985 30,29982 36,29979 41,29977 48,29975 55,29974 62,29973 70,29972 78,29972 86,29972 93,29973 100,29974 106,29975 112,29976 117,29978 122,29981 127,29983 129,29984 132,29986 134,29987 136,29989 137,29991 139,29993 141,29995 142,29997 144,29999 145,30002 146,30004 147,30007 149,30012 150,30018 123,30021 123,30019 122,30017 121,30016 121,30014 120,30013 119,30011 118,30010 117,30009 115,30007 112,30005 111,30004 110,30003 108,30002 107,30001 105,30000 104,30000 102,29999 101,29999 98,29998 94,29997 90,29996 86,29996 84,29995 82,29995 80,29995 78,29995 73,29995 68,29996 64,29996 60,29997 56,29998 53,29999 50,30001 47,30002 46,30003 45,30004 44,30005 43,30006 42,30007 41,30008 40,30009 40,30010 39,30011 39,30013 38,30014 38,30015 37,30017 37,30018 37,30020 37,30021 37,30023 37,30025 38,30026 38,30028 39,30029 40,30031 41,30034 43,30036 46,30038 47,30039 48,30040 50,30041 51,30042 53,30043 54,30043 58,30045 67,30048 69,30049 72,30049 77,30050 88,30053 90,30053 92,30054 96,30055 99,30056 101,30057 103,30057 105,30057 107,30058 111,30059 114,30061 118,30062 120,30063 122,30064 125,30065 132,30069 135,30071 138,30074 139,30075 141,30076 142,30078 143,30079 145,30082 147,30085 148,30087 149,30088 150,30090 151,30092 152,30094 152,30096 153,30098 153,30100 154,30103 154,30105 154,30107">
              <text:p/>
            </draw:polygon>
            <draw:polygon draw:style-name="gr3" draw:text-style-name="P2" draw:layer="layout" svg:width="0.153cm" svg:height="0.192cm" draw:transform="rotate (1.5707963267946) translate (14.9860000000001cm 14.2180000000001cm)" svg:viewBox="0 0 154 193" draw:points="154,30110 154,30113 154,30116 153,30119 153,30122 152,30125 151,30128 150,30130 149,30133 148,30136 146,30138 145,30140 143,30143 141,30145 138,30147 136,30149 134,30151 132,30153 129,30154 126,30156 123,30157 120,30158 117,30159 114,30160 110,30161 107,30162 103,30163 99,30164 95,30164 91,30165 87,30165 78,30165 70,30165 63,30164 49,30163 46,30162 43,30161 40,30160 37,30159 34,30158 31,30157 26,30154 23,30153 21,30151 19,30150 17,30148 15,30146 13,30144 12,30142 10,30140 8,30138 7,30135 5,30133 4,30130 3,30127 2,30124 1,30121 0,30118 27,30112 28,30116 30,30119 31,30122 32,30124 33,30125 34,30127 35,30128 37,30129 38,30130 39,30131 41,30132 42,30133 44,30134 46,30135 47,30136 51,30137 54,30138 58,30139 63,30140 67,30141 73,30141 78,30141 83,30141 88,30141 92,30141 94,30140 96,30140 98,30140 100,30139 104,30138 108,30136 109,30136 111,30135 112,30134 114,30133 115,30132 116,30131 117,30130 118,30129 119,30127 120,30126 121,30123 122,30121 123,30120 123,30118 124,30116 124,30114 124,30112 124,30110 124,30108 123,30106 123,30105 122,30103 121,30101 121,30100 120,30098 120,30097 119,30097 119,30096 118,30095 117,30095 117,30094 115,30093 112,30091 111,30090 109,30089 105,30087 101,30086 96,30084 91,30083 69,30077 47,30071 42,30069 37,30066 32,30064 29,30062 27,30061 25,30059 23,30058 21,30056 19,30054 17,30052 16,30050 14,30048 13,30046 11,30041 10,30039 9,30036 8,30033 8,30030 7,30027 7,30024 7,30018 8,30015 8,30012 9,30009 10,30007 10,30004 12,30001 13,29999 14,29997 16,29995 17,29992 19,29990 21,29989 23,29987 25,29985 30,29982 36,29979 41,29977 48,29975 55,29974 62,29973 70,29972 78,29972 86,29972 93,29973 100,29974 106,29975 112,29976 117,29978 122,29981 127,29983 129,29984 132,29986 134,29987 136,29989 137,29991 139,29993 141,29995 142,29997 144,29999 145,30002 146,30004 147,30007 149,30012 150,30018 123,30021 123,30019 122,30017 121,30016 121,30014 120,30013 119,30011 118,30010 117,30009 115,30007 112,30005 111,30004 110,30003 108,30002 107,30001 105,30000 104,30000 102,29999 101,29999 98,29998 94,29997 90,29996 86,29996 84,29995 82,29995 80,29995 78,29995 73,29995 68,29996 64,29996 60,29997 56,29998 53,29999 50,30001 47,30002 46,30003 45,30004 44,30005 43,30006 42,30007 41,30008 40,30009 40,30010 39,30011 39,30013 38,30014 38,30015 37,30017 37,30018 37,30020 37,30021 37,30023 37,30025 38,30026 38,30028 39,30029 40,30031 41,30034 43,30036 46,30038 47,30039 48,30040 50,30041 51,30042 53,30043 54,30043 58,30045 67,30048 69,30049 72,30049 77,30050 88,30053 90,30053 92,30054 96,30055 99,30056 101,30057 103,30057 105,30057 107,30058 111,30059 114,30061 118,30062 120,30063 122,30064 125,30065 132,30069 135,30071 138,30074 139,30075 141,30076 142,30078 143,30079 145,30082 147,30085 148,30087 149,30088 150,30090 151,30092 152,30094 152,30096 153,30098 153,30100 154,30103 154,30105 154,30107">
              <text:p/>
            </draw:polygon>
            <draw:path draw:style-name="gr3" draw:text-style-name="P2" draw:layer="layout" svg:width="0.03cm" svg:height="0.255cm" draw:transform="rotate (1.5707963267946) translate (14.92cm 14.0280000000002cm)" svg:viewBox="0 0 31 256" svg:d="m0 29870v-30h31v30zm-31 226v-187h31v187z">
              <text:p/>
            </draw:path>
            <draw:path draw:style-name="gr3" draw:text-style-name="P2" draw:layer="layout" svg:width="0.166cm" svg:height="0.192cm" draw:transform="rotate (1.5707963267946) translate (14.9860000000001cm 13.9580000000001cm)" svg:viewBox="0 0 167 193" svg:d="m167 30068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49cm" svg:height="0.189cm" draw:transform="rotate (1.5707963267946) translate (14.9860000000001cm 13.754cm)" svg:viewBox="0 0 150 190" draw:points="119,30162 119,30043 119,30037 119,30031 119,30028 118,30026 118,30023 117,30021 117,30019 116,30017 115,30015 115,30013 114,30011 113,30009 112,30008 111,30006 110,30005 109,30003 107,30002 106,30001 104,30000 103,30000 99,29998 95,29997 91,29997 86,29996 84,29996 81,29996 78,29996 75,29996 73,29996 70,29997 68,29997 66,29998 63,29999 61,30000 57,30002 55,30003 53,30005 51,30006 49,30008 48,30009 46,30011 43,30015 42,30017 40,30019 39,30022 38,30024 37,30026 36,30029 35,30032 35,30034 34,30037 34,30040 33,30044 33,30047 33,30054 33,30162 1,30162 1,30015 1,30003 1,29991 1,29981 1,29979 1,29978 1,29978 1,29977 1,29976 1,29976 0,29976 0,29975 0,29975 0,29975 0,29975 30,29975 30,29980 30,29982 30,29984 30,29985 30,29987 31,29988 31,29989 31,29999 31,30007 32,30007 36,30000 39,29996 41,29993 42,29992 44,29990 45,29989 47,29987 48,29986 50,29984 52,29983 54,29982 58,29980 62,29978 64,29977 66,29976 68,29975 70,29974 75,29973 80,29973 85,29972 91,29972 99,29972 103,29972 106,29973 109,29973 112,29974 115,29975 118,29976 121,29977 123,29978 126,29979 128,29980 130,29982 132,29984 133,29985 134,29986 135,29987 136,29988 138,29990 140,29992 141,29994 143,29997 144,29999 145,30002 146,30005 147,30008 148,30011 148,30014 149,30018 149,30021 150,30029 150,30038 150,30162">
              <text:p/>
            </draw:polygon>
            <draw:polygon draw:style-name="gr3" draw:text-style-name="P2" draw:layer="layout" svg:width="0.222cm" svg:height="0.249cm" draw:transform="rotate (1.5707963267946) translate (14.9290000000001cm 13.4650000000001cm)" svg:viewBox="0 0 223 250" draw:points="119,29885 114,29885 109,29885 104,29886 99,29887 95,29888 90,29889 86,29890 82,29892 78,29894 74,29896 70,29898 67,29900 64,29903 61,29905 58,29908 55,29911 52,29914 50,29918 48,29922 46,29925 44,29929 42,29933 41,29938 39,29942 38,29947 36,29951 35,29956 35,29961 34,29966 33,29971 33,29976 33,29982 33,29988 33,29993 34,29998 34,30003 35,30008 36,30013 38,30017 39,30022 41,30026 42,30031 44,30035 46,30039 49,30043 51,30046 53,30050 56,30053 59,30056 62,30059 65,30062 68,30065 72,30067 76,30070 80,30072 84,30074 88,30076 92,30077 97,30078 101,30079 105,30080 110,30081 115,30081 120,30081 123,30081 127,30081 130,30081 133,30080 137,30080 140,30079 143,30078 146,30077 149,30076 151,30075 154,30074 156,30073 162,30070 167,30067 170,30065 172,30064 174,30062 176,30060 178,30058 180,30055 181,30053 183,30051 187,30046 190,30041 194,30036 195,30033 197,30030 223,30044 221,30047 220,30051 218,30054 216,30057 214,30060 212,30063 210,30066 207,30069 205,30072 202,30075 200,30078 197,30080 191,30085 185,30090 182,30092 178,30094 175,30096 171,30098 167,30099 163,30101 155,30103 147,30105 142,30106 138,30107 133,30107 128,30108 123,30108 118,30108 111,30108 104,30107 97,30107 91,30106 84,30104 78,30103 72,30101 67,30099 62,30097 57,30094 52,30091 47,30088 42,30084 38,30080 34,30076 30,30072 26,30067 23,30063 20,30058 17,30053 14,30049 11,30043 9,30038 7,30032 5,30026 4,30020 3,30014 2,30008 1,30002 0,29995 0,29982 0,29975 1,29968 1,29961 2,29955 3,29949 5,29943 6,29937 8,29931 10,29925 12,29920 15,29914 18,29909 21,29905 24,29900 27,29896 31,29892 35,29888 39,29884 43,29881 48,29878 52,29875 57,29872 63,29869 68,29867 74,29865 79,29863 85,29862 92,29860 98,29859 104,29859 111,29858 118,29858 128,29858 137,29859 146,29860 154,29862 162,29864 169,29866 176,29869 183,29873 189,29877 195,29881 200,29886 205,29892 210,29898 214,29904 218,29911 221,29918 190,29929 189,29927 188,29925 187,29922 186,29920 185,29918 184,29916 182,29914 181,29912 179,29910 178,29908 176,29906 174,29905 172,29903 170,29901 168,29900 166,29898 164,29897 161,29895 159,29894 156,29893 154,29892 151,29891 148,29890 145,29889 142,29888 139,29887 136,29886 133,29886 130,29885 126,29885">
              <text:p/>
            </draw:polygon>
            <draw:polygon draw:style-name="gr3" draw:text-style-name="P2" draw:layer="layout" svg:width="0.088cm" svg:height="0.189cm" draw:transform="rotate (1.5707963267946) translate (14.9860000000001cm 13.205cm)" svg:viewBox="0 0 89 190" draw:points="1,30162 1,30019 1,30007 1,29995 1,29984 1,29981 1,29980 1,29979 1,29978 1,29977 0,29976 0,29975 30,29975 30,29984 30,29985 30,29986 30,29989 31,29992 31,29994 31,29995 31,30005 31,30014 32,30014 34,30009 35,30004 36,30001 37,29999 38,29997 39,29995 40,29993 41,29991 42,29989 43,29988 44,29986 45,29985 47,29983 47,29983 48,29982 53,29978 55,29977 56,29976 57,29976 58,29975 58,29975 59,29975 63,29974 67,29973 69,29973 71,29972 74,29972 76,29972 78,29972 79,29972 80,29972 81,29972 81,29972 82,29973 83,29973 83,29973 85,29973 86,29973 86,29973 87,29973 88,29973 88,29974 89,29974 89,30002 88,30002 87,30002 85,30001 83,30001 82,30001 81,30001 80,30001 79,30001 77,30000 75,30000 73,30000 72,30000 69,30000 67,30000 65,30001 62,30001 60,30002 58,30003 56,30004 54,30005 52,30007 50,30008 49,30010 47,30011 46,30013 44,30015 43,30017 42,30019 41,30021 40,30023 39,30025 38,30028 37,30030 36,30033 35,30036 35,30039 34,30042 34,30045 33,30048 33,30052 33,30058 33,30065 33,30162">
              <text:p/>
            </draw:polygon>
            <draw:path draw:style-name="gr3" draw:text-style-name="P2" draw:layer="layout" svg:width="0.165cm" svg:height="0.192cm" draw:transform="rotate (1.5707963267946) translate (14.9860000000001cm 13.0960000000001cm)" svg:viewBox="0 0 166 193" svg:d="m33 30075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ath draw:style-name="gr3" draw:text-style-name="P2" draw:layer="layout" svg:width="0.18cm" svg:height="0.193cm" draw:transform="rotate (1.5707963267946) translate (14.9850000000001cm 12.9000000000001cm)" svg:viewBox="0 0 181 194" svg:d="m56 30164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89cm" svg:height="0.23cm" draw:transform="rotate (1.5707963267946) translate (14.948cm 12.7140000000001cm)" svg:viewBox="0 0 90 231" draw:points="90,30123 76,30126 74,30126 72,30127 70,30127 68,30127 64,30127 59,30127 54,30127 50,30126 46,30126 43,30124 39,30123 36,30121 34,30119 31,30116 29,30114 27,30111 26,30107 24,30103 23,30099 23,30095 22,30090 22,30085 22,29960 0,29960 0,29937 23,29937 32,29896 53,29896 53,29937 87,29937 87,29960 53,29960 53,30078 53,30081 53,30084 53,30087 54,30089 54,30092 55,30093 55,30094 56,30095 56,30095 56,30096 57,30097 58,30098 58,30098 59,30099 60,30099 60,30100 61,30100 62,30101 63,30101 64,30101 65,30101 68,30102 70,30102 73,30102 81,30102 82,30102 83,30102 84,30102 85,30101 88,30101 90,30100">
              <text:p/>
            </draw:polygon>
            <draw:path draw:style-name="gr3" draw:text-style-name="P2" draw:layer="layout" svg:width="0.03cm" svg:height="0.255cm" draw:transform="rotate (1.5707963267946) translate (14.92cm 12.5970000000002cm)" svg:viewBox="0 0 31 256" svg:d="m0 29870v-30h31v30zm-31 226v-187h31v187z">
              <text:p/>
            </draw:path>
            <draw:path draw:style-name="gr3" draw:text-style-name="P2" draw:layer="layout" svg:width="0.166cm" svg:height="0.192cm" draw:transform="rotate (1.5707963267946) translate (14.9860000000001cm 12.5270000000001cm)" svg:viewBox="0 0 167 193" svg:d="m167 30068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49cm" svg:height="0.189cm" draw:transform="rotate (1.5707963267946) translate (14.9860000000001cm 12.323cm)" svg:viewBox="0 0 150 190" draw:points="119,30162 119,30043 119,30037 119,30031 119,30028 118,30026 118,30023 117,30021 117,30019 116,30017 115,30015 115,30013 114,30011 113,30009 112,30008 111,30006 110,30005 109,30003 107,30002 106,30001 104,30000 103,30000 99,29998 95,29997 91,29997 86,29996 84,29996 81,29996 78,29996 75,29996 73,29996 70,29997 68,29997 66,29998 63,29999 61,30000 57,30002 55,30003 53,30005 51,30006 49,30008 48,30009 46,30011 43,30015 42,30017 40,30019 39,30022 38,30024 37,30026 36,30029 35,30032 35,30034 34,30037 34,30040 33,30044 33,30047 33,30054 33,30162 1,30162 1,30015 1,30003 1,29991 1,29981 1,29979 1,29978 1,29978 1,29977 1,29976 1,29976 0,29976 0,29975 0,29975 0,29975 0,29975 30,29975 30,29980 30,29982 30,29984 30,29985 30,29987 31,29988 31,29989 31,29999 31,30007 32,30007 36,30000 39,29996 41,29993 42,29992 44,29990 45,29989 47,29987 48,29986 50,29984 52,29983 54,29982 58,29980 62,29978 64,29977 66,29976 68,29975 70,29974 75,29973 80,29973 85,29972 91,29972 99,29972 103,29972 106,29973 109,29973 112,29974 115,29975 118,29976 121,29977 123,29978 126,29979 128,29980 130,29982 132,29984 133,29985 134,29986 135,29987 136,29988 138,29990 140,29992 141,29994 143,29997 144,29999 145,30002 146,30005 147,30008 148,30011 148,30014 149,30018 149,30021 150,30029 150,30038 150,30162">
              <text:p/>
            </draw:polygon>
          </draw:g>
          <draw:polygon draw:style-name="gr1" draw:text-style-name="P1" draw:layer="layout" svg:width="3.401cm" svg:height="0.848cm" draw:transform="rotate (1.5707963267946) translate (23.602cm 12.9690000000008cm)" svg:viewBox="0 0 3402 849" draw:points="0,48053 0,47204 3402,47204 3402,48053">
            <text:p/>
          </draw:polygon>
          <draw:polygon draw:style-name="gr6" draw:text-style-name="P5" draw:layer="layout" svg:width="3.401cm" svg:height="0.846cm" draw:transform="rotate (1.5707963267946) translate (22.003cm 12.9690000000008cm)" svg:viewBox="0 0 3402 847" draw:points="0,44853 0,44006 3402,44006 3402,44853">
            <text:p/>
          </draw:polygon>
          <draw:g>
            <draw:polygon draw:style-name="gr7" draw:text-style-name="P5" draw:layer="layout" svg:width="3.399cm" svg:height="0.846cm" draw:transform="rotate (1.5707963267946) translate (21.655cm 13.2530000000008cm)" svg:viewBox="0 0 3400 847" draw:points="0,44157 0,43310 3400,43310 3400,44157">
              <text:p/>
            </draw:polygon>
            <draw:polygon draw:style-name="gr3" draw:text-style-name="P2" draw:layer="layout" svg:width="0.202cm" svg:height="0.249cm" draw:transform="rotate (1.5707963267946) translate (21.7560000000001cm 12.5680000000002cm)" svg:viewBox="0 0 203 250" draw:points="203,43691 203,43695 203,43699 202,43703 201,43706 201,43710 200,43713 198,43717 197,43720 195,43723 194,43726 192,43729 189,43732 187,43735 185,43737 182,43740 179,43742 176,43744 172,43746 169,43748 165,43750 161,43752 157,43754 148,43757 138,43759 127,43761 115,43762 103,43762 92,43762 82,43761 72,43760 63,43758 54,43756 46,43753 39,43750 35,43748 32,43746 26,43742 21,43737 18,43734 16,43732 14,43729 11,43726 8,43720 5,43714 2,43707 0,43700 32,43694 34,43698 35,43703 36,43705 37,43707 38,43709 39,43711 40,43713 42,43715 43,43717 45,43718 47,43720 49,43721 51,43723 53,43724 63,43729 65,43730 68,43731 71,43732 74,43733 77,43734 80,43734 84,43735 87,43735 95,43736 104,43736 111,43736 118,43735 125,43735 131,43734 137,43732 140,43732 142,43731 145,43730 147,43729 150,43727 152,43726 154,43724 156,43723 158,43721 160,43720 161,43718 163,43717 166,43713 167,43711 168,43708 169,43706 170,43704 170,43701 171,43699 171,43696 171,43693 171,43690 171,43687 170,43685 170,43682 169,43680 168,43678 166,43676 165,43674 164,43672 162,43670 161,43669 159,43667 157,43666 155,43664 153,43663 150,43662 145,43660 139,43658 133,43656 130,43655 127,43654 119,43652 112,43650 96,43646 91,43645 86,43644 81,43643 76,43642 71,43640 66,43639 61,43637 56,43635 54,43634 52,43633 49,43632 47,43631 45,43630 43,43629 41,43627 39,43626 37,43625 35,43623 31,43620 29,43619 27,43617 26,43616 24,43614 23,43612 21,43610 20,43608 19,43606 18,43604 17,43602 16,43600 15,43598 14,43593 13,43591 12,43588 12,43586 11,43583 11,43580 11,43577 11,43573 12,43569 12,43565 13,43561 14,43558 15,43554 17,43550 18,43547 19,43545 20,43544 21,43542 22,43541 24,43538 27,43535 29,43533 32,43531 35,43529 38,43527 41,43525 44,43523 48,43522 51,43520 55,43519 59,43518 63,43517 67,43516 76,43515 85,43513 94,43512 99,43512 104,43512 115,43512 125,43513 130,43513 134,43514 138,43515 142,43516 157,43520 160,43521 163,43523 166,43524 168,43525 169,43526 174,43530 177,43532 179,43534 181,43537 183,43539 185,43541 187,43544 190,43549 193,43555 196,43561 198,43568 165,43574 165,43572 164,43570 163,43567 162,43565 161,43563 160,43561 159,43560 158,43558 157,43556 156,43554 154,43553 153,43551 151,43550 150,43548 148,43547 146,43546 144,43545 142,43544 140,43543 138,43542 133,43541 128,43539 123,43538 117,43538 110,43537 103,43537 95,43537 88,43538 84,43538 81,43539 78,43539 75,43540 72,43541 69,43542 67,43543 64,43544 62,43545 60,43546 56,43548 55,43549 53,43551 52,43552 51,43554 46,43560 45,43561 45,43562 45,43562 44,43563 44,43564 44,43565 43,43567 43,43569 43,43571 43,43575 43,43578 43,43580 44,43583 45,43585 45,43587 46,43589 48,43591 49,43593 51,43595 52,43597 54,43598 55,43600 57,43601 59,43603 62,43604 64,43605 69,43607 74,43609 85,43613 111,43619 117,43620 123,43621 134,43624 155,43630 160,43632 165,43634 174,43639 176,43640 178,43641 180,43643 182,43644 184,43646 186,43647 187,43649 189,43651 192,43655 195,43659 198,43664 200,43668 201,43671 201,43673 202,43676 202,43679 203,43682 203,43685 203,43688">
              <text:p/>
            </draw:polygon>
            <draw:polygon draw:style-name="gr3" draw:text-style-name="P2" draw:layer="layout" svg:width="0.149cm" svg:height="0.189cm" draw:transform="rotate (1.5707963267946) translate (21.816cm 12.3260000000001cm)" svg:viewBox="0 0 150 190" draw:points="31,43632 31,43751 31,43757 32,43763 32,43768 33,43773 33,43775 34,43777 35,43779 36,43781 37,43783 38,43785 39,43786 40,43788 41,43789 42,43791 43,43792 45,43793 46,43794 48,43794 49,43795 51,43796 55,43797 59,43797 64,43798 70,43798 73,43798 75,43798 78,43798 80,43797 83,43797 85,43796 87,43795 88,43795 89,43794 97,43789 99,43788 101,43786 103,43785 105,43783 106,43781 108,43779 109,43777 110,43775 111,43772 112,43770 113,43768 114,43765 115,43760 116,43757 117,43754 117,43750 118,43747 118,43744 118,43740 118,43632 149,43632 149,43779 149,43791 149,43803 149,43806 149,43809 149,43810 149,43811 150,43812 150,43812 150,43813 150,43813 150,43813 150,43814 150,43814 150,43815 150,43815 150,43816 150,43816 150,43818 150,43819 150,43819 150,43819 121,43819 121,43819 121,43819 121,43818 120,43818 120,43818 120,43818 120,43817 120,43816 120,43815 120,43814 120,43805 120,43804 120,43803 119,43800 119,43798 119,43796 119,43795 119,43787 119,43787 117,43791 114,43794 109,43801 108,43802 106,43804 105,43805 103,43807 102,43808 100,43810 98,43811 96,43812 94,43813 93,43814 91,43815 89,43816 87,43817 84,43818 82,43819 80,43820 75,43821 70,43821 65,43822 59,43822 52,43822 48,43822 45,43821 41,43821 38,43820 35,43819 32,43818 29,43817 27,43816 25,43815 22,43813 20,43812 18,43810 16,43808 14,43806 12,43804 11,43802 9,43800 8,43797 6,43795 5,43792 3,43786 2,43783 2,43780 1,43776 1,43772 0,43765 0,43756 0,43632">
              <text:p/>
            </draw:polygon>
            <draw:path draw:style-name="gr3" draw:text-style-name="P2" draw:layer="layout" svg:width="0.158cm" svg:height="0.258cm" draw:transform="rotate (1.5707963267946) translate (21.747cm 12.1300000000002cm)" svg:viewBox="0 0 159 259" svg:d="m159 43656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olygon draw:style-name="gr3" draw:text-style-name="P2" draw:layer="layout" svg:width="0.247cm" svg:height="0.189cm" draw:transform="rotate (1.5707963267946) translate (21.8130000000001cm 11.934cm)" svg:viewBox="0 0 248 190" draw:points="109,43816 109,43697 109,43685 109,43680 108,43677 108,43675 108,43673 107,43671 106,43669 106,43667 105,43665 104,43663 103,43662 102,43660 101,43659 100,43657 99,43656 97,43655 96,43654 94,43654 93,43653 91,43652 89,43651 87,43651 86,43650 84,43650 82,43650 80,43650 75,43650 73,43650 70,43650 68,43650 66,43651 64,43651 61,43652 59,43653 57,43654 55,43655 53,43656 52,43657 50,43658 49,43660 47,43661 46,43663 44,43665 43,43667 41,43669 40,43671 39,43673 38,43676 37,43678 36,43680 35,43683 34,43686 34,43688 33,43691 33,43694 32,43698 32,43701 32,43708 32,43816 1,43816 1,43669 1,43657 1,43645 1,43635 1,43633 1,43632 1,43632 1,43631 1,43630 1,43630 0,43630 0,43629 0,43629 0,43629 0,43629 30,43629 30,43634 30,43636 30,43638 30,43639 30,43641 31,43642 31,43643 31,43653 31,43661 32,43661 33,43659 34,43657 35,43655 36,43654 37,43652 38,43650 40,43649 41,43647 42,43645 43,43644 45,43642 46,43641 48,43639 49,43638 52,43636 54,43635 55,43634 57,43633 59,43632 61,43631 63,43630 65,43629 67,43628 71,43627 76,43627 81,43626 83,43626 86,43626 91,43626 96,43627 101,43627 105,43628 109,43629 113,43631 117,43632 120,43634 123,43636 126,43639 128,43642 130,43645 132,43649 134,43653 136,43657 137,43661 137,43661 139,43657 142,43654 143,43652 144,43650 146,43649 147,43647 153,43641 154,43640 156,43638 157,43637 159,43636 166,43632 168,43631 170,43630 172,43629 174,43628 179,43627 183,43627 188,43626 194,43626 197,43626 201,43626 204,43626 207,43627 210,43627 213,43628 215,43629 218,43630 221,43631 223,43632 225,43633 228,43634 230,43636 232,43638 233,43640 235,43642 236,43644 238,43646 239,43648 241,43651 242,43653 243,43656 244,43659 245,43662 246,43665 246,43668 247,43672 247,43675 248,43683 248,43692 248,43816 217,43816 217,43697 217,43691 217,43685 217,43682 216,43680 216,43677 215,43675 215,43673 214,43671 214,43669 213,43667 212,43665 211,43663 210,43660 210,43659 209,43659 209,43658 208,43657 207,43657 207,43656 205,43655 204,43654 202,43654 199,43652 198,43652 197,43651 197,43651 196,43651 194,43650 192,43650 190,43650 187,43650 183,43650 180,43650 178,43650 176,43650 174,43651 171,43651 169,43652 167,43653 165,43654 163,43655 161,43656 159,43657 158,43658 156,43660 155,43661 153,43663 152,43665 147,43673 146,43675 145,43678 144,43680 143,43683 142,43689 141,43692 141,43695 140,43698 140,43701 140,43708 140,43816">
              <text:p/>
            </draw:polygon>
            <draw:path draw:style-name="gr3" draw:text-style-name="P2" draw:layer="layout" svg:width="0.03cm" svg:height="0.255cm" draw:transform="rotate (1.5707963267946) translate (21.747cm 11.6390000000002cm)" svg:viewBox="0 0 31 256" svg:d="m0 43524v-30h31v30zm-31 226v-187h31v187z">
              <text:p/>
            </draw:path>
            <draw:polygon draw:style-name="gr3" draw:text-style-name="P2" draw:layer="layout" svg:width="0.089cm" svg:height="0.23cm" draw:transform="rotate (1.5707963267946) translate (21.775cm 11.5790000000001cm)" svg:viewBox="0 0 90 231" draw:points="90,43777 76,43780 74,43780 72,43781 70,43781 68,43781 64,43781 59,43781 54,43781 50,43780 46,43780 43,43778 39,43777 36,43775 34,43773 31,43770 29,43768 27,43765 26,43761 24,43757 23,43753 23,43749 22,43744 22,43739 22,43614 0,43614 0,43591 23,43591 32,43550 53,43550 53,43591 87,43591 87,43614 53,43614 53,43732 53,43735 53,43738 53,43741 54,43743 54,43746 55,43747 55,43748 56,43749 56,43749 56,43750 57,43751 58,43752 58,43752 59,43753 60,43753 60,43754 61,43754 62,43755 63,43755 64,43755 65,43755 68,43756 70,43756 73,43756 81,43756 82,43756 83,43756 84,43756 85,43755 88,43755 90,43754">
              <text:p/>
            </draw:polygon>
            <draw:polygon draw:style-name="gr3" draw:text-style-name="P2" draw:layer="layout" svg:width="0.089cm" svg:height="0.23cm" draw:transform="rotate (1.5707963267946) translate (21.775cm 11.4810000000001cm)" svg:viewBox="0 0 90 231" draw:points="90,43777 76,43780 74,43780 72,43781 70,43781 68,43781 64,43781 59,43781 54,43781 50,43780 46,43780 43,43778 39,43777 36,43775 34,43773 31,43770 29,43768 27,43765 26,43761 24,43757 23,43753 23,43749 22,43744 22,43739 22,43614 0,43614 0,43591 23,43591 32,43550 53,43550 53,43591 87,43591 87,43614 53,43614 53,43732 53,43735 53,43738 53,43741 54,43743 54,43746 55,43747 55,43748 56,43749 56,43749 56,43750 57,43751 58,43752 58,43752 59,43753 60,43753 60,43754 61,43754 62,43755 63,43755 64,43755 65,43755 68,43756 70,43756 73,43756 81,43756 82,43756 83,43756 84,43756 85,43755 88,43755 90,43754">
              <text:p/>
            </draw:polygon>
            <draw:path draw:style-name="gr3" draw:text-style-name="P2" draw:layer="layout" svg:width="0.165cm" svg:height="0.192cm" draw:transform="rotate (1.5707963267946) translate (21.8130000000001cm 11.3730000000001cm)" svg:viewBox="0 0 166 193" svg:d="m33 43729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ath draw:style-name="gr3" draw:text-style-name="P2" draw:layer="layout" svg:width="0.158cm" svg:height="0.258cm" draw:transform="rotate (1.5707963267946) translate (21.7470000000001cm 11.1770000000001cm)" svg:viewBox="0 0 159 259" svg:d="m127 43720-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polygon draw:style-name="gr3" draw:text-style-name="P2" draw:layer="layout" svg:width="0.089cm" svg:height="0.23cm" draw:transform="rotate (1.5707963267946) translate (21.775cm 10.8930000000001cm)" svg:viewBox="0 0 90 231" draw:points="90,43777 76,43780 74,43780 72,43781 70,43781 68,43781 64,43781 59,43781 54,43781 50,43780 46,43780 43,43778 39,43777 36,43775 34,43773 31,43770 29,43768 27,43765 26,43761 24,43757 23,43753 23,43749 22,43744 22,43739 22,43614 0,43614 0,43591 23,43591 32,43550 53,43550 53,43591 87,43591 87,43614 53,43614 53,43732 53,43735 53,43738 53,43741 54,43743 54,43746 55,43747 55,43748 56,43749 56,43749 56,43750 57,43751 58,43752 58,43752 59,43753 60,43753 60,43754 61,43754 62,43755 63,43755 64,43755 65,43755 68,43756 70,43756 73,43756 81,43756 82,43756 83,43756 84,43756 85,43755 88,43755 90,43754">
              <text:p/>
            </draw:polygon>
            <draw:path draw:style-name="gr3" draw:text-style-name="P2" draw:layer="layout" svg:width="0.166cm" svg:height="0.192cm" draw:transform="rotate (1.5707963267946) translate (21.8130000000001cm 10.7850000000001cm)" svg:viewBox="0 0 167 193" svg:d="m167 43722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229cm" svg:height="0.249cm" draw:transform="rotate (1.5707963267946) translate (22.1500000000001cm 12.2710000000001cm)" svg:viewBox="0 0 230 250" draw:points="0,44424 0,44410 1,44403 2,44397 3,44391 4,44385 5,44379 7,44373 9,44367 12,44362 14,44356 17,44351 20,44347 23,44342 26,44338 30,44334 34,44330 38,44326 43,44323 48,44320 52,44317 57,44314 63,44311 68,44309 74,44307 80,44305 86,44304 93,44302 99,44301 106,44301 114,44300 121,44300 132,44300 142,44301 147,44301 151,44302 156,44303 160,44304 168,44306 176,44309 179,44310 183,44312 186,44313 189,44315 192,44317 195,44319 198,44321 200,44323 203,44326 205,44328 208,44330 210,44333 212,44336 214,44338 216,44341 218,44344 220,44347 222,44350 223,44354 225,44357 193,44367 192,44365 191,44363 190,44360 189,44358 187,44356 186,44354 183,44350 181,44348 180,44346 178,44345 176,44343 174,44342 171,44340 169,44339 167,44338 165,44337 162,44335 160,44334 158,44333 155,44332 153,44332 147,44330 144,44329 141,44329 138,44328 134,44328 127,44327 120,44327 114,44327 109,44327 104,44328 99,44329 94,44330 90,44331 85,44332 81,44334 77,44336 73,44338 70,44340 66,44342 63,44345 60,44347 57,44350 54,44353 53,44355 51,44356 49,44360 46,44363 45,44367 43,44371 41,44375 38,44384 36,44393 34,44403 34,44408 33,44413 33,44418 33,44424 33,44430 33,44435 34,44440 34,44445 35,44450 36,44455 38,44459 39,44464 41,44468 42,44473 44,44477 46,44481 48,44485 51,44488 53,44492 56,44495 62,44501 65,44504 69,44507 72,44509 76,44512 80,44514 84,44516 88,44518 93,44519 97,44520 102,44521 107,44522 112,44523 117,44523 122,44523 129,44523 136,44522 149,44521 152,44521 155,44520 158,44519 161,44518 170,44515 175,44513 180,44510 182,44509 184,44508 185,44507 187,44506 191,44504 193,44503 194,44501 196,44500 197,44499 199,44497 199,44497 200,44496 200,44453 127,44453 127,44425 230,44425 230,44509 226,44513 221,44517 216,44521 211,44525 208,44527 206,44529 200,44532 194,44535 187,44538 184,44539 180,44541 173,44543 165,44545 157,44547 149,44548 140,44549 131,44550 122,44550 115,44550 107,44549 100,44549 94,44548 87,44546 81,44545 75,44543 69,44541 63,44539 58,44536 53,44533 48,44530 43,44526 39,44522 34,44518 30,44514 26,44509 23,44505 19,44500 17,44495 14,44491 12,44485 7,44474 5,44468 4,44462 3,44456 2,44450 1,44444 0,44437">
              <text:p/>
            </draw:polygon>
            <draw:path draw:style-name="gr3" draw:text-style-name="P2" draw:layer="layout" svg:width="0.165cm" svg:height="0.192cm" draw:transform="rotate (1.5707963267946) translate (22.2070000000001cm 12.0000000000001cm)" svg:viewBox="0 0 166 193" svg:d="m33 4451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49cm" svg:height="0.189cm" draw:transform="rotate (1.5707963267946) translate (22.2070000000001cm 11.796cm)" svg:viewBox="0 0 150 190" draw:points="119,44604 119,44485 119,44479 119,44473 119,44470 118,44468 118,44465 117,44463 117,44461 116,44459 115,44457 115,44455 114,44453 113,44451 112,44450 111,44448 110,44447 109,44445 107,44444 106,44443 104,44442 103,44442 99,44440 95,44439 91,44439 86,44438 84,44438 81,44438 78,44438 75,44438 73,44438 70,44439 68,44439 66,44440 63,44441 61,44442 57,44444 55,44445 53,44447 51,44448 49,44450 48,44451 46,44453 43,44457 42,44459 40,44461 39,44464 38,44466 37,44468 36,44471 35,44474 35,44476 34,44479 34,44482 33,44486 33,44489 33,44496 33,44604 1,44604 1,44457 1,44445 1,44433 1,44423 1,44421 1,44420 1,44420 1,44419 1,44418 1,44418 0,44418 0,44417 0,44417 0,44417 0,44417 30,44417 30,44422 30,44424 30,44426 30,44427 30,44429 31,44430 31,44431 31,44441 31,44449 32,44449 36,44442 39,44438 41,44435 42,44434 44,44432 45,44431 47,44429 48,44428 50,44426 52,44425 54,44424 58,44422 62,44420 64,44419 66,44418 68,44417 70,44416 75,44415 80,44415 85,44414 91,44414 99,44414 103,44414 106,44415 109,44415 112,44416 115,44417 118,44418 121,44419 123,44420 126,44421 128,44422 130,44424 132,44426 133,44427 134,44428 135,44429 136,44430 138,44432 140,44434 141,44436 143,44439 144,44441 145,44444 146,44447 147,44450 148,44453 148,44456 149,44460 149,44463 150,44471 150,44480 150,44604">
              <text:p/>
            </draw:polygon>
            <draw:path draw:style-name="gr3" draw:text-style-name="P2" draw:layer="layout" svg:width="0.187cm" svg:height="0.242cm" draw:transform="rotate (1.5707963267946) translate (22.154cm 11.5940000000002cm)" svg:viewBox="0 0 188 243" svg:d="m188 44483v4l-1 5v4l-1 4-1 3-1 4-2 4-1 3-1 2-1 1-2 3-2 3-2 3-3 3-3 2-3 2-3 2-3 2-3 2-4 2-3 1-4 2-4 1-3 1-4 1-8 1-8 2-9 1h-5-4-99v-243h88 10l10 1 8 1 8 1 4 1 3 1 4 1 4 1 3 2 3 1 3 2 3 2 3 2 2 2 2 2 3 2 2 3 2 2 1 2 2 3 1 3 2 3 1 3 1 4v3l1 4v3 4 3 2 3l-1 2v2l-1 2v3l-1 2-1 2-1 2-1 3-1 2-1 2-1 2-2 1-1 2-3 4-2 1-1 2-2 1-2 2-2 1-2 2-2 1-3 2-2 1-3 1-5 1-5 2h3l4 1 3 1h3l3 1 3 1 3 2 3 1 3 1 3 1 2 2 3 1 2 2 2 1 2 2 2 2 4 4 3 5 3 4 1 3 1 2 1 3 1 2 1 3v3l1 3v3 3zm-47-109v-2-3l-1-2v-2-2l-1-2-1-2-1-2-1-2-1-1-1-2-1-1-1-2-2-1-1-1-2-1-2-1-2-1-3-2-5-1-4-2-6-1h-5l-6-1h-6-55v77h55 7 3l4-1h3l3-1h2l3-1 5-2h2l2-1 2-1 2-1 1-2 2-1 3-3 1-1 1-2 1-1 1-2 1-1 1-2 1-2v-2l1-2v-2l1-2v-3-2zm14 107v-3-3l-1-2v-3l-1-2-1-2-1-3-1-2-1-2-1-2-2-2-1-2-2-1-1-2-2-1-2-1-4-2-2-1-2-1-3-1-2-1-3-1-3-1-6-1h-6l-6-1h-7-61v88h64 6l6-1h6l5-1 5-2h2l3-1 2-1 2-1 2-2 2-1 4-3 1-2 2-1 1-2 2-1 1-2 1-2 1-2 1-3 1-2 1-3v-3l1-3v-3z">
              <text:p/>
            </draw:path>
            <draw:path draw:style-name="gr3" draw:text-style-name="P2" draw:layer="layout" svg:width="0.18cm" svg:height="0.193cm" draw:transform="rotate (1.5707963267946) translate (22.2060000000001cm 11.3720000000001cm)" svg:viewBox="0 0 181 194" svg:d="m56 4460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149cm" svg:height="0.189cm" draw:transform="rotate (1.5707963267946) translate (22.2070000000001cm 11.168cm)" svg:viewBox="0 0 150 190" draw:points="119,44604 119,44485 119,44479 119,44473 119,44470 118,44468 118,44465 117,44463 117,44461 116,44459 115,44457 115,44455 114,44453 113,44451 112,44450 111,44448 110,44447 109,44445 107,44444 106,44443 104,44442 103,44442 99,44440 95,44439 91,44439 86,44438 84,44438 81,44438 78,44438 75,44438 73,44438 70,44439 68,44439 66,44440 63,44441 61,44442 57,44444 55,44445 53,44447 51,44448 49,44450 48,44451 46,44453 43,44457 42,44459 40,44461 39,44464 38,44466 37,44468 36,44471 35,44474 35,44476 34,44479 34,44482 33,44486 33,44489 33,44496 33,44604 1,44604 1,44457 1,44445 1,44433 1,44423 1,44421 1,44420 1,44420 1,44419 1,44418 1,44418 0,44418 0,44417 0,44417 0,44417 0,44417 30,44417 30,44422 30,44424 30,44426 30,44427 30,44429 31,44430 31,44431 31,44441 31,44449 32,44449 36,44442 39,44438 41,44435 42,44434 44,44432 45,44431 47,44429 48,44428 50,44426 52,44425 54,44424 58,44422 62,44420 64,44419 66,44418 68,44417 70,44416 75,44415 80,44415 85,44414 91,44414 99,44414 103,44414 106,44415 109,44415 112,44416 115,44417 118,44418 121,44419 123,44420 126,44421 128,44422 130,44424 132,44426 133,44427 134,44428 135,44429 136,44430 138,44432 140,44434 141,44436 143,44439 144,44441 145,44444 146,44447 147,44450 148,44453 148,44456 149,44460 149,44463 150,44471 150,44480 150,44604">
              <text:p/>
            </draw:polygon>
            <draw:polygon draw:style-name="gr3" draw:text-style-name="P2" draw:layer="layout" svg:width="0.152cm" svg:height="0.255cm" draw:transform="rotate (1.5707963267946) translate (22.141cm 10.9710000000002cm)" svg:viewBox="0 0 153 256" draw:points="117,44538 54,44453 31,44471 31,44538 0,44538 0,44282 31,44282 31,44442 113,44351 149,44351 73,44431 153,44538">
              <text:p/>
            </draw:polygon>
          </draw:g>
          <draw:g>
            <draw:polygon draw:style-name="gr2" draw:text-style-name="P1" draw:layer="layout" svg:width="3.401cm" svg:height="0.846cm" draw:transform="rotate (1.5707963267946) translate (19.491cm 15.4810000000008cm)" svg:viewBox="0 0 3402 847" draw:points="0,39829 0,38982 3402,38982 3402,39829">
              <text:p/>
            </draw:polygon>
            <draw:path draw:style-name="gr3" draw:text-style-name="P2" draw:layer="layout" svg:width="0.208cm" svg:height="0.242cm" draw:transform="rotate (1.5707963267946) translate (19.793cm 14.7290000000002cm)" svg:viewBox="0 0 209 243" svg:d="m209 39705v7l-1 8v7l-1 6-2 7-1 7-2 6-2 6-2 6-3 5-3 5-3 5-3 5-4 4-3 4-4 4-4 4-4 4-5 3-4 3-5 3-5 3-6 2-5 2-6 2-5 1-6 2-6 1-5 1h-6l-6 1h-6-91v-243h80 14l7 1 6 1 7 1 6 1 6 1 6 2 6 2 5 2 6 3 5 2 5 3 5 3 4 3 5 4 4 4 4 4 4 4 3 5 3 4 3 5 3 6 2 5 2 5 3 6 1 6 2 7 1 7v7l1 7zm-33 8v-6-6l-1-5-1-6-1-5-1-5-1-5-2-4-2-4-2-4-2-4-2-4-3-3-3-4-3-3-3-3-3-3-4-2-3-2-4-3-4-1-4-2-4-2-4-1-5-1-4-2-5-1-5-1h-5l-5-1h-5-5-47v191h54 5 5l4-1 5-1 4-1 4-1 4-1 4-2 8-4 7-4 4-2 4-3 3-2 3-3 3-3 3-3 2-4 3-4 2-4 2-4 1-4 2-5 3-10 1-5 1-5 1-5v-6l1-5z">
              <text:p/>
            </draw:path>
            <draw:path draw:style-name="gr3" draw:text-style-name="P2" draw:layer="layout" svg:width="0.165cm" svg:height="0.192cm" draw:transform="rotate (1.5707963267946) translate (19.8460000000001cm 14.4880000000001cm)" svg:viewBox="0 0 166 193" svg:d="m33 39795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03cm" svg:height="0.255cm" draw:transform="rotate (1.5707963267946) translate (19.78cm 14.2830000000002cm)" svg:viewBox="0 0 31 256" draw:points="0,39816 0,39560 31,39560 31,39816">
              <text:p/>
            </draw:polygon>
            <draw:path draw:style-name="gr3" draw:text-style-name="P2" draw:layer="layout" svg:width="0.03cm" svg:height="0.255cm" draw:transform="rotate (1.5707963267946) translate (19.78cm 14.2040000000002cm)" svg:viewBox="0 0 31 256" svg:d="m0 39590v-30h31v30zm-31 226v-187h31v187z">
              <text:p/>
            </draw:path>
            <draw:polygon draw:style-name="gr3" draw:text-style-name="P2" draw:layer="layout" svg:width="0.173cm" svg:height="0.186cm" draw:transform="rotate (1.5707963267946) translate (19.849cm 14.148cm)" svg:viewBox="0 0 174 187" draw:points="105,39885 68,39885 0,39698 33,39698 74,39820 74,39821 75,39822 75,39824 76,39826 77,39829 78,39832 79,39834 79,39836 80,39837 81,39840 84,39852 85,39854 85,39856 86,39858 86,39859 86,39860 86,39861 89,39852 92,39840 92,39839 93,39837 94,39834 95,39832 96,39830 96,39829 99,39820 141,39698 174,39698">
              <text:p/>
            </draw:polygon>
            <draw:path draw:style-name="gr3" draw:text-style-name="P2" draw:layer="layout" svg:width="0.165cm" svg:height="0.192cm" draw:transform="rotate (1.5707963267946) translate (19.8460000000001cm 13.9570000000001cm)" svg:viewBox="0 0 166 193" svg:d="m33 39795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088cm" svg:height="0.189cm" draw:transform="rotate (1.5707963267946) translate (19.8460000000001cm 13.753cm)" svg:viewBox="0 0 89 190" draw:points="1,39882 1,39739 1,39727 1,39715 1,39704 1,39701 1,39700 1,39699 1,39698 1,39697 0,39696 0,39695 30,39695 30,39704 30,39705 30,39706 30,39709 31,39712 31,39714 31,39715 31,39725 31,39734 32,39734 34,39729 35,39724 36,39721 37,39719 38,39717 39,39715 40,39713 41,39711 42,39709 43,39708 44,39706 45,39705 47,39703 47,39703 48,39702 53,39698 55,39697 56,39696 57,39696 58,39695 58,39695 59,39695 63,39694 67,39693 69,39693 71,39692 74,39692 76,39692 78,39692 79,39692 80,39692 81,39692 81,39692 82,39693 83,39693 83,39693 85,39693 86,39693 86,39693 87,39693 88,39693 88,39694 89,39694 89,39722 88,39722 87,39722 85,39721 83,39721 82,39721 81,39721 80,39721 79,39721 77,39720 75,39720 73,39720 72,39720 69,39720 67,39720 65,39721 62,39721 60,39722 58,39723 56,39724 54,39725 52,39727 50,39728 49,39730 47,39731 46,39733 44,39735 43,39737 42,39739 41,39741 40,39743 39,39745 38,39748 37,39750 36,39753 35,39756 35,39759 34,39762 34,39765 33,39768 33,39772 33,39778 33,39785 33,39882">
              <text:p/>
            </draw:polygon>
            <draw:path draw:style-name="gr3" draw:text-style-name="P2" draw:layer="layout" svg:width="0.208cm" svg:height="0.242cm" draw:transform="rotate (1.5707963267946) translate (19.793cm 13.5320000000002cm)" svg:viewBox="0 0 209 243" svg:d="m209 39705v7l-1 8v7l-1 6-2 7-1 7-2 6-2 6-2 6-3 5-3 5-3 5-3 5-4 4-3 4-4 4-4 4-4 4-5 3-4 3-5 3-5 3-6 2-5 2-6 2-5 1-6 2-6 1-5 1h-6l-6 1h-6-91v-243h80 14l7 1 6 1 7 1 6 1 6 1 6 2 6 2 5 2 6 3 5 2 5 3 5 3 4 3 5 4 4 4 4 4 4 4 3 5 3 4 3 5 3 6 2 5 2 5 3 6 1 6 2 7 1 7v7l1 7zm-33 8v-6-6l-1-5-1-6-1-5-1-5-1-5-2-4-2-4-2-4-2-4-2-4-3-3-3-4-3-3-3-3-3-3-4-2-3-2-4-3-4-1-4-2-4-2-4-1-5-1-4-2-5-1-5-1h-5l-5-1h-5-5-47v191h54 5 5l4-1 5-1 4-1 4-1 4-1 4-2 8-4 7-4 4-2 4-3 3-2 3-3 3-3 3-3 2-4 3-4 2-4 2-4 1-4 2-5 3-10 1-5 1-5 1-5v-6l1-5z">
              <text:p/>
            </draw:path>
            <draw:path draw:style-name="gr3" draw:text-style-name="P2" draw:layer="layout" svg:width="0.18cm" svg:height="0.193cm" draw:transform="rotate (1.5707963267946) translate (19.8450000000001cm 13.2910000000001cm)" svg:viewBox="0 0 181 194" svg:d="m56 39884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89cm" svg:height="0.23cm" draw:transform="rotate (1.5707963267946) translate (19.808cm 13.1050000000001cm)" svg:viewBox="0 0 90 231" draw:points="90,39843 76,39846 74,39846 72,39847 70,39847 68,39847 64,39847 59,39847 54,39847 50,39846 46,39846 43,39844 39,39843 36,39841 34,39839 31,39836 29,39834 27,39831 26,39827 24,39823 23,39819 23,39815 22,39810 22,39805 22,39680 0,39680 0,39657 23,39657 32,39616 53,39616 53,39657 87,39657 87,39680 53,39680 53,39798 53,39801 53,39804 53,39807 54,39809 54,39812 55,39813 55,39814 56,39815 56,39815 56,39816 57,39817 58,39818 58,39818 59,39819 60,39819 60,39820 61,39820 62,39821 63,39821 64,39821 65,39821 68,39822 70,39822 73,39822 81,39822 82,39822 83,39822 84,39822 85,39821 88,39821 90,39820">
              <text:p/>
            </draw:polygon>
            <draw:path draw:style-name="gr3" draw:text-style-name="P2" draw:layer="layout" svg:width="0.18cm" svg:height="0.193cm" draw:transform="rotate (1.5707963267946) translate (19.8450000000001cm 12.9970000000001cm)" svg:viewBox="0 0 181 194" svg:d="m56 39884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g>
          <draw:g>
            <draw:polygon draw:style-name="gr2" draw:text-style-name="P5" draw:layer="layout" svg:width="3.401cm" svg:height="0.848cm" draw:transform="rotate (1.5707963267946) translate (17.891cm 15.4810000000008cm)" svg:viewBox="0 0 3402 849" draw:points="0,36631 0,35782 3402,35782 3402,36631">
              <text:p/>
            </draw:polygon>
            <draw:polygon draw:style-name="gr3" draw:text-style-name="P2" draw:layer="layout" svg:width="0.222cm" svg:height="0.249cm" draw:transform="rotate (1.5707963267946) translate (17.9930000000001cm 14.7660000000001cm)" svg:viewBox="0 0 223 250" draw:points="119,36013 114,36013 109,36013 104,36014 99,36015 95,36016 90,36017 86,36018 82,36020 78,36022 74,36024 70,36026 67,36028 64,36031 61,36033 58,36036 55,36039 52,36042 50,36046 48,36050 46,36053 44,36057 42,36061 41,36066 39,36070 38,36075 36,36079 35,36084 35,36089 34,36094 33,36099 33,36104 33,36110 33,36116 33,36121 34,36126 34,36131 35,36136 36,36141 38,36145 39,36150 41,36154 42,36159 44,36163 46,36167 49,36171 51,36174 53,36178 56,36181 59,36184 62,36187 65,36190 68,36193 72,36195 76,36198 80,36200 84,36202 88,36204 92,36205 97,36206 101,36207 105,36208 110,36209 115,36209 120,36209 123,36209 127,36209 130,36209 133,36208 137,36208 140,36207 143,36206 146,36205 149,36204 151,36203 154,36202 156,36201 162,36198 167,36195 170,36193 172,36192 174,36190 176,36188 178,36186 180,36183 181,36181 183,36179 187,36174 190,36169 194,36164 195,36161 197,36158 223,36172 221,36175 220,36179 218,36182 216,36185 214,36188 212,36191 210,36194 207,36197 205,36200 202,36203 200,36206 197,36208 191,36213 185,36218 182,36220 178,36222 175,36224 171,36226 167,36227 163,36229 155,36231 147,36233 142,36234 138,36235 133,36235 128,36236 123,36236 118,36236 111,36236 104,36235 97,36235 91,36234 84,36232 78,36231 72,36229 67,36227 62,36225 57,36222 52,36219 47,36216 42,36212 38,36208 34,36204 30,36200 26,36195 23,36191 20,36186 17,36181 14,36177 11,36171 9,36166 7,36160 5,36154 4,36148 3,36142 2,36136 1,36130 0,36123 0,36110 0,36103 1,36096 1,36089 2,36083 3,36077 5,36071 6,36065 8,36059 10,36053 12,36048 15,36042 18,36037 21,36033 24,36028 27,36024 31,36020 35,36016 39,36012 43,36009 48,36006 52,36003 57,36000 63,35997 68,35995 74,35993 79,35991 85,35990 92,35988 98,35987 104,35987 111,35986 118,35986 128,35986 137,35987 146,35988 154,35990 162,35992 169,35994 176,35997 183,36001 189,36005 195,36009 200,36014 205,36020 210,36026 214,36032 218,36039 221,36046 190,36057 189,36055 188,36053 187,36050 186,36048 185,36046 184,36044 182,36042 181,36040 179,36038 178,36036 176,36034 174,36033 172,36031 170,36029 168,36028 166,36026 164,36025 161,36023 159,36022 156,36021 154,36020 151,36019 148,36018 145,36017 142,36016 139,36015 136,36014 133,36014 130,36013 126,36013">
              <text:p/>
            </draw:polygon>
            <draw:path draw:style-name="gr3" draw:text-style-name="P2" draw:layer="layout" svg:width="0.166cm" svg:height="0.192cm" draw:transform="rotate (1.5707963267946) translate (18.0500000000001cm 14.5140000000001cm)" svg:viewBox="0 0 167 193" svg:d="m167 36196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03cm" svg:height="0.255cm" draw:transform="rotate (1.5707963267946) translate (17.984cm 14.3090000000002cm)" svg:viewBox="0 0 31 256" draw:points="0,36224 0,35968 31,35968 31,36224">
              <text:p/>
            </draw:polygon>
            <draw:polygon draw:style-name="gr3" draw:text-style-name="P2" draw:layer="layout" svg:width="0.03cm" svg:height="0.255cm" draw:transform="rotate (1.5707963267946) translate (17.984cm 14.2300000000002cm)" svg:viewBox="0 0 31 256" draw:points="0,36224 0,35968 31,35968 31,36224">
              <text:p/>
            </draw:polygon>
            <draw:path draw:style-name="gr3" draw:text-style-name="P2" draw:layer="layout" svg:width="0.18cm" svg:height="0.193cm" draw:transform="rotate (1.5707963267946) translate (18.0490000000001cm 14.1600000000001cm)" svg:viewBox="0 0 181 194" svg:d="m56 36292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ath draw:style-name="gr3" draw:text-style-name="P2" draw:layer="layout" svg:width="0.158cm" svg:height="0.258cm" draw:transform="rotate (1.5707963267946) translate (17.984cm 13.9560000000002cm)" svg:viewBox="0 0 159 259" svg:d="m159 36130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ath draw:style-name="gr3" draw:text-style-name="P2" draw:layer="layout" svg:width="0.166cm" svg:height="0.192cm" draw:transform="rotate (1.5707963267946) translate (18.0500000000001cm 13.7680000000001cm)" svg:viewBox="0 0 167 193" svg:d="m167 36196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088cm" svg:height="0.189cm" draw:transform="rotate (1.5707963267946) translate (18.0500000000001cm 13.564cm)" svg:viewBox="0 0 89 190" draw:points="1,36290 1,36147 1,36135 1,36123 1,36112 1,36109 1,36108 1,36107 1,36106 1,36105 0,36104 0,36103 30,36103 30,36112 30,36113 30,36114 30,36117 31,36120 31,36122 31,36123 31,36133 31,36142 32,36142 34,36137 35,36132 36,36129 37,36127 38,36125 39,36123 40,36121 41,36119 42,36117 43,36116 44,36114 45,36113 47,36111 47,36111 48,36110 53,36106 55,36105 56,36104 57,36104 58,36103 58,36103 59,36103 63,36102 67,36101 69,36101 71,36100 74,36100 76,36100 78,36100 79,36100 80,36100 81,36100 81,36100 82,36101 83,36101 83,36101 85,36101 86,36101 86,36101 87,36101 88,36101 88,36102 89,36102 89,36130 88,36130 87,36130 85,36129 83,36129 82,36129 81,36129 80,36129 79,36129 77,36128 75,36128 73,36128 72,36128 69,36128 67,36128 65,36129 62,36129 60,36130 58,36131 56,36132 54,36133 52,36135 50,36136 49,36138 47,36139 46,36141 44,36143 43,36145 42,36147 41,36149 40,36151 39,36153 38,36156 37,36158 36,36161 35,36164 35,36167 34,36170 34,36173 33,36176 33,36180 33,36186 33,36193 33,36290">
              <text:p/>
            </draw:polygon>
            <draw:path draw:style-name="gr3" draw:text-style-name="P2" draw:layer="layout" svg:width="0.18cm" svg:height="0.193cm" draw:transform="rotate (1.5707963267946) translate (18.0490000000001cm 13.4550000000001cm)" svg:viewBox="0 0 181 194" svg:d="m56 36292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089cm" svg:height="0.23cm" draw:transform="rotate (1.5707963267946) translate (18.012cm 13.2690000000001cm)" svg:viewBox="0 0 90 231" draw:points="90,36251 76,36254 74,36254 72,36255 70,36255 68,36255 64,36255 59,36255 54,36255 50,36254 46,36254 43,36252 39,36251 36,36249 34,36247 31,36244 29,36242 27,36239 26,36235 24,36231 23,36227 23,36223 22,36218 22,36213 22,36088 0,36088 0,36065 23,36065 32,36024 53,36024 53,36065 87,36065 87,36088 53,36088 53,36206 53,36209 53,36212 53,36215 54,36217 54,36220 55,36221 55,36222 56,36223 56,36223 56,36224 57,36225 58,36226 58,36226 59,36227 60,36227 60,36228 61,36228 62,36229 63,36229 64,36229 65,36229 68,36230 70,36230 73,36230 81,36230 82,36230 83,36230 84,36230 85,36229 88,36229 90,36228">
              <text:p/>
            </draw:polygon>
            <draw:path draw:style-name="gr3" draw:text-style-name="P2" draw:layer="layout" svg:width="0.166cm" svg:height="0.192cm" draw:transform="rotate (1.5707963267946) translate (18.0500000000001cm 13.1610000000001cm)" svg:viewBox="0 0 167 193" svg:d="m167 36196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088cm" svg:height="0.189cm" draw:transform="rotate (1.5707963267946) translate (18.0500000000001cm 12.957cm)" svg:viewBox="0 0 89 190" draw:points="1,36290 1,36147 1,36135 1,36123 1,36112 1,36109 1,36108 1,36107 1,36106 1,36105 0,36104 0,36103 30,36103 30,36112 30,36113 30,36114 30,36117 31,36120 31,36122 31,36123 31,36133 31,36142 32,36142 34,36137 35,36132 36,36129 37,36127 38,36125 39,36123 40,36121 41,36119 42,36117 43,36116 44,36114 45,36113 47,36111 47,36111 48,36110 53,36106 55,36105 56,36104 57,36104 58,36103 58,36103 59,36103 63,36102 67,36101 69,36101 71,36100 74,36100 76,36100 78,36100 79,36100 80,36100 81,36100 81,36100 82,36101 83,36101 83,36101 85,36101 86,36101 86,36101 87,36101 88,36101 88,36102 89,36102 89,36130 88,36130 87,36130 85,36129 83,36129 82,36129 81,36129 80,36129 79,36129 77,36128 75,36128 73,36128 72,36128 69,36128 67,36128 65,36129 62,36129 60,36130 58,36131 56,36132 54,36133 52,36135 50,36136 49,36138 47,36139 46,36141 44,36143 43,36145 42,36147 41,36149 40,36151 39,36153 38,36156 37,36158 36,36161 35,36164 35,36167 34,36170 34,36173 33,36176 33,36180 33,36186 33,36193 33,36290">
              <text:p/>
            </draw:polygon>
            <draw:path draw:style-name="gr3" draw:text-style-name="P2" draw:layer="layout" svg:width="0.209cm" svg:height="0.242cm" draw:transform="rotate (1.5707963267946) translate (18.391cm 14.3330000000002cm)" svg:viewBox="0 0 210 243" svg:d="m172 37025-63-101h-76v101h-33v-243h114 5 5l5 1h5l4 1 5 1 8 2 4 1 4 1 3 2 4 1 3 2 3 2 3 2 3 2 3 2 2 3 3 2 2 3 1 3 2 3 3 6 1 3 2 4 1 3 1 4v4l1 4v3 4 3 3 3l-1 3v3l-1 3v2l-1 3-2 6-1 2-2 3-1 2-2 3-1 2-2 3-2 2-2 3-2 2-2 2-3 2-2 1-5 4-1 1-2 1-3 1-3 2-3 1-4 1h-4l-7 2 69 105zm-43-173v-3-3-2l-1-3v-2l-1-2-1-2-1-2-1-2-1-2-1-2-2-2-1-1-2-2-1-1-2-2-2-1-2-2-2-1-2-1-3-1h-2l-5-2-3-1h-2l-3-1h-3l-3-1h-3-6-78v90h79 7 3l4-1h3l3-1 2-1 3-1 5-2 4-2 2-1 2-1 2-2 2-1 1-1 1-1 1-1 2-2 1-2 1-2 1-2 2-4 1-2v-3l1-2v-2l1-2v-3-2z">
              <text:p/>
            </draw:path>
            <draw:path draw:style-name="gr3" draw:text-style-name="P2" draw:layer="layout" svg:width="0.165cm" svg:height="0.192cm" draw:transform="rotate (1.5707963267946) translate (18.4440000000001cm 14.0920000000001cm)" svg:viewBox="0 0 166 193" svg:d="m33 36991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73cm" svg:height="0.186cm" draw:transform="rotate (1.5707963267946) translate (18.447cm 13.91cm)" svg:viewBox="0 0 174 187" draw:points="105,37081 68,37081 0,36894 33,36894 74,37016 74,37017 75,37018 75,37020 76,37022 77,37025 78,37028 79,37030 79,37032 80,37033 81,37036 84,37048 85,37050 85,37052 86,37054 86,37055 86,37056 86,37057 89,37048 92,37036 92,37035 93,37033 94,37030 95,37028 96,37026 96,37025 99,37016 141,36894 174,36894">
              <text:p/>
            </draw:polygon>
            <draw:path draw:style-name="gr3" draw:text-style-name="P2" draw:layer="layout" svg:width="0.03cm" svg:height="0.255cm" draw:transform="rotate (1.5707963267946) translate (18.378cm 13.7100000000002cm)" svg:viewBox="0 0 31 256" svg:d="m0 36786v-30h31v30zm-31 226v-187h31v187z">
              <text:p/>
            </draw:path>
            <draw:path draw:style-name="gr3" draw:text-style-name="P2" draw:layer="layout" svg:width="0.165cm" svg:height="0.192cm" draw:transform="rotate (1.5707963267946) translate (18.4440000000001cm 13.6400000000001cm)" svg:viewBox="0 0 166 193" svg:d="m33 36991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256cm" svg:height="0.186cm" draw:transform="rotate (1.5707963267946) translate (18.447cm 13.46cm)" svg:viewBox="0 0 257 187" draw:points="203,37081 167,37081 138,36960 137,36958 136,36955 135,36949 132,36935 129,36920 129,36922 128,36924 127,36927 126,36931 125,36933 125,36935 122,36949 119,36961 89,37081 53,37081 0,36894 31,36894 63,37021 63,37022 64,37023 64,37026 64,37028 65,37030 65,37031 68,37042 68,37044 68,37045 68,37047 69,37048 69,37052 70,37055 73,37042 74,37040 74,37037 75,37034 76,37032 77,37030 77,37027 78,37026 78,37024 78,37023 78,37022 112,36894 145,36894 178,37022 179,37024 179,37026 179,37027 180,37029 180,37030 180,37032 180,37033 180,37034 180,37034 180,37035 180,37036 181,37037 181,37038 182,37041 183,37042 183,37043 186,37055 189,37042 189,37041 189,37040 189,37038 190,37037 190,37034 191,37031 192,37028 192,37026 194,37021 226,36894 257,36894">
              <text:p/>
            </draw:polygon>
          </draw:g>
          <draw:line draw:style-name="gr5" draw:text-style-name="P3" draw:layer="layout" svg:x1="13.683cm" svg:y1="13.783cm" svg:x2="14.434cm" svg:y2="13.783cm">
            <text:p/>
          </draw:line>
          <draw:polygon draw:style-name="gr4" draw:text-style-name="P3" draw:layer="layout" svg:width="1.017cm" svg:height="0.936cm" draw:transform="rotate (1.5707963267946) translate (16.6000000000005cm 12.0600000000004cm)" svg:viewBox="0 0 1018 937" draw:points="509,33200 1018,33668 509,34137 0,33668 509,33200">
            <text:p/>
          </draw:polygon>
          <draw:polyline draw:style-name="gr8" draw:text-style-name="P3" draw:layer="layout" svg:width="2.231cm" svg:height="1.318cm" draw:transform="rotate (1.5707963267946) translate (15.281cm 13.7830000000006cm)" svg:viewBox="0 0 2232 1319" draw:points="0,30562 0,31222 2232,31222 2232,31881">
            <text:p/>
          </draw:polyline>
          <draw:polyline draw:style-name="gr5" draw:text-style-name="P3" draw:layer="layout" svg:width="1.72cm" svg:height="0.823cm" draw:transform="rotate (1.5707963267946) translate (17.067cm 13.7800000000007cm)" svg:viewBox="0 0 1721 824" draw:points="1721,34134 0,34134 0,34958">
            <text:p/>
          </draw:polyline>
          <draw:polyline draw:style-name="gr8" draw:text-style-name="P3" draw:layer="layout" svg:width="1.717cm" svg:height="3.259cm" draw:transform="rotate (1.5707963267946) translate (17.067cm 11.042cm)" svg:viewBox="0 0 1718 3260" draw:points="0,34134 1718,34134 1718,37394">
            <text:p/>
          </draw:polyline>
          <draw:line draw:style-name="gr5" draw:text-style-name="P3" draw:layer="layout" svg:x1="18.74cm" svg:y1="13.78cm" svg:x2="19.491cm" svg:y2="13.78cm">
            <text:p/>
          </draw:line>
          <draw:polyline draw:style-name="gr5" draw:text-style-name="P3" draw:layer="layout" svg:width="2.226cm" svg:height="1.316cm" draw:transform="rotate (1.5707963267946) translate (20.338cm 13.7800000000006cm)" svg:viewBox="0 0 2227 1317" draw:points="0,40676 0,41335 2227,41335 2227,41993">
            <text:p/>
          </draw:polyline>
          <draw:polyline draw:style-name="gr5" draw:text-style-name="P3" draw:layer="layout" svg:width="2.228cm" svg:height="1.316cm" draw:transform="rotate (1.5707963267946) translate (20.338000000002cm 11.5530000000012cm)" svg:viewBox="0 0 2229 1317" draw:points="2229,40676 2229,41335 0,41335 0,41993">
            <text:p/>
          </draw:polyline>
          <draw:polyline draw:style-name="gr5" draw:text-style-name="P3" draw:layer="layout" svg:width="0.001cm" svg:height="0.75cm" draw:transform="rotate (1.5707963267946) translate (22.502cm 11.5550000000007cm)" svg:viewBox="0 0 2 751" draw:points="2,45004 2,45630 0,45630 0,45755">
            <text:p/>
          </draw:polyline>
          <draw:line draw:style-name="gr5" draw:text-style-name="P3" draw:layer="layout" svg:x1="7.11cm" svg:y1="8.799cm" svg:x2="7.11cm" svg:y2="9.853cm">
            <text:p/>
          </draw:line>
          <draw:line draw:style-name="gr5" draw:text-style-name="P3" draw:layer="layout" svg:x1="7.11cm" svg:y1="8.799cm" svg:x2="8.309cm" svg:y2="9.878cm">
            <text:p/>
          </draw:line>
          <draw:polyline draw:style-name="gr9" draw:text-style-name="P3" draw:layer="layout" svg:width="2.755cm" svg:height="1.173cm" draw:transform="rotate (1.5707963267946) translate (7.53400000000245cm 9.85300000000104cm)" svg:viewBox="0 0 2756 1174" draw:points="0,16242 2756,16242 2756,15068">
            <text:p/>
          </draw:polyline>
          <draw:line draw:style-name="gr9" draw:text-style-name="P3" draw:layer="layout" svg:x1="7.11cm" svg:y1="8.799cm" svg:x2="5.94cm" svg:y2="9.878cm">
            <text:p/>
          </draw:line>
          <draw:polyline draw:style-name="gr9" draw:text-style-name="P3" draw:layer="layout" svg:width="2.732cm" svg:height="4.198cm" draw:transform="rotate (1.5707963267946) translate (9.06cm 15.9860000000037cm)" svg:viewBox="0 0 2733 4199" draw:points="501,22319 0,22319 0,18120 2733,18120">
            <text:p/>
          </draw:polyline>
          <draw:polyline draw:style-name="gr9" draw:text-style-name="P3" draw:layer="layout" svg:width="2.732cm" svg:height="6.868cm" draw:transform="rotate (1.5707963267946) translate (15.209cm 15.9860000000061cm)" svg:viewBox="0 0 2733 6869" draw:points="2733,37287 0,37287 0,30418 501,30418">
            <text:p/>
          </draw:polyline>
          <draw:polyline draw:style-name="gr9" draw:text-style-name="P3" draw:layer="layout" svg:width="0.993cm" svg:height="2.832cm" draw:transform="rotate (1.5707963267946) translate (14.857cm 16.4790000000025cm)" svg:viewBox="0 0 994 2833" draw:points="0,32547 0,29714 994,29714">
            <text:p/>
          </draw:polyline>
          <draw:polyline draw:style-name="gr9" draw:text-style-name="P3" draw:layer="layout" svg:width="0.5cm" svg:height="3.194cm" draw:transform="rotate (1.5707963267946) translate (5.513cm 13.7540000000028cm)" svg:viewBox="0 0 501 3195" draw:points="501,14221 0,14221 0,11026 501,11026">
            <text:p/>
          </draw:polyline>
          <draw:line draw:style-name="gr9" draw:text-style-name="P3" draw:layer="layout" svg:x1="5.087cm" svg:y1="11.553cm" svg:x2="4.336cm" svg:y2="11.553cm">
            <text:p/>
          </draw:line>
          <draw:line draw:style-name="gr9" draw:text-style-name="P3" draw:layer="layout" svg:x1="8.285cm" svg:y1="11.553cm" svg:x2="7.534cm" svg:y2="11.553cm">
            <text:p/>
          </draw:line>
          <draw:line draw:style-name="gr9" draw:text-style-name="P3" draw:layer="layout" svg:x1="9.881cm" svg:y1="11.553cm" svg:x2="9.132cm" svg:y2="11.553cm">
            <text:p/>
          </draw:line>
          <draw:g>
            <draw:polygon draw:style-name="gr10" draw:text-style-name="P3" draw:layer="layout" svg:width="2.557cm" svg:height="0.532cm" draw:transform="rotate (1.5707963267946) translate (11.638cm 15.0610000000005cm)" svg:viewBox="0 0 2558 533" draw:points="0,23809 0,23276 2558,23276 2558,23809">
              <text:p/>
            </draw:polygon>
            <draw:polygon draw:style-name="gr3" draw:text-style-name="P2" draw:layer="layout" svg:width="0.196cm" svg:height="0.242cm" draw:transform="rotate (1.5707963267946) translate (11.783cm 14.8410000000002cm)" svg:viewBox="0 0 197 243" draw:points="158,23809 28,23602 28,23619 28,23621 29,23623 29,23624 29,23626 29,23630 29,23634 29,23648 29,23809 0,23809 0,23566 38,23566 170,23774 170,23772 169,23770 169,23766 169,23761 169,23757 169,23755 168,23754 168,23752 168,23750 168,23746 168,23742 168,23725 168,23566 197,23566 197,23809">
              <text:p/>
            </draw:polygon>
            <draw:path draw:style-name="gr3" draw:text-style-name="P2" draw:layer="layout" svg:width="0.166cm" svg:height="0.192cm" draw:transform="rotate (1.5707963267946) translate (11.8360000000001cm 14.6000000000001cm)" svg:viewBox="0 0 167 193" svg:d="m167 23768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149cm" svg:height="0.189cm" draw:transform="rotate (1.5707963267946) translate (11.8360000000001cm 14.396cm)" svg:viewBox="0 0 150 190" draw:points="119,23862 119,23743 119,23737 119,23731 119,23728 118,23726 118,23723 117,23721 117,23719 116,23717 115,23715 115,23713 114,23711 113,23709 112,23708 111,23706 110,23705 109,23703 107,23702 106,23701 104,23700 103,23700 99,23698 95,23697 91,23697 86,23696 84,23696 81,23696 78,23696 75,23696 73,23696 70,23697 68,23697 66,23698 63,23699 61,23700 57,23702 55,23703 53,23705 51,23706 49,23708 48,23709 46,23711 43,23715 42,23717 40,23719 39,23722 38,23724 37,23726 36,23729 35,23732 35,23734 34,23737 34,23740 33,23744 33,23747 33,23754 33,23862 1,23862 1,23715 1,23703 1,23691 1,23681 1,23679 1,23678 1,23678 1,23677 1,23676 1,23676 0,23676 0,23675 0,23675 0,23675 0,23675 30,23675 30,23680 30,23682 30,23684 30,23685 30,23687 31,23688 31,23689 31,23699 31,23707 32,23707 36,23700 39,23696 41,23693 42,23692 44,23690 45,23689 47,23687 48,23686 50,23684 52,23683 54,23682 58,23680 62,23678 64,23677 66,23676 68,23675 70,23674 75,23673 80,23673 85,23672 91,23672 99,23672 103,23672 106,23673 109,23673 112,23674 115,23675 118,23676 121,23677 123,23678 126,23679 128,23680 130,23682 132,23684 133,23685 134,23686 135,23687 136,23688 138,23690 140,23692 141,23694 143,23697 144,23699 145,23702 146,23705 147,23708 148,23711 148,23714 149,23718 149,23721 150,23729 150,23738 150,23862">
              <text:p/>
            </draw:polygon>
            <draw:polygon draw:style-name="gr3" draw:text-style-name="P2" draw:layer="layout" svg:width="0.085cm" svg:height="0.027cm" draw:transform="rotate (1.5707963267946) translate (11.918cm 14.207cm)" svg:viewBox="0 0 86 28" draw:points="0,23864 0,23836 86,23836 86,23864">
              <text:p/>
            </draw:polygon>
            <draw:path draw:style-name="gr3" draw:text-style-name="P2" draw:layer="layout" svg:width="0.03cm" svg:height="0.255cm" draw:transform="rotate (1.5707963267946) translate (11.77cm 14.0810000000002cm)" svg:viewBox="0 0 31 256" svg:d="m0 23570v-30h31v30zm-31 226v-187h31v187z">
              <text:p/>
            </draw:path>
            <draw:polygon draw:style-name="gr3" draw:text-style-name="P2" draw:layer="layout" svg:width="0.149cm" svg:height="0.189cm" draw:transform="rotate (1.5707963267946) translate (11.8360000000001cm 14.003cm)" svg:viewBox="0 0 150 190" draw:points="119,23862 119,23743 119,23737 119,23731 119,23728 118,23726 118,23723 117,23721 117,23719 116,23717 115,23715 115,23713 114,23711 113,23709 112,23708 111,23706 110,23705 109,23703 107,23702 106,23701 104,23700 103,23700 99,23698 95,23697 91,23697 86,23696 84,23696 81,23696 78,23696 75,23696 73,23696 70,23697 68,23697 66,23698 63,23699 61,23700 57,23702 55,23703 53,23705 51,23706 49,23708 48,23709 46,23711 43,23715 42,23717 40,23719 39,23722 38,23724 37,23726 36,23729 35,23732 35,23734 34,23737 34,23740 33,23744 33,23747 33,23754 33,23862 1,23862 1,23715 1,23703 1,23691 1,23681 1,23679 1,23678 1,23678 1,23677 1,23676 1,23676 0,23676 0,23675 0,23675 0,23675 0,23675 30,23675 30,23680 30,23682 30,23684 30,23685 30,23687 31,23688 31,23689 31,23699 31,23707 32,23707 36,23700 39,23696 41,23693 42,23692 44,23690 45,23689 47,23687 48,23686 50,23684 52,23683 54,23682 58,23680 62,23678 64,23677 66,23676 68,23675 70,23674 75,23673 80,23673 85,23672 91,23672 99,23672 103,23672 106,23673 109,23673 112,23674 115,23675 118,23676 121,23677 123,23678 126,23679 128,23680 130,23682 132,23684 133,23685 134,23686 135,23687 136,23688 138,23690 140,23692 141,23694 143,23697 144,23699 145,23702 146,23705 147,23708 148,23711 148,23714 149,23718 149,23721 150,23729 150,23738 150,23862">
              <text:p/>
            </draw:polygon>
            <draw:polygon draw:style-name="gr3" draw:text-style-name="P2" draw:layer="layout" svg:width="0.093cm" svg:height="0.254cm" draw:transform="rotate (1.5707963267946) translate (11.7700000000001cm 13.8250000000001cm)" svg:viewBox="0 0 94 255" draw:points="57,23632 57,23795 26,23795 26,23632 0,23632 0,23609 26,23609 26,23588 26,23585 26,23583 27,23578 27,23574 28,23569 28,23567 29,23565 30,23563 31,23561 32,23559 33,23557 34,23556 35,23554 36,23553 38,23551 39,23550 41,23548 43,23547 45,23546 47,23545 49,23544 51,23543 54,23542 56,23541 59,23541 62,23540 65,23540 68,23540 72,23540 74,23540 77,23540 79,23540 80,23540 82,23541 83,23541 86,23541 89,23541 90,23541 92,23541 93,23542 94,23542 94,23566 94,23566 93,23566 92,23565 91,23565 91,23565 90,23565 89,23565 87,23565 86,23565 85,23564 84,23564 83,23564 82,23564 82,23564 80,23564 78,23564 76,23564 75,23564 73,23565 72,23565 71,23565 70,23566 69,23566 67,23567 66,23568 65,23568 64,23569 64,23569 63,23570 63,23570 63,23571 62,23571 62,23572 62,23573 61,23574 60,23576 59,23578 58,23579 58,23580 58,23581 58,23581 57,23583 57,23584 57,23586 57,23589 57,23592 57,23609 94,23609 94,23632">
              <text:p/>
            </draw:polygon>
            <draw:polygon draw:style-name="gr3" draw:text-style-name="P2" draw:layer="layout" svg:width="0.03cm" svg:height="0.255cm" draw:transform="rotate (1.5707963267946) translate (11.77cm 13.7070000000002cm)" svg:viewBox="0 0 31 256" draw:points="0,23796 0,23540 31,23540 31,23796">
              <text:p/>
            </draw:polygon>
            <draw:polygon draw:style-name="gr3" draw:text-style-name="P2" draw:layer="layout" svg:width="0.149cm" svg:height="0.189cm" draw:transform="rotate (1.5707963267946) translate (11.839cm 13.6290000000001cm)" svg:viewBox="0 0 150 190" draw:points="31,23678 31,23797 31,23803 32,23809 32,23814 33,23819 33,23821 34,23823 35,23825 36,23827 37,23829 38,23831 39,23832 40,23834 41,23835 42,23837 43,23838 45,23839 46,23840 48,23840 49,23841 51,23842 55,23843 59,23843 64,23844 70,23844 73,23844 75,23844 78,23844 80,23843 83,23843 85,23842 87,23841 88,23841 89,23840 97,23835 99,23834 101,23832 103,23831 105,23829 106,23827 108,23825 109,23823 110,23821 111,23818 112,23816 113,23814 114,23811 115,23806 116,23803 117,23800 117,23796 118,23793 118,23790 118,23786 118,23678 149,23678 149,23825 149,23837 149,23849 149,23852 149,23855 149,23856 149,23857 150,23858 150,23858 150,23859 150,23859 150,23859 150,23860 150,23860 150,23861 150,23861 150,23862 150,23862 150,23864 150,23865 150,23865 150,23865 121,23865 121,23865 121,23865 121,23864 120,23864 120,23864 120,23864 120,23863 120,23862 120,23861 120,23860 120,23851 120,23850 120,23849 119,23846 119,23844 119,23842 119,23841 119,23833 119,23833 117,23837 114,23840 109,23847 108,23848 106,23850 105,23851 103,23853 102,23854 100,23856 98,23857 96,23858 94,23859 93,23860 91,23861 89,23862 87,23863 84,23864 82,23865 80,23866 75,23867 70,23867 65,23868 59,23868 52,23868 48,23868 45,23867 41,23867 38,23866 35,23865 32,23864 29,23863 27,23862 25,23861 22,23859 20,23858 18,23856 16,23854 14,23852 12,23850 11,23848 9,23846 8,23843 6,23841 5,23838 3,23832 2,23829 2,23826 1,23822 1,23818 0,23811 0,23802 0,23678">
              <text:p/>
            </draw:polygon>
            <draw:path draw:style-name="gr3" draw:text-style-name="P2" draw:layer="layout" svg:width="0.165cm" svg:height="0.192cm" draw:transform="rotate (1.5707963267946) translate (11.8360000000001cm 13.4410000000001cm)" svg:viewBox="0 0 166 193" svg:d="m33 23775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49cm" svg:height="0.189cm" draw:transform="rotate (1.5707963267946) translate (11.8360000000001cm 13.237cm)" svg:viewBox="0 0 150 190" draw:points="119,23862 119,23743 119,23737 119,23731 119,23728 118,23726 118,23723 117,23721 117,23719 116,23717 115,23715 115,23713 114,23711 113,23709 112,23708 111,23706 110,23705 109,23703 107,23702 106,23701 104,23700 103,23700 99,23698 95,23697 91,23697 86,23696 84,23696 81,23696 78,23696 75,23696 73,23696 70,23697 68,23697 66,23698 63,23699 61,23700 57,23702 55,23703 53,23705 51,23706 49,23708 48,23709 46,23711 43,23715 42,23717 40,23719 39,23722 38,23724 37,23726 36,23729 35,23732 35,23734 34,23737 34,23740 33,23744 33,23747 33,23754 33,23862 1,23862 1,23715 1,23703 1,23691 1,23681 1,23679 1,23678 1,23678 1,23677 1,23676 1,23676 0,23676 0,23675 0,23675 0,23675 0,23675 30,23675 30,23680 30,23682 30,23684 30,23685 30,23687 31,23688 31,23689 31,23699 31,23707 32,23707 36,23700 39,23696 41,23693 42,23692 44,23690 45,23689 47,23687 48,23686 50,23684 52,23683 54,23682 58,23680 62,23678 64,23677 66,23676 68,23675 70,23674 75,23673 80,23673 85,23672 91,23672 99,23672 103,23672 106,23673 109,23673 112,23674 115,23675 118,23676 121,23677 123,23678 126,23679 128,23680 130,23682 132,23684 133,23685 134,23686 135,23687 136,23688 138,23690 140,23692 141,23694 143,23697 144,23699 145,23702 146,23705 147,23708 148,23711 148,23714 149,23718 149,23721 150,23729 150,23738 150,23862">
              <text:p/>
            </draw:polygon>
            <draw:polygon draw:style-name="gr3" draw:text-style-name="P2" draw:layer="layout" svg:width="0.155cm" svg:height="0.186cm" draw:transform="rotate (1.5707963267946) translate (11.839cm 13.0560000000002cm)" svg:viewBox="0 0 156 187" draw:points="0,23865 0,23841 114,23702 7,23702 7,23678 149,23678 149,23702 35,23841 156,23841 156,23865">
              <text:p/>
            </draw:polygon>
            <draw:path draw:style-name="gr3" draw:text-style-name="P2" draw:layer="layout" svg:width="0.18cm" svg:height="0.193cm" draw:transform="rotate (1.5707963267946) translate (11.8350000000001cm 12.8730000000001cm)" svg:viewBox="0 0 181 194" svg:d="m56 23864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g>
          <draw:g>
            <draw:polygon draw:style-name="gr10" draw:text-style-name="P3" draw:layer="layout" svg:width="2.554cm" svg:height="0.532cm" draw:transform="rotate (1.5707963267946) translate (11.638cm 10.6000000000005cm)" svg:viewBox="0 0 2555 533" draw:points="0,23809 0,23276 2555,23276 2555,23809">
              <text:p/>
            </draw:polygon>
            <draw:polygon draw:style-name="gr3" draw:text-style-name="P2" draw:layer="layout" svg:width="0.032cm" svg:height="0.242cm" draw:transform="rotate (1.5707963267946) translate (11.783cm 10.0070000000002cm)" svg:viewBox="0 0 33 243" draw:points="0,23809 0,23566 33,23566 33,23809">
              <text:p/>
            </draw:polygon>
            <draw:polygon draw:style-name="gr3" draw:text-style-name="P2" draw:layer="layout" svg:width="0.149cm" svg:height="0.189cm" draw:transform="rotate (1.5707963267946) translate (11.8360000000001cm 9.919cm)" svg:viewBox="0 0 150 190" draw:points="119,23862 119,23743 119,23737 119,23731 119,23728 118,23726 118,23723 117,23721 117,23719 116,23717 115,23715 115,23713 114,23711 113,23709 112,23708 111,23706 110,23705 109,23703 107,23702 106,23701 104,23700 103,23700 99,23698 95,23697 91,23697 86,23696 84,23696 81,23696 78,23696 75,23696 73,23696 70,23697 68,23697 66,23698 63,23699 61,23700 57,23702 55,23703 53,23705 51,23706 49,23708 48,23709 46,23711 43,23715 42,23717 40,23719 39,23722 38,23724 37,23726 36,23729 35,23732 35,23734 34,23737 34,23740 33,23744 33,23747 33,23754 33,23862 1,23862 1,23715 1,23703 1,23691 1,23681 1,23679 1,23678 1,23678 1,23677 1,23676 1,23676 0,23676 0,23675 0,23675 0,23675 0,23675 30,23675 30,23680 30,23682 30,23684 30,23685 30,23687 31,23688 31,23689 31,23699 31,23707 32,23707 36,23700 39,23696 41,23693 42,23692 44,23690 45,23689 47,23687 48,23686 50,23684 52,23683 54,23682 58,23680 62,23678 64,23677 66,23676 68,23675 70,23674 75,23673 80,23673 85,23672 91,23672 99,23672 103,23672 106,23673 109,23673 112,23674 115,23675 118,23676 121,23677 123,23678 126,23679 128,23680 130,23682 132,23684 133,23685 134,23686 135,23687 136,23688 138,23690 140,23692 141,23694 143,23697 144,23699 145,23702 146,23705 147,23708 148,23711 148,23714 149,23718 149,23721 150,23729 150,23738 150,23862">
              <text:p/>
            </draw:polygon>
            <draw:polygon draw:style-name="gr3" draw:text-style-name="P2" draw:layer="layout" svg:width="0.093cm" svg:height="0.254cm" draw:transform="rotate (1.5707963267946) translate (11.7700000000001cm 9.74100000000008cm)" svg:viewBox="0 0 94 255" draw:points="57,23632 57,23795 26,23795 26,23632 0,23632 0,23609 26,23609 26,23588 26,23585 26,23583 27,23578 27,23574 28,23569 28,23567 29,23565 30,23563 31,23561 32,23559 33,23557 34,23556 35,23554 36,23553 38,23551 39,23550 41,23548 43,23547 45,23546 47,23545 49,23544 51,23543 54,23542 56,23541 59,23541 62,23540 65,23540 68,23540 72,23540 74,23540 77,23540 79,23540 80,23540 82,23541 83,23541 86,23541 89,23541 90,23541 92,23541 93,23542 94,23542 94,23566 94,23566 93,23566 92,23565 91,23565 91,23565 90,23565 89,23565 87,23565 86,23565 85,23564 84,23564 83,23564 82,23564 82,23564 80,23564 78,23564 76,23564 75,23564 73,23565 72,23565 71,23565 70,23566 69,23566 67,23567 66,23568 65,23568 64,23569 64,23569 63,23570 63,23570 63,23571 62,23571 62,23572 62,23573 61,23574 60,23576 59,23578 58,23579 58,23580 58,23581 58,23581 57,23583 57,23584 57,23586 57,23589 57,23592 57,23609 94,23609 94,23632">
              <text:p/>
            </draw:polygon>
            <draw:polygon draw:style-name="gr3" draw:text-style-name="P2" draw:layer="layout" svg:width="0.03cm" svg:height="0.255cm" draw:transform="rotate (1.5707963267946) translate (11.77cm 9.62300000000023cm)" svg:viewBox="0 0 31 256" draw:points="0,23796 0,23540 31,23540 31,23796">
              <text:p/>
            </draw:polygon>
            <draw:polygon draw:style-name="gr3" draw:text-style-name="P2" draw:layer="layout" svg:width="0.149cm" svg:height="0.189cm" draw:transform="rotate (1.5707963267946) translate (11.839cm 9.54500000000011cm)" svg:viewBox="0 0 150 190" draw:points="31,23678 31,23797 31,23803 32,23809 32,23814 33,23819 33,23821 34,23823 35,23825 36,23827 37,23829 38,23831 39,23832 40,23834 41,23835 42,23837 43,23838 45,23839 46,23840 48,23840 49,23841 51,23842 55,23843 59,23843 64,23844 70,23844 73,23844 75,23844 78,23844 80,23843 83,23843 85,23842 87,23841 88,23841 89,23840 97,23835 99,23834 101,23832 103,23831 105,23829 106,23827 108,23825 109,23823 110,23821 111,23818 112,23816 113,23814 114,23811 115,23806 116,23803 117,23800 117,23796 118,23793 118,23790 118,23786 118,23678 149,23678 149,23825 149,23837 149,23849 149,23852 149,23855 149,23856 149,23857 150,23858 150,23858 150,23859 150,23859 150,23859 150,23860 150,23860 150,23861 150,23861 150,23862 150,23862 150,23864 150,23865 150,23865 150,23865 121,23865 121,23865 121,23865 121,23864 120,23864 120,23864 120,23864 120,23863 120,23862 120,23861 120,23860 120,23851 120,23850 120,23849 119,23846 119,23844 119,23842 119,23841 119,23833 119,23833 117,23837 114,23840 109,23847 108,23848 106,23850 105,23851 103,23853 102,23854 100,23856 98,23857 96,23858 94,23859 93,23860 91,23861 89,23862 87,23863 84,23864 82,23865 80,23866 75,23867 70,23867 65,23868 59,23868 52,23868 48,23868 45,23867 41,23867 38,23866 35,23865 32,23864 29,23863 27,23862 25,23861 22,23859 20,23858 18,23856 16,23854 14,23852 12,23850 11,23848 9,23846 8,23843 6,23841 5,23838 3,23832 2,23829 2,23826 1,23822 1,23818 0,23811 0,23802 0,23678">
              <text:p/>
            </draw:polygon>
            <draw:path draw:style-name="gr3" draw:text-style-name="P2" draw:layer="layout" svg:width="0.165cm" svg:height="0.192cm" draw:transform="rotate (1.5707963267946) translate (11.8360000000001cm 9.35700000000009cm)" svg:viewBox="0 0 166 193" svg:d="m33 23775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149cm" svg:height="0.189cm" draw:transform="rotate (1.5707963267946) translate (11.8360000000001cm 9.153cm)" svg:viewBox="0 0 150 190" draw:points="119,23862 119,23743 119,23737 119,23731 119,23728 118,23726 118,23723 117,23721 117,23719 116,23717 115,23715 115,23713 114,23711 113,23709 112,23708 111,23706 110,23705 109,23703 107,23702 106,23701 104,23700 103,23700 99,23698 95,23697 91,23697 86,23696 84,23696 81,23696 78,23696 75,23696 73,23696 70,23697 68,23697 66,23698 63,23699 61,23700 57,23702 55,23703 53,23705 51,23706 49,23708 48,23709 46,23711 43,23715 42,23717 40,23719 39,23722 38,23724 37,23726 36,23729 35,23732 35,23734 34,23737 34,23740 33,23744 33,23747 33,23754 33,23862 1,23862 1,23715 1,23703 1,23691 1,23681 1,23679 1,23678 1,23678 1,23677 1,23676 1,23676 0,23676 0,23675 0,23675 0,23675 0,23675 30,23675 30,23680 30,23682 30,23684 30,23685 30,23687 31,23688 31,23689 31,23699 31,23707 32,23707 36,23700 39,23696 41,23693 42,23692 44,23690 45,23689 47,23687 48,23686 50,23684 52,23683 54,23682 58,23680 62,23678 64,23677 66,23676 68,23675 70,23674 75,23673 80,23673 85,23672 91,23672 99,23672 103,23672 106,23673 109,23673 112,23674 115,23675 118,23676 121,23677 123,23678 126,23679 128,23680 130,23682 132,23684 133,23685 134,23686 135,23687 136,23688 138,23690 140,23692 141,23694 143,23697 144,23699 145,23702 146,23705 147,23708 148,23711 148,23714 149,23718 149,23721 150,23729 150,23738 150,23862">
              <text:p/>
            </draw:polygon>
            <draw:polygon draw:style-name="gr3" draw:text-style-name="P2" draw:layer="layout" svg:width="0.155cm" svg:height="0.186cm" draw:transform="rotate (1.5707963267946) translate (11.839cm 8.97200000000017cm)" svg:viewBox="0 0 156 187" draw:points="0,23865 0,23841 114,23702 7,23702 7,23678 149,23678 149,23702 35,23841 156,23841 156,23865">
              <text:p/>
            </draw:polygon>
            <draw:path draw:style-name="gr3" draw:text-style-name="P2" draw:layer="layout" svg:width="0.18cm" svg:height="0.193cm" draw:transform="rotate (1.5707963267946) translate (11.8350000000001cm 8.78900000000012cm)" svg:viewBox="0 0 181 194" svg:d="m56 23864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g>
          <draw:g>
            <draw:polygon draw:style-name="gr10" draw:text-style-name="P3" draw:layer="layout" svg:width="2.554cm" svg:height="0.532cm" draw:transform="rotate (1.5707963267946) translate (16.799cm 10.6000000000005cm)" svg:viewBox="0 0 2555 533" draw:points="0,34131 0,33598 2555,33598 2555,34131">
              <text:p/>
            </draw:polygon>
            <draw:polygon draw:style-name="gr3" draw:text-style-name="P2" draw:layer="layout" svg:width="0.196cm" svg:height="0.242cm" draw:transform="rotate (1.5707963267946) translate (16.944cm 10.4680000000002cm)" svg:viewBox="0 0 197 243" draw:points="158,34131 28,33924 28,33941 28,33943 29,33945 29,33946 29,33948 29,33952 29,33956 29,33970 29,34131 0,34131 0,33888 38,33888 170,34096 170,34094 169,34092 169,34088 169,34083 169,34079 169,34077 168,34076 168,34074 168,34072 168,34068 168,34064 168,34047 168,33888 197,33888 197,34131">
              <text:p/>
            </draw:polygon>
            <draw:path draw:style-name="gr3" draw:text-style-name="P2" draw:layer="layout" svg:width="0.166cm" svg:height="0.192cm" draw:transform="rotate (1.5707963267946) translate (16.9970000000001cm 10.2270000000001cm)" svg:viewBox="0 0 167 193" svg:d="m167 3409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olygon draw:style-name="gr3" draw:text-style-name="P2" draw:layer="layout" svg:width="0.329cm" svg:height="0.242cm" draw:transform="rotate (1.5707963267946) translate (16.944cm 9.946cm)" svg:viewBox="0 0 330 243" draw:points="258,34131 219,34131 177,33977 177,33975 176,33973 175,33969 174,33965 173,33963 173,33961 172,33957 171,33952 170,33948 169,33944 168,33939 167,33934 166,33930 165,33925 164,33930 163,33934 162,33939 161,33944 160,33948 159,33952 158,33957 157,33961 156,33965 155,33969 153,33977 110,34131 71,34131 0,33888 34,33888 77,34042 83,34064 84,34069 85,34074 87,34078 88,34083 88,34086 89,34088 90,34093 91,34097 92,34102 93,34096 94,34090 96,34084 97,34079 100,34068 100,34067 100,34066 100,34064 101,34063 101,34060 102,34058 103,34056 103,34053 104,34050 105,34048 105,34047 105,34046 105,34045 106,34043 106,34041 107,34039 149,33888 181,33888 223,34039 223,34040 224,34041 224,34043 224,34046 225,34047 225,34048 226,34053 227,34055 228,34058 229,34063 230,34065 230,34066 230,34067 230,34068 230,34069 230,34069 230,34070 231,34072 231,34073 233,34078 234,34084 235,34090 237,34096 238,34102 238,34102 239,34100 239,34099 240,34096 241,34093 241,34089 243,34081 243,34079 244,34076 245,34072 248,34062 249,34057 250,34052 252,34047 252,34044 253,34042 296,33888 330,33888">
              <text:p/>
            </draw:polygon>
            <draw:path draw:style-name="gr3" draw:text-style-name="P2" draw:layer="layout" svg:width="0.18cm" svg:height="0.193cm" draw:transform="rotate (1.5707963267946) translate (16.9960000000001cm 9.61300000000012cm)" svg:viewBox="0 0 181 194" svg:d="m56 3418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ath draw:style-name="gr3" draw:text-style-name="P2" draw:layer="layout" svg:width="0.03cm" svg:height="0.255cm" draw:transform="rotate (1.5707963267946) translate (16.931cm 9.40800000000023cm)" svg:viewBox="0 0 31 256" svg:d="m0 33892v-30h31v30zm-31 226v-187h31v187z">
              <text:p/>
            </draw:path>
            <draw:polygon draw:style-name="gr3" draw:text-style-name="P2" draw:layer="layout" svg:width="0.089cm" svg:height="0.23cm" draw:transform="rotate (1.5707963267946) translate (16.959cm 9.34800000000006cm)" svg:viewBox="0 0 90 231" draw:points="90,34145 76,34148 74,34148 72,34149 70,34149 68,34149 64,34149 59,34149 54,34149 50,34148 46,34148 43,34146 39,34145 36,34143 34,34141 31,34138 29,34136 27,34133 26,34129 24,34125 23,34121 23,34117 22,34112 22,34107 22,33982 0,33982 0,33959 23,33959 32,33918 53,33918 53,33959 87,33959 87,33982 53,33982 53,34100 53,34103 53,34106 53,34109 54,34111 54,34114 55,34115 55,34116 56,34117 56,34117 56,34118 57,34119 58,34120 58,34120 59,34121 60,34121 60,34122 61,34122 62,34123 63,34123 64,34123 65,34123 68,34124 70,34124 73,34124 81,34124 82,34124 83,34124 84,34124 85,34123 88,34123 90,34122">
              <text:p/>
            </draw:polygon>
            <draw:path draw:style-name="gr3" draw:text-style-name="P2" draw:layer="layout" svg:width="0.187cm" svg:height="0.242cm" draw:transform="rotate (1.5707963267946) translate (16.944cm 9.12800000000022cm)" svg:viewBox="0 0 188 243" svg:d="m188 33961v4 3l-1 4v4l-1 4-1 3-1 4-1 3-2 4-1 3-2 3-2 3-2 3-2 3-2 2-3 3-3 3-3 2-3 2-3 2-3 2-4 2-3 1-4 2-4 1-4 2-5 1h-4l-5 1-5 1h-5-5-71v95h-33v-243h102 11l5 1h5l4 1 5 1 4 1 4 1 4 1 3 2 4 1 3 2 3 2 3 2 3 2 3 3 3 2 2 3 3 3 2 2 2 3 1 3 2 4 1 3 1 3 2 4 1 4 1 3v4l1 4v4zm-33 4v-5l-1-6-1-5-1-2-1-2-1-2-1-2-1-2-1-2-1-2-2-2-1-1-2-2-2-1-2-2-2-1-2-1-5-2-5-2-6-1-6-1-6-1h-7-65v96h67 7l6-1 6-1 5-1 3-1 2-1 2-1 2-1 3-1 1-2 2-1 2-2 3-3 3-4 1-2 1-2 1-2 1-2 1-3 1-2 1-2v-3l1-5z">
              <text:p/>
            </draw:path>
            <draw:path draw:style-name="gr3" draw:text-style-name="P2" draw:layer="layout" svg:width="0.165cm" svg:height="0.192cm" draw:transform="rotate (1.5707963267946) translate (16.9970000000001cm 8.90700000000008cm)" svg:viewBox="0 0 166 193" svg:d="m33 3409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088cm" svg:height="0.189cm" draw:transform="rotate (1.5707963267946) translate (16.9970000000001cm 8.703cm)" svg:viewBox="0 0 89 190" draw:points="1,34184 1,34041 1,34029 1,34017 1,34006 1,34003 1,34002 1,34001 1,34000 1,33999 0,33998 0,33997 30,33997 30,34006 30,34007 30,34008 30,34011 31,34014 31,34016 31,34017 31,34027 31,34036 32,34036 34,34031 35,34026 36,34023 37,34021 38,34019 39,34017 40,34015 41,34013 42,34011 43,34010 44,34008 45,34007 47,34005 47,34005 48,34004 53,34000 55,33999 56,33998 57,33998 58,33997 58,33997 59,33997 63,33996 67,33995 69,33995 71,33994 74,33994 76,33994 78,33994 79,33994 80,33994 81,33994 81,33994 82,33995 83,33995 83,33995 85,33995 86,33995 86,33995 87,33995 88,33995 88,33996 89,33996 89,34024 88,34024 87,34024 85,34023 83,34023 82,34023 81,34023 80,34023 79,34023 77,34022 75,34022 73,34022 72,34022 69,34022 67,34022 65,34023 62,34023 60,34024 58,34025 56,34026 54,34027 52,34029 50,34030 49,34032 47,34033 46,34035 44,34037 43,34039 42,34041 41,34043 40,34045 39,34047 38,34050 37,34052 36,34055 35,34058 35,34061 34,34064 34,34067 33,34070 33,34074 33,34080 33,34087 33,34184">
              <text:p/>
            </draw:polygon>
            <draw:path draw:style-name="gr3" draw:text-style-name="P2" draw:layer="layout" svg:width="0.03cm" svg:height="0.255cm" draw:transform="rotate (1.5707963267946) translate (16.931cm 8.58500000000023cm)" svg:viewBox="0 0 31 256" svg:d="m0 33892v-30h31v30zm-31 226v-187h31v187z">
              <text:p/>
            </draw:path>
            <draw:path draw:style-name="gr3" draw:text-style-name="P2" draw:layer="layout" svg:width="0.166cm" svg:height="0.192cm" draw:transform="rotate (1.5707963267946) translate (16.9970000000001cm 8.51500000000009cm)" svg:viewBox="0 0 167 193" svg:d="m167 3409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ath draw:style-name="gr3" draw:text-style-name="P2" draw:layer="layout" svg:width="0.158cm" svg:height="0.258cm" draw:transform="rotate (1.5707963267946) translate (16.9310000000001cm 8.31900000000015cm)" svg:viewBox="0 0 159 259" svg:d="m127 34088-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g>
          <draw:g>
            <draw:polygon draw:style-name="gr10" draw:text-style-name="P3" draw:layer="layout" svg:width="2.557cm" svg:height="0.532cm" draw:transform="rotate (1.5707963267946) translate (16.799cm 15.0610000000005cm)" svg:viewBox="0 0 2558 533" draw:points="0,34131 0,33598 2558,33598 2558,34131">
              <text:p/>
            </draw:polygon>
            <draw:polygon draw:style-name="gr3" draw:text-style-name="P2" draw:layer="layout" svg:width="0.329cm" svg:height="0.242cm" draw:transform="rotate (1.5707963267946) translate (16.944cm 14.684cm)" svg:viewBox="0 0 330 243" draw:points="258,34131 219,34131 177,33977 177,33975 176,33973 175,33969 174,33965 173,33963 173,33961 172,33957 171,33952 170,33948 169,33944 168,33939 167,33934 166,33930 165,33925 164,33930 163,33934 162,33939 161,33944 160,33948 159,33952 158,33957 157,33961 156,33965 155,33969 153,33977 110,34131 71,34131 0,33888 34,33888 77,34042 83,34064 84,34069 85,34074 87,34078 88,34083 88,34086 89,34088 90,34093 91,34097 92,34102 93,34096 94,34090 96,34084 97,34079 100,34068 100,34067 100,34066 100,34064 101,34063 101,34060 102,34058 103,34056 103,34053 104,34050 105,34048 105,34047 105,34046 105,34045 106,34043 106,34041 107,34039 149,33888 181,33888 223,34039 223,34040 224,34041 224,34043 224,34046 225,34047 225,34048 226,34053 227,34055 228,34058 229,34063 230,34065 230,34066 230,34067 230,34068 230,34069 230,34069 230,34070 231,34072 231,34073 233,34078 234,34084 235,34090 237,34096 238,34102 238,34102 239,34100 239,34099 240,34096 241,34093 241,34089 243,34081 243,34079 244,34076 245,34072 248,34062 249,34057 250,34052 252,34047 252,34044 253,34042 296,33888 330,33888">
              <text:p/>
            </draw:polygon>
            <draw:path draw:style-name="gr3" draw:text-style-name="P2" draw:layer="layout" svg:width="0.18cm" svg:height="0.193cm" draw:transform="rotate (1.5707963267946) translate (16.9960000000001cm 14.3510000000001cm)" svg:viewBox="0 0 181 194" svg:d="m56 34186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ath draw:style-name="gr3" draw:text-style-name="P2" draw:layer="layout" svg:width="0.03cm" svg:height="0.255cm" draw:transform="rotate (1.5707963267946) translate (16.931cm 14.1460000000002cm)" svg:viewBox="0 0 31 256" svg:d="m0 33892v-30h31v30zm-31 226v-187h31v187z">
              <text:p/>
            </draw:path>
            <draw:polygon draw:style-name="gr3" draw:text-style-name="P2" draw:layer="layout" svg:width="0.089cm" svg:height="0.23cm" draw:transform="rotate (1.5707963267946) translate (16.959cm 14.0860000000001cm)" svg:viewBox="0 0 90 231" draw:points="90,34145 76,34148 74,34148 72,34149 70,34149 68,34149 64,34149 59,34149 54,34149 50,34148 46,34148 43,34146 39,34145 36,34143 34,34141 31,34138 29,34136 27,34133 26,34129 24,34125 23,34121 23,34117 22,34112 22,34107 22,33982 0,33982 0,33959 23,33959 32,33918 53,33918 53,33959 87,33959 87,33982 53,33982 53,34100 53,34103 53,34106 53,34109 54,34111 54,34114 55,34115 55,34116 56,34117 56,34117 56,34118 57,34119 58,34120 58,34120 59,34121 60,34121 60,34122 61,34122 62,34123 63,34123 64,34123 65,34123 68,34124 70,34124 73,34124 81,34124 82,34124 83,34124 84,34124 85,34123 88,34123 90,34122">
              <text:p/>
            </draw:polygon>
            <draw:path draw:style-name="gr3" draw:text-style-name="P2" draw:layer="layout" svg:width="0.187cm" svg:height="0.242cm" draw:transform="rotate (1.5707963267946) translate (16.944cm 13.8660000000002cm)" svg:viewBox="0 0 188 243" svg:d="m188 33961v4 3l-1 4v4l-1 4-1 3-1 4-1 3-2 4-1 3-2 3-2 3-2 3-2 3-2 2-3 3-3 3-3 2-3 2-3 2-3 2-4 2-3 1-4 2-4 1-4 2-5 1h-4l-5 1-5 1h-5-5-71v95h-33v-243h102 11l5 1h5l4 1 5 1 4 1 4 1 4 1 3 2 4 1 3 2 3 2 3 2 3 2 3 3 3 2 2 3 3 3 2 2 2 3 1 3 2 4 1 3 1 3 2 4 1 4 1 3v4l1 4v4zm-33 4v-5l-1-6-1-5-1-2-1-2-1-2-1-2-1-2-1-2-1-2-2-2-1-1-2-2-2-1-2-2-2-1-2-1-5-2-5-2-6-1-6-1-6-1h-7-65v96h67 7l6-1 6-1 5-1 3-1 2-1 2-1 2-1 3-1 1-2 2-1 2-2 3-3 3-4 1-2 1-2 1-2 1-2 1-3 1-2 1-2v-3l1-5z">
              <text:p/>
            </draw:path>
            <draw:path draw:style-name="gr3" draw:text-style-name="P2" draw:layer="layout" svg:width="0.165cm" svg:height="0.192cm" draw:transform="rotate (1.5707963267946) translate (16.9970000000001cm 13.6450000000001cm)" svg:viewBox="0 0 166 193" svg:d="m33 34097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olygon draw:style-name="gr3" draw:text-style-name="P2" draw:layer="layout" svg:width="0.088cm" svg:height="0.189cm" draw:transform="rotate (1.5707963267946) translate (16.9970000000001cm 13.441cm)" svg:viewBox="0 0 89 190" draw:points="1,34184 1,34041 1,34029 1,34017 1,34006 1,34003 1,34002 1,34001 1,34000 1,33999 0,33998 0,33997 30,33997 30,34006 30,34007 30,34008 30,34011 31,34014 31,34016 31,34017 31,34027 31,34036 32,34036 34,34031 35,34026 36,34023 37,34021 38,34019 39,34017 40,34015 41,34013 42,34011 43,34010 44,34008 45,34007 47,34005 47,34005 48,34004 53,34000 55,33999 56,33998 57,33998 58,33997 58,33997 59,33997 63,33996 67,33995 69,33995 71,33994 74,33994 76,33994 78,33994 79,33994 80,33994 81,33994 81,33994 82,33995 83,33995 83,33995 85,33995 86,33995 86,33995 87,33995 88,33995 88,33996 89,33996 89,34024 88,34024 87,34024 85,34023 83,34023 82,34023 81,34023 80,34023 79,34023 77,34022 75,34022 73,34022 72,34022 69,34022 67,34022 65,34023 62,34023 60,34024 58,34025 56,34026 54,34027 52,34029 50,34030 49,34032 47,34033 46,34035 44,34037 43,34039 42,34041 41,34043 40,34045 39,34047 38,34050 37,34052 36,34055 35,34058 35,34061 34,34064 34,34067 33,34070 33,34074 33,34080 33,34087 33,34184">
              <text:p/>
            </draw:polygon>
            <draw:path draw:style-name="gr3" draw:text-style-name="P2" draw:layer="layout" svg:width="0.03cm" svg:height="0.255cm" draw:transform="rotate (1.5707963267946) translate (16.931cm 13.3230000000002cm)" svg:viewBox="0 0 31 256" svg:d="m0 33892v-30h31v30zm-31 226v-187h31v187z">
              <text:p/>
            </draw:path>
            <draw:path draw:style-name="gr3" draw:text-style-name="P2" draw:layer="layout" svg:width="0.166cm" svg:height="0.192cm" draw:transform="rotate (1.5707963267946) translate (16.9970000000001cm 13.2530000000001cm)" svg:viewBox="0 0 167 193" svg:d="m167 34090v12l-1 11-2 10-3 10-3 9-2 4-2 3-2 4-2 4-2 3-3 3-3 3-3 3-3 2-3 2-3 3-4 2-3 1-4 2-4 1-4 2-9 1-10 2h-10-5-4l-5-1-4-1h-4l-4-1-4-2-4-1-4-2-4-1-3-2-4-3-3-2-3-2-2-3-3-3-3-3-2-3-2-4-3-4-2-3-2-4-1-5-2-4-1-5-1-4-1-5-1-6v-5l-1-6v-12-12l1-11 2-10 2-9 3-9 4-8 4-7 5-6 5-6 7-5 6-4 8-3 8-3 9-2 9-1h10 5 6l5 1h5l4 1 5 1 4 2 4 1 4 2 4 1 3 2 4 2 3 3 3 2 2 3 3 3 2 3 3 3 2 4 2 3 1 4 2 4 3 9 2 9 2 10 1 11zm-33 12v-10l-1-9-1-9v-3l-1-4-2-7-1-3-2-3-1-3-1-2-2-3-1-2-1-1-1-1v-1l-1-1-2-2-2-1-2-1-3-2-4-2-1-1h-1l-3-1h-2l-3-1h-2-3-6-3-3-3l-2 1h-3l-3 1h-2l-3 1-2 1-2 1-2 2-2 1-2 2-2 1-4 4-1 1-1 1-1 1v1l-2 3-1 3-1 3-1 3-1 4-1 3-1 7-2 9-1 9v5 5 5 6l1 9 2 9 1 7 2 7 1 3 2 3 1 3 2 2 1 3 2 2 2 2 2 2 1 2 2 1 2 1 2 2 2 1 2 1 2 1h3l2 1h3l2 1h3 2 3 3 3 3l2-1h3l3-1h2l3-1 4-2 2-2 2-1 2-1 2-2 2-2 2-2 2-2 1-3 2-2 1-3 1-3 1-3 1-3 1-4 1-4 1-3 1-4v-5l1-9z">
              <text:p/>
            </draw:path>
            <draw:path draw:style-name="gr3" draw:text-style-name="P2" draw:layer="layout" svg:width="0.158cm" svg:height="0.258cm" draw:transform="rotate (1.5707963267946) translate (16.9310000000001cm 13.0570000000001cm)" svg:viewBox="0 0 159 259" svg:d="m127 34088-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g>
          <draw:line draw:style-name="gr9" draw:text-style-name="P3" draw:layer="layout" svg:x1="14.434cm" svg:y1="13.783cm" svg:x2="13.683cm" svg:y2="13.783cm">
            <text:p/>
          </draw:line>
          <draw:g>
            <draw:polygon draw:style-name="gr2" draw:text-style-name="P1" draw:layer="layout" svg:width="3.401cm" svg:height="0.846cm" draw:transform="rotate (1.5707963267946) translate (23.253cm 13.3030000000008cm)" svg:viewBox="0 0 3402 847" draw:points="0,47353 0,46506 3402,46506 3402,47353">
              <text:p/>
            </draw:polygon>
            <draw:polygon draw:style-name="gr3" draw:text-style-name="P2" draw:layer="layout" svg:width="0.202cm" svg:height="0.249cm" draw:transform="rotate (1.5707963267946) translate (23.5510000000001cm 13.0040000000002cm)" svg:viewBox="0 0 203 250" draw:points="203,47281 203,47285 203,47289 202,47293 201,47296 201,47300 200,47303 198,47307 197,47310 195,47313 194,47316 192,47319 189,47322 187,47325 185,47327 182,47330 179,47332 176,47334 172,47336 169,47338 165,47340 161,47342 157,47344 148,47347 138,47349 127,47351 115,47352 103,47352 92,47352 82,47351 72,47350 63,47348 54,47346 46,47343 39,47340 35,47338 32,47336 26,47332 21,47327 18,47324 16,47322 14,47319 11,47316 8,47310 5,47304 2,47297 0,47290 32,47284 34,47288 35,47293 36,47295 37,47297 38,47299 39,47301 40,47303 42,47305 43,47307 45,47308 47,47310 49,47311 51,47313 53,47314 63,47319 65,47320 68,47321 71,47322 74,47323 77,47324 80,47324 84,47325 87,47325 95,47326 104,47326 111,47326 118,47325 125,47325 131,47324 137,47322 140,47322 142,47321 145,47320 147,47319 150,47317 152,47316 154,47314 156,47313 158,47311 160,47310 161,47308 163,47307 166,47303 167,47301 168,47298 169,47296 170,47294 170,47291 171,47289 171,47286 171,47283 171,47280 171,47277 170,47275 170,47272 169,47270 168,47268 166,47266 165,47264 164,47262 162,47260 161,47259 159,47257 157,47256 155,47254 153,47253 150,47252 145,47250 139,47248 133,47246 130,47245 127,47244 119,47242 112,47240 96,47236 91,47235 86,47234 81,47233 76,47232 71,47230 66,47229 61,47227 56,47225 54,47224 52,47223 49,47222 47,47221 45,47220 43,47219 41,47217 39,47216 37,47215 35,47213 31,47210 29,47209 27,47207 26,47206 24,47204 23,47202 21,47200 20,47198 19,47196 18,47194 17,47192 16,47190 15,47188 14,47183 13,47181 12,47178 12,47176 11,47173 11,47170 11,47167 11,47163 12,47159 12,47155 13,47151 14,47148 15,47144 17,47140 18,47137 19,47135 20,47134 21,47132 22,47131 24,47128 27,47125 29,47123 32,47121 35,47119 38,47117 41,47115 44,47113 48,47112 51,47110 55,47109 59,47108 63,47107 67,47106 76,47105 85,47103 94,47102 99,47102 104,47102 115,47102 125,47103 130,47103 134,47104 138,47105 142,47106 157,47110 160,47111 163,47113 166,47114 168,47115 169,47116 174,47120 177,47122 179,47124 181,47127 183,47129 185,47131 187,47134 190,47139 193,47145 196,47151 198,47158 165,47164 165,47162 164,47160 163,47157 162,47155 161,47153 160,47151 159,47150 158,47148 157,47146 156,47144 154,47143 153,47141 151,47140 150,47138 148,47137 146,47136 144,47135 142,47134 140,47133 138,47132 133,47131 128,47129 123,47128 117,47128 110,47127 103,47127 95,47127 88,47128 84,47128 81,47129 78,47129 75,47130 72,47131 69,47132 67,47133 64,47134 62,47135 60,47136 56,47138 55,47139 53,47141 52,47142 51,47144 46,47150 45,47151 45,47152 45,47152 44,47153 44,47154 44,47155 43,47157 43,47159 43,47161 43,47165 43,47168 43,47170 44,47173 45,47175 45,47177 46,47179 48,47181 49,47183 51,47185 52,47187 54,47188 55,47190 57,47191 59,47193 62,47194 64,47195 69,47197 74,47199 85,47203 111,47209 117,47210 123,47211 134,47214 155,47220 160,47222 165,47224 174,47229 176,47230 178,47231 180,47233 182,47234 184,47236 186,47237 187,47239 189,47241 192,47245 195,47249 198,47254 200,47258 201,47261 201,47263 202,47266 202,47269 203,47272 203,47275 203,47278">
              <text:p/>
            </draw:polygon>
            <draw:path draw:style-name="gr3" draw:text-style-name="P2" draw:layer="layout" svg:width="0.18cm" svg:height="0.193cm" draw:transform="rotate (1.5707963267946) translate (23.6070000000001cm 12.7700000000001cm)" svg:viewBox="0 0 181 194" svg:d="m56 47408h-7l-6-1-6-1-5-2-3-1-2-1-2-1-3-1-2-2-2-1-2-2-2-2-2-2-1-2-2-2-1-2-2-2-1-3-1-2-1-3-1-5-1-5-1-6v-7-4-5l1-4 1-4 1-3 1-4 1-3 2-3 2-3 2-3 2-2 2-3 3-2 2-2 2-2 3-2 6-3 3-1 3-1 3-1 4-1 3-1 4-1 7-1 8-1 7-1h7 42v-10-6-5-2l-1-2v-3l-1-2-1-2-1-2v-2l-1-2-1-1-1-2-1-1-1-1-1-1-2-1-1-1-2-1-1-1-2-1-2-1-2-1-4-1h-4l-5-1h-2-3-4-4-2-2l-2 1h-2-2l-2 1h-1l-2 1-1 1-2 1h-1l-1 1-2 2-2 1-1 1-1 1-1 1-1 2h-1v1l-1 2v1l-1 2-1 2v2l-1 2v2 2l-33-3v-3l1-3 1-2 1-3 1-2 1-2 2-5 1-3 2-2 1-2 2-2 2-2 2-2 2-1 2-2 5-3 2-1 3-2 3-1 3-2 3-1 3-1 7-1 8-2h4l4-1h4 5 9l8 1 7 1 7 2 6 3 3 1 3 2 3 1 2 2 3 2 2 2 2 2 2 2 2 2 2 3 1 2 2 3 1 2 2 3 1 3v3l2 7 1 7v7 81 3 3 3l1 3v2l1 2v2l1 1v1l1 1v1l1 1v0l1 1h1l1 1v0l1 1h1 1l1 1h1 2 2 5 1 1 1 1v0 0-1h1v0 0 19l-6 1-1 1h-1-2-1-2l-1 1h-2-1-3-4-2-2l-4-1h-4l-3-1-3-2h-1l-1-1-2-1-1-1-1-1-1-1-1-1-1-1-1-2-1-1v-2l-1-1-1-2v-2l-1-3-1-4-1-9h-1l-1 2-1 2-2 2-1 2-3 4-3 4-3 4-2 1-1 2-2 1-1 2-2 1-2 1-2 1-3 2-2 1-2 1-5 1-4 2-3 1h-2l-3 1h-3l-3 1h-3zm0-23h4 3l4-1 3-1h3l3-1 3-2 3-1 3-1 3-2 2-1 3-2 2-1 2-2 2-2 2-2 2-2 1-2 2-2 1-3 2-2 1-3 2-5 1-2v-3l1-2v-3l1-2v-2-3-2-15h-34-10-6l-5 1h-3l-2 1-2 1h-3l-2 1-2 1-2 1-2 1-2 1-2 1-1 2-2 1-1 2-2 1-3 4-1 2-1 3-1 2v2l-1 3v3 3 3 4l1 3v3l1 3 1 3 1 1 1 2v1l1 1 1 1 1 1 2 2 2 2 3 1 3 1 3 1 3 1 3 1z">
              <text:p/>
            </draw:path>
            <draw:polygon draw:style-name="gr3" draw:text-style-name="P2" draw:layer="layout" svg:width="0.247cm" svg:height="0.189cm" draw:transform="rotate (1.5707963267946) translate (23.6080000000001cm 12.566cm)" svg:viewBox="0 0 248 190" draw:points="109,47406 109,47287 109,47275 109,47270 108,47267 108,47265 108,47263 107,47261 106,47259 106,47257 105,47255 104,47253 103,47252 102,47250 101,47249 100,47247 99,47246 97,47245 96,47244 94,47244 93,47243 91,47242 89,47241 87,47241 86,47240 84,47240 82,47240 80,47240 75,47240 73,47240 70,47240 68,47240 66,47241 64,47241 61,47242 59,47243 57,47244 55,47245 53,47246 52,47247 50,47248 49,47250 47,47251 46,47253 44,47255 43,47257 41,47259 40,47261 39,47263 38,47266 37,47268 36,47270 35,47273 34,47276 34,47278 33,47281 33,47284 32,47288 32,47291 32,47298 32,47406 1,47406 1,47259 1,47247 1,47235 1,47225 1,47223 1,47222 1,47222 1,47221 1,47220 1,47220 0,47220 0,47219 0,47219 0,47219 0,47219 30,47219 30,47224 30,47226 30,47228 30,47229 30,47231 31,47232 31,47233 31,47243 31,47251 32,47251 33,47249 34,47247 35,47245 36,47244 37,47242 38,47240 40,47239 41,47237 42,47235 43,47234 45,47232 46,47231 48,47229 49,47228 52,47226 54,47225 55,47224 57,47223 59,47222 61,47221 63,47220 65,47219 67,47218 71,47217 76,47217 81,47216 83,47216 86,47216 91,47216 96,47217 101,47217 105,47218 109,47219 113,47221 117,47222 120,47224 123,47226 126,47229 128,47232 130,47235 132,47239 134,47243 136,47247 137,47251 137,47251 139,47247 142,47244 143,47242 144,47240 146,47239 147,47237 153,47231 154,47230 156,47228 157,47227 159,47226 166,47222 168,47221 170,47220 172,47219 174,47218 179,47217 183,47217 188,47216 194,47216 197,47216 201,47216 204,47216 207,47217 210,47217 213,47218 215,47219 218,47220 221,47221 223,47222 225,47223 228,47224 230,47226 232,47228 233,47230 235,47232 236,47234 238,47236 239,47238 241,47241 242,47243 243,47246 244,47249 245,47252 246,47255 246,47258 247,47262 247,47265 248,47273 248,47282 248,47406 217,47406 217,47287 217,47281 217,47275 217,47272 216,47270 216,47267 215,47265 215,47263 214,47261 214,47259 213,47257 212,47255 211,47253 210,47250 210,47249 209,47249 209,47248 208,47247 207,47247 207,47246 205,47245 204,47244 202,47244 199,47242 198,47242 197,47241 197,47241 196,47241 194,47240 192,47240 190,47240 187,47240 183,47240 180,47240 178,47240 176,47240 174,47241 171,47241 169,47242 167,47243 165,47244 163,47245 161,47246 159,47247 158,47248 156,47250 155,47251 153,47253 152,47255 147,47263 146,47265 145,47268 144,47270 143,47273 142,47279 141,47282 141,47285 140,47288 140,47291 140,47298 140,47406">
              <text:p/>
            </draw:polygon>
            <draw:path draw:style-name="gr3" draw:text-style-name="P2" draw:layer="layout" svg:width="0.158cm" svg:height="0.262cm" draw:transform="rotate (1.5707963267946) translate (23.6080000000001cm 12.272cm)" svg:viewBox="0 0 159 263" svg:d="m159 47312v5 5l-1 10-2 10-1 9-1 4-1 5-1 4-1 3-2 4-1 4-2 3-2 3-2 3-2 3-3 3-3 3-2 2-3 3-4 2-3 2-2 1-1 1-4 1-3 1-4 1-4 1-5 1h-4-5-5l-5-1h-4l-5-1-4-1-4-2-4-1-4-2-4-2-3-2-3-3-3-3-3-3-3-3-2-4-2-4h-1v3 0 1 1 1l1 1v1 1 1 9 10 73h-31v-222-13-3-3-1-2l-1-1v-1-9-5h30v4 0 1 1l1 1v1 1 1 1 10 9h1l2-4 1-2 2-2 1-2 1-2 2-1 1-2 3-3 2-1 1-2 2-1 1-1 2-1 2-1 4-2 4-1 1-1 2-1 2-1h2l5-1h5l5-1h2 3 5 4l5 1 4 1 4 1 3 1 4 1 1 1 2 1 3 2 3 2 3 2 3 2 3 3 2 2 3 3 2 3 2 3 2 4 1 4 2 3 1 4 1 4 1 4 1 4 1 9 2 9 1 11zm-33 11v-8l-1-8-1-14-2-7-1-6-1-2-1-3-1-3-1-2-1-2-2-2-1-2-2-2-2-2-2-1-2-2-2-1-2-1-2-1-3-1-2-1h-3l-3-1h-3-3-3-2-3l-2 1h-2l-3 1-5 1-2 1-2 1-2 1-2 1-2 2-2 1-1 2-2 2-2 2-2 3-1 2-2 3-1 3-1 3-1 3-1 4-1 8-2 9-1 10v11 9l1 9 1 8v4l1 3 1 3 1 4 1 3 1 2 1 3 2 3v1l1 1 1 1 1 1 2 2 1 2 2 2 2 1 2 2 2 1 2 1 2 1 2 1 3 1 2 1h3l3 1h3 3 3 3 3l3-1h2l3-1 2-1 3-1 2-1 2-1 2-2 2-1 2-2 1-2 2-2 3-4 2-5 2-6 1-6 2-7 1-14 1-8z">
              <text:p/>
            </draw:path>
            <draw:polygon draw:style-name="gr3" draw:text-style-name="P2" draw:layer="layout" svg:width="0.03cm" svg:height="0.255cm" draw:transform="rotate (1.5707963267946) translate (23.542cm 12.0750000000002cm)" svg:viewBox="0 0 31 256" draw:points="0,47340 0,47084 31,47084 31,47340">
              <text:p/>
            </draw:polygon>
            <draw:path draw:style-name="gr3" draw:text-style-name="P2" draw:layer="layout" svg:width="0.165cm" svg:height="0.192cm" draw:transform="rotate (1.5707963267946) translate (23.6080000000001cm 12.0050000000001cm)" svg:viewBox="0 0 166 193" svg:d="m33 47319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ath draw:style-name="gr3" draw:text-style-name="P2" draw:layer="layout" svg:width="0.187cm" svg:height="0.242cm" draw:transform="rotate (1.5707963267946) translate (23.555cm 11.6970000000002cm)" svg:viewBox="0 0 188 243" svg:d="m188 47183v4 3l-1 4v4l-1 4-1 3-1 4-1 3-2 4-1 3-2 3-2 3-2 3-2 3-2 2-3 3-3 3-3 2-3 2-3 2-3 2-4 2-3 1-4 2-4 1-4 2-5 1h-4l-5 1-5 1h-5-5-71v95h-33v-243h102 11l5 1h5l4 1 5 1 4 1 4 1 4 1 3 2 4 1 3 2 3 2 3 2 3 2 3 3 3 2 2 3 3 3 2 2 2 3 1 3 2 4 1 3 1 3 2 4 1 4 1 3v4l1 4v4zm-33 4v-5l-1-6-1-5-1-2-1-2-1-2-1-2-1-2-1-2-1-2-2-2-1-1-2-2-2-1-2-2-2-1-2-1-5-2-5-2-6-1-6-1-6-1h-7-65v96h67 7l6-1 6-1 5-1 3-1 2-1 2-1 2-1 3-1 1-2 2-1 2-2 3-3 3-4 1-2 1-2 1-2 1-2 1-3 1-2 1-2v-3l1-5z">
              <text:p/>
            </draw:path>
            <draw:polygon draw:style-name="gr3" draw:text-style-name="P2" draw:layer="layout" svg:width="0.149cm" svg:height="0.189cm" draw:transform="rotate (1.5707963267946) translate (23.611cm 11.4680000000001cm)" svg:viewBox="0 0 150 190" draw:points="31,47222 31,47341 31,47347 32,47353 32,47358 33,47363 33,47365 34,47367 35,47369 36,47371 37,47373 38,47375 39,47376 40,47378 41,47379 42,47381 43,47382 45,47383 46,47384 48,47384 49,47385 51,47386 55,47387 59,47387 64,47388 70,47388 73,47388 75,47388 78,47388 80,47387 83,47387 85,47386 87,47385 88,47385 89,47384 97,47379 99,47378 101,47376 103,47375 105,47373 106,47371 108,47369 109,47367 110,47365 111,47362 112,47360 113,47358 114,47355 115,47350 116,47347 117,47344 117,47340 118,47337 118,47334 118,47330 118,47222 149,47222 149,47369 149,47381 149,47393 149,47396 149,47399 149,47400 149,47401 150,47402 150,47402 150,47403 150,47403 150,47403 150,47404 150,47404 150,47405 150,47405 150,47406 150,47406 150,47408 150,47409 150,47409 150,47409 121,47409 121,47409 121,47409 121,47408 120,47408 120,47408 120,47408 120,47407 120,47406 120,47405 120,47404 120,47395 120,47394 120,47393 119,47390 119,47388 119,47386 119,47385 119,47377 119,47377 117,47381 114,47384 109,47391 108,47392 106,47394 105,47395 103,47397 102,47398 100,47400 98,47401 96,47402 94,47403 93,47404 91,47405 89,47406 87,47407 84,47408 82,47409 80,47410 75,47411 70,47411 65,47412 59,47412 52,47412 48,47412 45,47411 41,47411 38,47410 35,47409 32,47408 29,47407 27,47406 25,47405 22,47403 20,47402 18,47400 16,47398 14,47396 12,47394 11,47392 9,47390 8,47387 6,47385 5,47382 3,47376 2,47373 2,47370 1,47366 1,47362 0,47355 0,47346 0,47222">
              <text:p/>
            </draw:polygon>
            <draw:path draw:style-name="gr3" draw:text-style-name="P2" draw:layer="layout" svg:width="0.158cm" svg:height="0.258cm" draw:transform="rotate (1.5707963267946) translate (23.542cm 11.2720000000002cm)" svg:viewBox="0 0 159 259" svg:d="m159 47246v12l-1 11-1 10-2 10-3 8-3 8-3 7-4 7-5 6-5 4-6 5-6 3-7 3-7 1-8 2h-8-5l-5-1h-5l-4-1-5-1-4-2-3-1-4-2-4-2-3-2-3-3-3-3-3-3-2-3-3-4-2-4h-1v9 9 1 1 1 1l-1 1v1 1 0 4h-30v-5-9-1-2l1-3v-3-1-2-13-217h31v73 10 2 1 1 1 1l-1 1v0 1 0 8h1l2-4 3-4 2-4 3-3 3-3 3-3 3-2 4-2 4-2 4-1 4-2 4-1 4-1h5l5-1h5 8l4 1h4l4 1 4 1 3 2 4 1 3 2 3 1 3 2 2 2 3 3 3 2 2 3 2 3 2 3 2 3 3 7 3 8 3 9 2 9 1 10 1 11zm-33 13v-9l-1-9v-8l-1-7-1-4-1-3-1-3-1-3-1-3-1-2-2-5-1-2-2-2-1-2-2-2-2-1-2-2-2-1-2-1-2-1-3-1-2-1h-2l-3-1h-2-3-3-3-3-3l-2 1h-3l-3 1-2 1-3 1-2 1-3 1-2 2-2 1-1 2-2 2-1 2-2 2-1 1-1 1-1 1v1l-2 3-1 3-1 3-1 3-1 3-1 4-1 4v3l-1 9-1 9v10 9l1 9 1 8v4l1 3 1 3 1 3 1 3 1 3 1 3 2 2 1 3 2 2 2 2 1 2 2 2 2 1 2 2 2 1 2 1 2 1 2 1 3 1 2 1h3l3 1h3 3 3 3 2 3l2-1h3l2-1 2-1h1l1-1 2-1 2-1 2-2 1-1 2-2 2-2 1-2 2-2 1-2 2-3 1-2 1-3 1-3v-3l2-6 1-8 1-8 1-9z">
              <text:p/>
            </draw:path>
            <draw:polygon draw:style-name="gr3" draw:text-style-name="P2" draw:layer="layout" svg:width="0.03cm" svg:height="0.255cm" draw:transform="rotate (1.5707963267946) translate (23.542cm 11.0750000000002cm)" svg:viewBox="0 0 31 256" draw:points="0,47340 0,47084 31,47084 31,47340">
              <text:p/>
            </draw:polygon>
            <draw:path draw:style-name="gr3" draw:text-style-name="P2" draw:layer="layout" svg:width="0.03cm" svg:height="0.255cm" draw:transform="rotate (1.5707963267946) translate (23.542cm 10.9960000000002cm)" svg:viewBox="0 0 31 256" svg:d="m0 47114v-30h31v30zm-31 226v-187h31v187z">
              <text:p/>
            </draw:path>
            <draw:polygon draw:style-name="gr3" draw:text-style-name="P2" draw:layer="layout" svg:width="0.153cm" svg:height="0.192cm" draw:transform="rotate (1.5707963267946) translate (23.6080000000001cm 10.9310000000001cm)" svg:viewBox="0 0 154 193" draw:points="154,47354 154,47357 154,47360 153,47363 153,47366 152,47369 151,47372 150,47374 149,47377 148,47380 146,47382 145,47384 143,47387 141,47389 138,47391 136,47393 134,47395 132,47397 129,47398 126,47400 123,47401 120,47402 117,47403 114,47404 110,47405 107,47406 103,47407 99,47408 95,47408 91,47409 87,47409 78,47409 70,47409 63,47408 49,47407 46,47406 43,47405 40,47404 37,47403 34,47402 31,47401 26,47398 23,47397 21,47395 19,47394 17,47392 15,47390 13,47388 12,47386 10,47384 8,47382 7,47379 5,47377 4,47374 3,47371 2,47368 1,47365 0,47362 27,47356 28,47360 30,47363 31,47366 32,47368 33,47369 34,47371 35,47372 37,47373 38,47374 39,47375 41,47376 42,47377 44,47378 46,47379 47,47380 51,47381 54,47382 58,47383 63,47384 67,47385 73,47385 78,47385 83,47385 88,47385 92,47385 94,47384 96,47384 98,47384 100,47383 104,47382 108,47380 109,47380 111,47379 112,47378 114,47377 115,47376 116,47375 117,47374 118,47373 119,47371 120,47370 121,47367 122,47365 123,47364 123,47362 124,47360 124,47358 124,47356 124,47354 124,47352 123,47350 123,47349 122,47347 121,47345 121,47344 120,47342 120,47341 119,47341 119,47340 118,47339 117,47339 117,47338 115,47337 112,47335 111,47334 109,47333 105,47331 101,47330 96,47328 91,47327 69,47321 47,47315 42,47313 37,47310 32,47308 29,47306 27,47305 25,47303 23,47302 21,47300 19,47298 17,47296 16,47294 14,47292 13,47290 11,47285 10,47283 9,47280 8,47277 8,47274 7,47271 7,47268 7,47262 8,47259 8,47256 9,47253 10,47251 10,47248 12,47245 13,47243 14,47241 16,47239 17,47236 19,47234 21,47233 23,47231 25,47229 30,47226 36,47223 41,47221 48,47219 55,47218 62,47217 70,47216 78,47216 86,47216 93,47217 100,47218 106,47219 112,47220 117,47222 122,47225 127,47227 129,47228 132,47230 134,47231 136,47233 137,47235 139,47237 141,47239 142,47241 144,47243 145,47246 146,47248 147,47251 149,47256 150,47262 123,47265 123,47263 122,47261 121,47260 121,47258 120,47257 119,47255 118,47254 117,47253 115,47251 112,47249 111,47248 110,47247 108,47246 107,47245 105,47244 104,47244 102,47243 101,47243 98,47242 94,47241 90,47240 86,47240 84,47239 82,47239 80,47239 78,47239 73,47239 68,47240 64,47240 60,47241 56,47242 53,47243 50,47245 47,47246 46,47247 45,47248 44,47249 43,47250 42,47251 41,47252 40,47253 40,47254 39,47255 39,47257 38,47258 38,47259 37,47261 37,47262 37,47264 37,47265 37,47267 37,47269 38,47270 38,47272 39,47273 40,47275 41,47278 43,47280 46,47282 47,47283 48,47284 50,47285 51,47286 53,47287 54,47287 58,47289 67,47292 69,47293 72,47293 77,47294 88,47297 90,47297 92,47298 96,47299 99,47300 101,47301 103,47301 105,47301 107,47302 111,47303 114,47305 118,47306 120,47307 122,47308 125,47309 132,47313 135,47315 138,47318 139,47319 141,47320 142,47322 143,47323 145,47326 147,47329 148,47331 149,47332 150,47334 151,47336 152,47338 152,47340 153,47342 153,47344 154,47347 154,47349 154,47351">
              <text:p/>
            </draw:polygon>
            <draw:polygon draw:style-name="gr3" draw:text-style-name="P2" draw:layer="layout" svg:width="0.148cm" svg:height="0.255cm" draw:transform="rotate (1.5707963267946) translate (23.542cm 10.7410000000002cm)" svg:viewBox="0 0 149 256" draw:points="31,47185 32,47183 33,47181 35,47179 36,47177 39,47173 42,47169 45,47166 48,47163 50,47162 51,47160 53,47159 55,47158 57,47157 59,47156 61,47155 63,47154 65,47154 67,47153 69,47152 71,47152 76,47151 80,47151 85,47150 87,47150 90,47150 94,47150 99,47150 103,47151 107,47151 110,47152 114,47153 117,47154 120,47155 123,47156 125,47158 128,47159 130,47161 132,47162 134,47164 138,47168 139,47169 140,47170 141,47171 141,47172 143,47175 144,47177 145,47180 145,47183 147,47189 148,47192 148,47195 149,47198 149,47202 149,47209 149,47216 149,47340 118,47340 118,47221 118,47210 118,47205 117,47203 117,47201 117,47199 116,47197 115,47195 115,47193 114,47191 113,47189 112,47188 111,47186 110,47185 109,47183 107,47182 106,47181 104,47180 103,47179 101,47178 99,47177 97,47176 95,47176 93,47175 91,47175 88,47174 86,47174 83,47174 80,47174 77,47174 74,47174 72,47174 69,47175 67,47175 65,47176 62,47177 60,47178 58,47179 56,47180 54,47181 52,47182 50,47184 48,47185 47,47187 45,47189 43,47191 42,47193 40,47195 39,47197 38,47199 37,47202 36,47204 35,47206 34,47208 34,47211 33,47214 33,47217 32,47220 32,47223 32,47230 32,47340 0,47340 0,47084 32,47084 32,47150 32,47151 32,47153 32,47156 31,47159 31,47160 31,47162 31,47172 31,47174 31,47175 31,47176 31,47177 31,47178 30,47179 30,47179 30,47180 30,47180 30,47180 30,47181 30,47181 30,47181 30,47182 30,47182 30,47183 30,47184 30,47184 30,47185 30,47185 30,47185">
              <text:p/>
            </draw:polygon>
            <draw:path draw:style-name="gr3" draw:text-style-name="P2" draw:layer="layout" svg:width="0.165cm" svg:height="0.192cm" draw:transform="rotate (1.5707963267946) translate (23.6080000000001cm 10.5540000000001cm)" svg:viewBox="0 0 166 193" svg:d="m33 47319v7l1 7v4l1 3v3l1 3 1 3 1 3 1 3 1 2 1 3 1 2 2 3 1 2 2 2 1 2 2 2 2 2 2 2 2 1 2 2 3 1 3 1 2 1 3 1 3 1h3l3 1h3 4 5l4-1h5l4-1 4-1 3-2 4-1 3-2 3-2 3-3 2-2 2-3 2-2 2-3v-2l1-1 1-2v-1l28 8-1 2-1 2-1 2-1 1-1 2-1 2-2 2-1 2-1 2-2 2-1 2-2 2-2 2-2 1-4 4-2 1-2 2-3 1-3 1-5 3-7 2-3 1-4 1-3 1h-4l-4 1h-4-9-10l-10-2-9-1-4-2-4-1-4-2-3-2-4-2-3-2-3-2-3-3-3-3-3-3-3-3-2-3-3-4-2-4-2-3-2-4-1-5-2-4-2-10-2-10-1-11v-12-6-6l1-6 1-6 1-5 1-5 1-5 2-5 4-9 2-4 2-4 2-3 2-4 2-3 3-3 3-3 3-2 3-2 4-3 3-1 4-2 3-2 4-1 8-2 4-1 4-1h4l4-1h4 4 6l5 1h6l5 1 5 1 4 2 5 1 4 2 4 2 4 2 3 2 3 3 3 2 3 3 3 3 2 3 2 3 2 4 2 3 2 4 2 5 1 4 2 5 1 4 1 5 1 4 1 5v5l1 10v10 4zm-32-24-1-7-1-6-2-7-1-5-2-5-3-5-1-2-1-2-2-2-1-2-2-2-1-1-2-2-2-1-2-1-2-1-2-1-2-1-5-1-5-1-5-1h-6-2-2l-4 1h-4l-4 1-2 1-2 1-2 1-2 1-2 1-2 1-2 2-2 1-2 2-2 1-1 2-2 2-1 3-2 2-1 2-1 3-1 3-1 3-1 3-1 3-1 4v4l-1 4v4z">
              <text:p/>
            </draw:path>
            <draw:path draw:style-name="gr3" draw:text-style-name="P2" draw:layer="layout" svg:width="0.158cm" svg:height="0.258cm" draw:transform="rotate (1.5707963267946) translate (23.5420000000001cm 10.3580000000001cm)" svg:viewBox="0 0 159 259" svg:d="m127 47310-2 4-3 4-3 4-2 3-3 3-3 3-4 2-3 2-4 2-4 1-4 2-5 1-4 1h-5l-5 1h-5-8l-4-1-4-1h-4l-3-1-4-2-3-1-3-2-3-1-3-2-3-3-3-2-2-2-3-3-2-3-2-3-2-3-2-4-1-4-3-7-2-9-2-9-1-11-1-10v-12-12l1-11 1-10 2-10 3-8 3-8 3-7 4-7 5-6 5-4 5-5 6-3 7-3 7-1 8-2h8 5l6 1h4l5 1 4 1 4 2 4 1 4 2 4 2 3 2 3 3 3 3 3 3 2 3 3 4 2 4v0-5-8-7-6-72h31v217 13 12 9 1 1 1 1 0 0h1v1 0 0h-30v0 0-1l-1-1v-1-1 0-1 0-7-1-1l-1-2v-3-1-1zm-95-73v9l1 9 1 8v4l1 3 2 7v3l1 3 1 2 1 3 2 3 1 2 1 2 2 2 1 2 2 2 1 1 2 2 2 1 2 1 1 1h1l2 1 2 1h3l2 1h3 3 3 3 3 3l3-1h3l2-1 3-1 2-1 2-1 2-1 2-2 2-1 2-2 2-2 2-2 2-2 1-2 2-3 1-2 1-3 1-3 1-3 1-3 1-4 1-8 2-8 1-9v-5-5-5-4l-1-9-2-8-1-7-1-3-1-4-1-3-1-3-1-2-1-3-2-2-1-2-2-2-1-2-2-1-2-2-2-2-3-1-2-1-1-1h-1l-5-1-2-1-3-1h-2l-3-1h-3-3-3-3-2l-3 1h-2l-2 1-3 1-2 1-2 1-2 1-2 2-2 1-1 2-2 2-1 2-2 2-1 2-2 3-1 2-1 3-1 3v3l-2 6-1 8-1 8-1 9z">
              <text:p/>
            </draw:path>
          </draw:g>
          <draw:polyline draw:style-name="gr11" draw:text-style-name="P3" draw:layer="layout" svg:width="0.443cm" svg:height="0.001cm" draw:transform="rotate (1.5707963267946) translate (11.9040000000002cm 11.044cm)" svg:viewBox="0 0 444 2" draw:points="0,23810 222,23810 222,23808 444,23808">
            <text:p/>
          </draw:polyline>
          <draw:polyline draw:style-name="gr5" draw:text-style-name="P3" draw:layer="layout" svg:width="2.214cm" svg:height="1.352cm" draw:transform="rotate (1.5707963267946) translate (15.247000000002cm 11.5510000000012cm)" svg:viewBox="0 0 2215 1353" draw:points="2215,30494 2215,30920 0,30920 0,31847">
            <text:p/>
          </draw:polyline>
          <draw:polygon draw:style-name="gr12" draw:text-style-name="P1" draw:layer="layout" svg:width="3.404cm" svg:height="0.01cm" draw:transform="rotate (1.5707963267946) translate (15.27cm 11.026cm)" svg:viewBox="0 0 3405 11" draw:points="0,30551 0,30540 3405,30540 3405,30551">
            <text:p/>
          </draw:polygon>
          <draw:polyline draw:style-name="gr11" draw:text-style-name="P3" draw:layer="layout" svg:width="0cm" svg:height="3.098cm" draw:transform="rotate (1.5707963267946) translate (12.171cm 9.32400000000276cm)" svg:viewBox="0 0 1 3099" draw:points="1,24342 1,25892 0,25892 0,27441">
            <text:p/>
          </draw:polyline>
          <draw:polygon draw:style-name="gr13" draw:text-style-name="P1" draw:layer="layout" svg:width="3.404cm" svg:height="0.01cm" draw:transform="rotate (1.5707963267946) translate (20.327cm 11.026cm)" svg:viewBox="0 0 3405 11" draw:points="0,40665 0,40654 3405,40654 3405,40665">
            <text:p/>
          </draw:polygon>
          <draw:line draw:style-name="gr14" draw:text-style-name="P3" draw:layer="layout" svg:x1="17.69cm" svg:y1="16.479cm" svg:x2="23.669cm" svg:y2="16.479cm">
            <text:p/>
          </draw:line>
          <draw:line draw:style-name="gr14" draw:text-style-name="P3" draw:layer="layout" svg:x1="23.676cm" svg:y1="13.303cm" svg:x2="23.669cm" svg:y2="16.479cm">
            <text:p/>
          </draw:line>
        </draw:g>
      </draw:page>
      <draw:page draw:name="page2" draw:style-name="dp1" draw:master-page-name="Default">
        <draw:rect draw:style-name="gr1" draw:text-style-name="P1" draw:layer="layout" svg:width="3.402cm" svg:height="0.847cm" svg:x="1.284cm" svg:y="6.45cm">
          <draw:glue-point draw:id="4" svg:x="-5.001cm" svg:y="-4.72cm"/>
          <draw:glue-point draw:id="5" svg:x="4.927cm" svg:y="-4.72cm"/>
          <draw:glue-point draw:id="6" svg:x="-5.001cm" svg:y="4.16cm"/>
          <draw:glue-point draw:id="7" svg:x="4.927cm" svg:y="6.384cm"/>
          <text:p/>
        </draw:rect>
        <draw:connector draw:style-name="gr9" draw:text-style-name="P3" draw:layer="layout" svg:x1="2.7cm" svg:y1="7.756cm" svg:x2="2.7cm" svg:y2="6.947cm" draw:start-shape="id1" draw:start-glue-point="0" draw:end-shape="id2" draw:end-glue-point="2" svg:d="m2700 7756v-809">
          <text:p/>
        </draw:connector>
        <draw:rect draw:style-name="gr1" draw:text-style-name="P1" draw:layer="layout" svg:width="3.402cm" svg:height="0.853cm" svg:x="1.284cm" svg:y="8.105cm">
          <draw:glue-point draw:id="4" svg:x="-5.001cm" svg:y="-4.72cm"/>
          <draw:glue-point draw:id="5" svg:x="4.927cm" svg:y="-4.72cm"/>
          <draw:glue-point draw:id="6" svg:x="-5.001cm" svg:y="4.16cm"/>
          <draw:glue-point draw:id="7" svg:x="4.927cm" svg:y="6.384cm"/>
          <text:p/>
        </draw:rect>
        <draw:rect draw:style-name="gr1" draw:text-style-name="P1" draw:layer="layout" svg:width="3.402cm" svg:height="0.847cm" svg:x="1.284cm" svg:y="9.642cm">
          <draw:glue-point draw:id="4" svg:x="-5.001cm" svg:y="-4.72cm"/>
          <draw:glue-point draw:id="5" svg:x="4.927cm" svg:y="-4.72cm"/>
          <draw:glue-point draw:id="6" svg:x="-5.001cm" svg:y="4.16cm"/>
          <draw:glue-point draw:id="7" svg:x="4.927cm" svg:y="6.384cm"/>
          <text:p/>
        </draw:rect>
        <draw:rect draw:style-name="gr1" draw:text-style-name="P1" draw:layer="layout" svg:width="3.402cm" svg:height="0.851cm" svg:x="6.277cm" svg:y="9.642cm">
          <draw:glue-point draw:id="4" svg:x="-5.001cm" svg:y="-4.72cm"/>
          <draw:glue-point draw:id="5" svg:x="4.927cm" svg:y="-4.72cm"/>
          <draw:glue-point draw:id="6" svg:x="-5.001cm" svg:y="4.16cm"/>
          <draw:glue-point draw:id="7" svg:x="4.927cm" svg:y="6.384cm" draw:escape-direction="right"/>
          <text:p/>
        </draw:rect>
        <draw:rect draw:style-name="gr1" draw:text-style-name="P1" draw:layer="layout" svg:width="3.402cm" svg:height="0.851cm" svg:x="6.277cm" svg:y="11.24cm">
          <draw:glue-point draw:id="4" svg:x="-5.001cm" svg:y="-4.72cm"/>
          <draw:glue-point draw:id="5" svg:x="4.927cm" svg:y="-4.72cm"/>
          <draw:glue-point draw:id="6" svg:x="-5.001cm" svg:y="4.16cm"/>
          <draw:glue-point draw:id="7" svg:x="4.927cm" svg:y="6.384cm"/>
          <text:p/>
        </draw:rect>
        <draw:rect draw:style-name="gr1" draw:text-style-name="P1" draw:layer="layout" svg:width="3.403cm" svg:height="0.847cm" svg:x="6.278cm" svg:y="8.105cm">
          <draw:glue-point draw:id="4" svg:x="-5.001cm" svg:y="-4.72cm"/>
          <draw:glue-point draw:id="5" svg:x="4.927cm" svg:y="-4.72cm"/>
          <draw:glue-point draw:id="6" svg:x="-5.001cm" svg:y="4.16cm"/>
          <draw:glue-point draw:id="7" svg:x="4.927cm" svg:y="6.384cm"/>
          <text:p/>
        </draw:rect>
        <draw:rect draw:style-name="gr2" draw:text-style-name="P1" draw:id="id2" draw:layer="layout" svg:width="3.4cm" svg:height="0.847cm" svg:x="1cm" svg:y="6.1cm">
          <draw:glue-point draw:id="4" svg:x="-5.001cm" svg:y="-4.72cm"/>
          <draw:glue-point draw:id="5" svg:x="4.927cm" svg:y="-4.72cm"/>
          <draw:glue-point draw:id="6" svg:x="-5.001cm" svg:y="4.16cm"/>
          <draw:glue-point draw:id="7" svg:x="4.927cm" svg:y="6.384cm"/>
          <text:p text:style-name="P6"><text:span text:style-name="T1">Received Sample</text:span></text:p>
        </draw:rect>
        <draw:rect draw:style-name="gr2" draw:text-style-name="P1" draw:id="id1" draw:layer="layout" svg:width="3.4cm" svg:height="0.853cm" svg:x="1cm" svg:y="7.756cm">
          <draw:glue-point draw:id="4" svg:x="-5.001cm" svg:y="-4.72cm"/>
          <draw:glue-point draw:id="5" svg:x="4.927cm" svg:y="-4.72cm"/>
          <draw:glue-point draw:id="6" svg:x="-5.001cm" svg:y="4.16cm"/>
          <draw:glue-point draw:id="7" svg:x="4.927cm" svg:y="6.384cm"/>
          <text:p text:style-name="P6"><text:span text:style-name="T1">Lab Processing</text:span></text:p>
        </draw:rect>
        <draw:rect draw:style-name="gr2" draw:text-style-name="P1" draw:id="id3" draw:layer="layout" svg:width="3.4cm" svg:height="0.847cm" svg:x="1cm" svg:y="9.295cm">
          <draw:glue-point draw:id="4" svg:x="-5.001cm" svg:y="-4.72cm"/>
          <draw:glue-point draw:id="5" svg:x="4.927cm" svg:y="-4.72cm"/>
          <draw:glue-point draw:id="6" svg:x="-5.001cm" svg:y="4.16cm"/>
          <draw:glue-point draw:id="7" svg:x="4.927cm" svg:y="6.384cm"/>
          <text:p text:style-name="P6"><text:span text:style-name="T1">Assemble</text:span></text:p>
        </draw:rect>
        <draw:rect draw:style-name="gr2" draw:text-style-name="P1" draw:id="id4" draw:layer="layout" svg:width="3.4cm" svg:height="0.847cm" svg:x="5.993cm" svg:y="9.295cm">
          <draw:glue-point draw:id="4" svg:x="-5.001cm" svg:y="-4.72cm"/>
          <draw:glue-point draw:id="5" svg:x="4.927cm" svg:y="-4.72cm"/>
          <draw:glue-point draw:id="6" svg:x="-5.001cm" svg:y="4.16cm"/>
          <draw:glue-point draw:id="7" svg:x="4.927cm" svg:y="6.384cm" draw:escape-direction="right"/>
          <text:p text:style-name="P6"><text:span text:style-name="T2">Review Assembly</text:span></text:p>
        </draw:rect>
        <draw:rect draw:style-name="gr2" draw:text-style-name="P1" draw:id="id5" draw:layer="layout" svg:width="3.4cm" svg:height="0.849cm" svg:x="5.993cm" svg:y="10.881cm">
          <draw:glue-point draw:id="4" svg:x="-5.001cm" svg:y="-4.72cm"/>
          <draw:glue-point draw:id="5" svg:x="4.927cm" svg:y="-4.72cm"/>
          <draw:glue-point draw:id="6" svg:x="-5.001cm" svg:y="4.16cm"/>
          <draw:glue-point draw:id="7" svg:x="4.927cm" svg:y="6.384cm"/>
          <text:p text:style-name="P6"><text:span text:style-name="T1">Closure Validation</text:span></text:p>
        </draw:rect>
        <draw:rect draw:style-name="gr2" draw:text-style-name="P1" draw:id="id14" draw:layer="layout" svg:width="3.405cm" svg:height="0.847cm" svg:x="5.993cm" svg:y="7.756cm">
          <draw:glue-point draw:id="4" svg:x="-5.001cm" svg:y="-4.72cm"/>
          <draw:glue-point draw:id="5" svg:x="4.927cm" svg:y="-4.72cm"/>
          <draw:glue-point draw:id="6" svg:x="-5.001cm" svg:y="4.16cm"/>
          <draw:glue-point draw:id="7" svg:x="4.927cm" svg:y="6.384cm"/>
          <text:p text:style-name="P6"><text:span text:style-name="T1">Close Sample</text:span></text:p>
        </draw:rect>
        <draw:custom-shape draw:style-name="gr4" draw:text-style-name="P3" draw:id="id6" draw:layer="layout" svg:width="1.015cm" svg:height="0.936cm" svg:x="10.351cm" svg:y="10.837cm">
          <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3" draw:layer="layout" svg:x1="2.7cm" svg:y1="8.609cm" svg:x2="2.7cm" svg:y2="9.295cm" draw:start-shape="id1" draw:start-glue-point="2" draw:end-shape="id3" draw:end-glue-point="0" svg:d="m2700 8609v686">
          <text:p/>
        </draw:connector>
        <draw:connector draw:style-name="gr5" draw:text-style-name="P3" draw:layer="layout" svg:x1="4.4cm" svg:y1="9.718cm" svg:x2="7.693cm" svg:y2="9.295cm" draw:start-shape="id3" draw:start-glue-point="1" draw:end-shape="id4" draw:end-glue-point="0" svg:d="m4400 9718h797v-924h2496v501">
          <text:p/>
        </draw:connector>
        <draw:connector draw:style-name="gr5" draw:text-style-name="P3" draw:layer="layout" svg:x1="7.693cm" svg:y1="10.142cm" svg:x2="7.693cm" svg:y2="10.881cm" draw:start-shape="id4" draw:start-glue-point="2" draw:end-shape="id5" draw:end-glue-point="0" svg:d="m7693 10142v739">
          <text:p/>
        </draw:connector>
        <draw:connector draw:style-name="gr5" draw:text-style-name="P3" draw:layer="layout" svg:x1="9.393cm" svg:y1="11.305cm" svg:x2="10.351cm" svg:y2="11.304cm" draw:start-shape="id5" draw:start-glue-point="1" draw:end-shape="id6" draw:end-glue-point="5" svg:d="m9393 11305h479v-1h479">
          <text:p/>
        </draw:connector>
        <draw:connector draw:style-name="gr5" draw:text-style-name="P3" draw:layer="layout" svg:x1="10.858cm" svg:y1="10.837cm" svg:x2="12.184cm" svg:y2="9.718cm" draw:start-shape="id6" draw:start-glue-point="4" draw:end-shape="id7" draw:end-glue-point="3" svg:d="m10858 10837v-1119h1326">
          <text:p/>
        </draw:connector>
        <draw:rect draw:style-name="gr6" draw:text-style-name="P4" draw:layer="layout" svg:width="3.4cm" svg:height="0.847cm" svg:x="12.472cm" svg:y="9.646cm">
          <draw:glue-point draw:id="4" svg:x="-5.001cm" svg:y="-4.72cm"/>
          <draw:glue-point draw:id="5" svg:x="4.927cm" svg:y="-4.72cm"/>
          <draw:glue-point draw:id="6" svg:x="-5.001cm" svg:y="4.16cm"/>
          <draw:glue-point draw:id="7" svg:x="4.927cm" svg:y="6.384cm"/>
          <text:p text:style-name="P7"><text:span text:style-name="T1"/></text:p>
          <text:p text:style-name="P7"><text:span text:style-name="T1"/></text:p>
        </draw:rect>
        <draw:rect draw:style-name="gr6" draw:text-style-name="P4" draw:layer="layout" svg:width="3.4cm" svg:height="0.847cm" svg:x="12.472cm" svg:y="11.244cm">
          <draw:glue-point draw:id="4" svg:x="-5.001cm" svg:y="-4.72cm"/>
          <draw:glue-point draw:id="5" svg:x="4.927cm" svg:y="-4.72cm"/>
          <draw:glue-point draw:id="6" svg:x="-5.001cm" svg:y="4.16cm"/>
          <draw:glue-point draw:id="7" svg:x="4.927cm" svg:y="6.384cm"/>
          <text:p text:style-name="P7"><text:span text:style-name="T1"/></text:p>
          <text:p text:style-name="P7"><text:span text:style-name="T1"/></text:p>
        </draw:rect>
        <draw:rect draw:style-name="gr1" draw:text-style-name="P1" draw:layer="layout" svg:width="3.4cm" svg:height="0.847cm" svg:x="18.405cm" svg:y="11.244cm">
          <draw:glue-point draw:id="4" svg:x="-5.001cm" svg:y="-4.72cm"/>
          <draw:glue-point draw:id="5" svg:x="4.927cm" svg:y="-4.72cm"/>
          <draw:glue-point draw:id="6" svg:x="-5.001cm" svg:y="4.16cm"/>
          <draw:glue-point draw:id="7" svg:x="4.927cm" svg:y="6.384cm"/>
          <text:p/>
        </draw:rect>
        <draw:rect draw:style-name="gr1" draw:text-style-name="P5" draw:layer="layout" svg:width="3.4cm" svg:height="0.849cm" svg:x="18.405cm" svg:y="9.644cm">
          <draw:glue-point draw:id="4" svg:x="-5.001cm" svg:y="-4.72cm"/>
          <draw:glue-point draw:id="5" svg:x="4.927cm" svg:y="-4.72cm"/>
          <draw:glue-point draw:id="6" svg:x="-5.001cm" svg:y="4.16cm"/>
          <draw:glue-point draw:id="7" svg:x="4.927cm" svg:y="6.384cm"/>
          <text:p/>
        </draw:rect>
        <draw:rect draw:style-name="gr2" draw:text-style-name="P1" draw:id="id7" draw:layer="layout" svg:width="3.405cm" svg:height="0.847cm" svg:x="12.184cm" svg:y="9.295cm">
          <draw:glue-point draw:id="4" svg:x="-5.001cm" svg:y="-4.72cm"/>
          <draw:glue-point draw:id="5" svg:x="4.927cm" svg:y="-4.72cm"/>
          <draw:glue-point draw:id="6" svg:x="-5.001cm" svg:y="4.16cm"/>
          <draw:glue-point draw:id="7" svg:x="4.927cm" svg:y="6.384cm"/>
          <text:p text:style-name="P6"><text:span text:style-name="T1">Final Checks</text:span></text:p>
        </draw:rect>
        <draw:rect draw:style-name="gr2" draw:text-style-name="P1" draw:id="id8" draw:layer="layout" svg:width="3.405cm" svg:height="0.847cm" svg:x="12.184cm" svg:y="10.882cm">
          <draw:glue-point draw:id="4" svg:x="-5.001cm" svg:y="-4.72cm"/>
          <draw:glue-point draw:id="5" svg:x="4.927cm" svg:y="-4.72cm"/>
          <draw:glue-point draw:id="6" svg:x="-5.001cm" svg:y="4.16cm"/>
          <draw:glue-point draw:id="7" svg:x="4.927cm" svg:y="6.384cm"/>
          <text:p text:style-name="P6"><text:span text:style-name="T1">Annotation and </text:span></text:p>
          <text:p text:style-name="P6"><text:span text:style-name="T1">Submission Creation</text:span></text:p>
        </draw:rect>
        <draw:rect draw:style-name="gr1" draw:text-style-name="P1" draw:layer="layout" svg:width="3.402cm" svg:height="0.849cm" svg:x="23.447cm" svg:y="13.628cm">
          <draw:glue-point draw:id="4" svg:x="-5.001cm" svg:y="-4.72cm"/>
          <draw:glue-point draw:id="5" svg:x="4.927cm" svg:y="-4.72cm"/>
          <draw:glue-point draw:id="6" svg:x="-5.001cm" svg:y="4.16cm"/>
          <draw:glue-point draw:id="7" svg:x="4.927cm" svg:y="6.384cm"/>
          <text:p/>
        </draw:rect>
        <draw:rect draw:style-name="gr6" draw:text-style-name="P5" draw:layer="layout" svg:width="3.402cm" svg:height="0.847cm" svg:x="23.447cm" svg:y="11.244cm">
          <draw:glue-point draw:id="4" svg:x="-5.001cm" svg:y="-4.72cm"/>
          <draw:glue-point draw:id="5" svg:x="4.927cm" svg:y="-4.72cm"/>
          <draw:glue-point draw:id="6" svg:x="-5.001cm" svg:y="4.16cm"/>
          <draw:glue-point draw:id="7" svg:x="4.927cm" svg:y="6.384cm"/>
          <text:p text:style-name="P6"><text:span text:style-name="T3"/></text:p>
          <text:p text:style-name="P6"><text:span text:style-name="T3"/></text:p>
        </draw:rect>
        <draw:rect draw:style-name="gr7" draw:text-style-name="P5" draw:id="id12" draw:layer="layout" svg:width="3.4cm" svg:height="0.847cm" svg:x="23.163cm" svg:y="10.882cm">
          <draw:glue-point draw:id="4" svg:x="-5.001cm" svg:y="-4.72cm"/>
          <draw:glue-point draw:id="5" svg:x="4.927cm" svg:y="-4.72cm"/>
          <draw:glue-point draw:id="6" svg:x="-5.001cm" svg:y="4.16cm"/>
          <draw:glue-point draw:id="7" svg:x="4.927cm" svg:y="6.384cm"/>
          <text:p text:style-name="P6"><text:span text:style-name="T3">Submitted to </text:span></text:p>
          <text:p text:style-name="P6"><text:span text:style-name="T3">GenBank</text:span></text:p>
        </draw:rect>
        <draw:rect draw:style-name="gr2" draw:text-style-name="P1" draw:id="id11" draw:layer="layout" svg:width="3.402cm" svg:height="0.847cm" svg:x="18.121cm" svg:y="10.882cm">
          <draw:glue-point draw:id="4" svg:x="-5.001cm" svg:y="-4.72cm"/>
          <draw:glue-point draw:id="5" svg:x="4.927cm" svg:y="-4.72cm"/>
          <draw:glue-point draw:id="6" svg:x="-5.001cm" svg:y="4.16cm"/>
          <draw:glue-point draw:id="7" svg:x="4.927cm" svg:y="6.384cm"/>
          <text:p text:style-name="P6"><text:span text:style-name="T2">Deliver Data</text:span></text:p>
        </draw:rect>
        <draw:rect draw:style-name="gr2" draw:text-style-name="P5" draw:id="id10" draw:layer="layout" svg:width="3.402cm" svg:height="0.849cm" svg:x="18.121cm" svg:y="9.293cm">
          <draw:glue-point draw:id="4" svg:x="-5.001cm" svg:y="-4.72cm"/>
          <draw:glue-point draw:id="5" svg:x="4.927cm" svg:y="-4.72cm"/>
          <draw:glue-point draw:id="6" svg:x="-5.001cm" svg:y="4.16cm"/>
          <draw:glue-point draw:id="7" svg:x="4.927cm" svg:y="6.384cm"/>
          <text:p text:style-name="P6"><text:span text:style-name="T3">Collaborator </text:span></text:p>
          <text:p text:style-name="P6"><text:span text:style-name="T3">Review</text:span></text:p>
        </draw:rect>
        <draw:connector draw:style-name="gr5" draw:text-style-name="P3" draw:layer="layout" svg:x1="13.886cm" svg:y1="10.142cm" svg:x2="13.886cm" svg:y2="10.882cm" draw:start-shape="id7" draw:start-glue-point="2" draw:end-shape="id8" draw:end-glue-point="0" svg:d="m13886 10142v740">
          <text:p/>
        </draw:connector>
        <draw:custom-shape draw:style-name="gr4" draw:text-style-name="P3" draw:id="id9" draw:layer="layout" svg:width="1.017cm" svg:height="0.936cm" svg:x="16.377cm" svg:y="10.837cm">
          <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3" draw:layer="layout" svg:x1="15.589cm" svg:y1="11.305cm" svg:x2="16.377cm" svg:y2="11.304cm" draw:start-shape="id8" draw:start-glue-point="1" draw:end-shape="id9" draw:end-glue-point="5" svg:d="m15589 11305h394v-1h394">
          <text:p/>
        </draw:connector>
        <draw:connector draw:style-name="gr5" draw:text-style-name="P3" draw:layer="layout" svg:x1="16.885cm" svg:y1="10.837cm" svg:x2="18.121cm" svg:y2="9.717cm" draw:start-shape="id9" draw:start-glue-point="4" draw:end-shape="id10" svg:d="m16885 10837v-1120h1236">
          <text:p/>
        </draw:connector>
        <draw:connector draw:style-name="gr5" draw:text-style-name="P3" draw:layer="layout" svg:x1="19.822cm" svg:y1="10.142cm" svg:x2="19.822cm" svg:y2="10.882cm" draw:start-shape="id10" draw:start-glue-point="2" draw:end-shape="id11" draw:end-glue-point="0" svg:d="m19822 10142v740">
          <text:p/>
        </draw:connector>
        <draw:connector draw:style-name="gr5" draw:text-style-name="P3" draw:layer="layout" svg:x1="21.523cm" svg:y1="11.305cm" svg:x2="23.163cm" svg:y2="11.305cm" draw:start-shape="id11" draw:start-glue-point="1" draw:end-shape="id12" svg:d="m21523 11305h1640">
          <text:p/>
        </draw:connector>
        <draw:connector draw:style-name="gr5" draw:text-style-name="P3" draw:layer="layout" draw:line-skew="0.182cm 1.903cm" svg:x1="16.885cm" svg:y1="11.773cm" svg:x2="23.163cm" svg:y2="11.305cm" draw:start-shape="id9" draw:start-glue-point="6" draw:end-shape="id12" draw:end-glue-point="3" svg:d="m16885 11773v684h5297v-1152h981">
          <text:p/>
        </draw:connector>
        <draw:connector draw:style-name="gr5" draw:text-style-name="P3" draw:layer="layout" svg:x1="24.863cm" svg:y1="11.729cm" svg:x2="24.864cm" svg:y2="13.22cm" draw:start-shape="id12" draw:start-glue-point="2" draw:end-shape="id13" svg:d="m24863 11729v746h1v745">
          <text:p/>
        </draw:connector>
        <draw:connector draw:style-name="gr5" draw:text-style-name="P3" draw:layer="layout" draw:type="line" svg:x1="7.695cm" svg:y1="8.603cm" svg:x2="7.693cm" svg:y2="9.295cm" draw:start-shape="id14" draw:start-glue-point="2" draw:end-shape="id4" draw:end-glue-point="0" svg:d="m7695 8603-2 692">
          <text:p/>
        </draw:connector>
        <draw:connector draw:style-name="gr9" draw:text-style-name="P3" draw:layer="layout" svg:x1="4.4cm" svg:y1="9.718cm" svg:x2="5.993cm" svg:y2="8.179cm" draw:start-shape="id3" draw:start-glue-point="1" draw:end-shape="id14" draw:end-glue-point="3" svg:d="m4400 9718h797v-1539h796">
          <text:p/>
        </draw:connector>
        <draw:connector draw:style-name="gr9" draw:text-style-name="P3" draw:layer="layout" draw:type="line" svg:x1="5.993cm" svg:y1="8.179cm" svg:x2="4.4cm" svg:y2="8.182cm" draw:start-shape="id14" draw:end-shape="id1" draw:end-glue-point="1" svg:d="m5993 8179-1593 3">
          <text:p/>
        </draw:connector>
        <draw:connector draw:style-name="gr9" draw:text-style-name="P3" draw:layer="layout" svg:x1="12.184cm" svg:y1="9.718cm" svg:x2="9.393cm" svg:y2="9.718cm" draw:start-shape="id7" draw:start-glue-point="3" draw:end-shape="id4" draw:end-glue-point="1" svg:d="m12184 9718h-2791">
          <text:p/>
        </draw:connector>
        <draw:connector draw:style-name="gr9" draw:text-style-name="P3" draw:layer="layout" draw:line-skew="3.285cm 1.415cm" svg:x1="23.163cm" svg:y1="11.657cm" svg:x2="13.886cm" svg:y2="11.729cm" draw:start-shape="id12" draw:start-glue-point="6" draw:end-shape="id8" draw:end-glue-point="2" svg:d="m23163 11657h-502v1988h-8775v-1916">
          <text:p/>
        </draw:connector>
        <draw:connector draw:style-name="gr9" draw:text-style-name="P3" draw:layer="layout" svg:x1="5.993cm" svg:y1="9.718cm" svg:x2="4.4cm" svg:y2="8.182cm" draw:start-shape="id4" draw:start-glue-point="3" draw:end-shape="id1" draw:end-glue-point="1" svg:d="m5993 9718h-796v-1536h-797">
          <text:p/>
        </draw:connector>
        <draw:connector draw:style-name="gr9" draw:text-style-name="P3" draw:layer="layout" svg:x1="7.693cm" svg:y1="9.295cm" svg:x2="4.4cm" svg:y2="9.718cm" draw:start-shape="id4" draw:start-glue-point="0" draw:end-shape="id3" draw:end-glue-point="1" svg:d="m7693 9295v-501h-2496v924h-797">
          <text:p/>
        </draw:connector>
        <draw:connector draw:style-name="gr9" draw:text-style-name="P3" draw:layer="layout" svg:x1="7.693cm" svg:y1="10.881cm" svg:x2="7.693cm" svg:y2="10.142cm" draw:start-shape="id5" draw:start-glue-point="0" draw:end-shape="id4" draw:end-glue-point="2" svg:d="m7693 10881v-739">
          <text:p/>
        </draw:connector>
        <draw:rect draw:style-name="gr10" draw:text-style-name="P3" draw:layer="layout" svg:width="2.558cm" svg:height="0.533cm" svg:x="9.579cm" svg:y="10.088cm">
          <text:p text:style-name="P6"><text:span text:style-name="T3">Non-influenza</text:span></text:p>
        </draw:rect>
        <draw:rect draw:style-name="gr10" draw:text-style-name="P3" draw:layer="layout" svg:width="2.558cm" svg:height="0.533cm" svg:x="15.606cm" svg:y="10.088cm">
          <text:p text:style-name="P6"><text:span text:style-name="T3">Wait Period</text:span></text:p>
        </draw:rect>
        <draw:connector draw:style-name="gr9" draw:text-style-name="P3" draw:layer="layout" svg:x1="13.886cm" svg:y1="10.882cm" svg:x2="13.886cm" svg:y2="10.142cm" draw:start-shape="id8" draw:start-glue-point="0" draw:end-shape="id7" draw:end-glue-point="2" svg:d="m13886 10882v-740">
          <text:p/>
        </draw:connector>
        <draw:rect draw:style-name="gr2" draw:text-style-name="P1" draw:id="id13" draw:layer="layout" svg:width="3.402cm" svg:height="0.847cm" svg:x="23.163cm" svg:y="13.22cm">
          <draw:glue-point draw:id="4" svg:x="-5.001cm" svg:y="-4.72cm"/>
          <draw:glue-point draw:id="5" svg:x="4.927cm" svg:y="-4.72cm"/>
          <draw:glue-point draw:id="6" svg:x="-5.001cm" svg:y="4.16cm"/>
          <draw:glue-point draw:id="7" svg:x="4.927cm" svg:y="6.384cm"/>
          <text:p text:style-name="P6"><text:span text:style-name="T1">Sample Published</text:span></text:p>
        </draw:rect>
        <draw:rect draw:style-name="gr12" draw:text-style-name="P1" draw:layer="layout" svg:width="3.405cm" svg:height="0.011cm" svg:x="16.584cm" svg:y="9.083cm">
          <draw:glue-point draw:id="4" svg:x="-5.001cm" svg:y="-4.72cm"/>
          <draw:glue-point draw:id="5" svg:x="4.927cm" svg:y="-4.72cm"/>
          <draw:glue-point draw:id="6" svg:x="-5.001cm" svg:y="4.16cm"/>
          <draw:glue-point draw:id="7" svg:x="4.927cm" svg:y="6.384cm"/>
          <text:p text:style-name="P6"><text:span text:style-name="T1"/></text:p>
          <text:p text:style-name="P6"><text:span text:style-name="T1"/></text:p>
        </draw:rect>
        <draw:rect draw:style-name="gr13" draw:text-style-name="P1" draw:layer="layout" svg:width="3.405cm" svg:height="0.011cm" svg:x="7.32cm" svg:y="21.337cm">
          <draw:glue-point draw:id="4" svg:x="-5.001cm" svg:y="-4.72cm"/>
          <draw:glue-point draw:id="5" svg:x="4.927cm" svg:y="-4.72cm"/>
          <draw:glue-point draw:id="6" svg:x="-5.001cm" svg:y="4.16cm"/>
          <draw:glue-point draw:id="7" svg:x="4.927cm" svg:y="6.384cm"/>
          <text:p/>
        </draw:rect>
        <draw:connector draw:style-name="gr14" draw:text-style-name="P3" draw:layer="layout" svg:x1="13.886cm" svg:y1="11.729cm" svg:x2="23.163cm" svg:y2="13.643cm" draw:start-shape="id8" draw:start-glue-point="2" draw:end-shape="id13" draw:end-glue-point="3" svg:d="m13886 11729v1914h9277">
          <text:p/>
        </draw:connector>
        <draw:connector draw:style-name="gr15" draw:text-style-name="P2" draw:layer="layout" draw:line-skew="0.182cm 2.254cm" svg:x1="10.858cm" svg:y1="11.773cm" svg:x2="16.377cm" svg:y2="11.304cm" draw:start-shape="id6" draw:start-glue-point="6" draw:end-shape="id9" draw:end-glue-point="5" svg:d="m10858 11773v684h5267v-1153h252">
          <text:p/>
        </draw:connector>
        <draw:rect draw:style-name="gr10" draw:text-style-name="P3" draw:layer="layout" svg:width="2.555cm" svg:height="0.533cm" svg:x="9.581cm" svg:y="11.979cm">
          <text:p text:style-name="P6"><text:span text:style-name="T3">Influenza</text:span></text:p>
        </draw:rect>
        <draw:connector draw:style-name="gr5" draw:text-style-name="P3" draw:layer="layout" svg:x1="2.7cm" svg:y1="6.947cm" svg:x2="2.7cm" svg:y2="7.756cm" draw:start-shape="id2" draw:start-glue-point="2" draw:end-shape="id1" draw:end-glue-point="0" svg:d="m2700 6947v809">
          <text:p/>
        </draw:connector>
        <draw:rect draw:style-name="gr10" draw:text-style-name="P3" draw:layer="layout" svg:width="2.555cm" svg:height="0.533cm" svg:x="15.608cm" svg:y="11.979cm">
          <text:p text:style-name="P6"><text:span text:style-name="T3">No Wait Period</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Peter Edworthy</meta:initial-creator>
    <meta:creation-date>2012-06-01T14:48:47</meta:creation-date>
    <meta:printed-by>Peter Edworthy</meta:printed-by>
    <meta:print-date>2012-06-01T14:55:34</meta:print-date>
    <dc:date>2012-06-01T15:21:14</dc:date>
    <dc:creator>Peter Edworthy</dc:creator>
    <meta:editing-duration>PT00H14M25S</meta:editing-duration>
    <meta:editing-cycles>2</meta:editing-cycles>
    <meta:generator>OpenOffice.org/3.1$Unix OpenOffice.org_project/310m19$Build-9420</meta:generator>
    <meta:document-statistic meta:object-count="362"/>
  </office:meta>
</office:document-meta>
</file>